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modern" style:font-pitch="fixed"/>
    <style:font-face style:name="WenQuanYi Micro Hei" svg:font-family="WenQuanYi Micro Hei" style:font-family-generic="modern" style:font-pitch="fixed"/>
    <style:font-face style:name="OpenSymbol" svg:font-family="OpenSymbol" style:font-family-generic="system"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MU Serif" svg:font-family="CMU Serif"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Monaco" svg:font-family="Monaco" style:font-family-generic="modern" style:font-pitch="fixed"/>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MU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1972in" text:min-label-width="0.3in" text:list-level-position-and-space-mode="label-alignment">
          <style:list-level-label-alignment text:label-followed-by="listtab" fo:margin-left="0.4972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1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2" style:num-suffix="." style:num-format="a" style:num-letter-sync="true">
        <style:list-level-properties text:space-before="1.3in" text:min-label-width="0.25in" text:list-level-position-and-space-mode="label-alignment">
          <style:list-level-label-alignment text:label-followed-by="listtab" fo:margin-left="1.55in" fo:text-indent="-0.25in"/>
        </style:list-level-properties>
      </text:list-level-style-number>
      <text:list-level-style-number text:level="3" style:num-suffix="." style:num-format="i">
        <style:list-level-properties fo:text-align="end" text:space-before="1.925in" text:min-label-width="0.125in" text:list-level-position-and-space-mode="label-alignment">
          <style:list-level-label-alignment text:label-followed-by="listtab" fo:margin-left="2.05in" fo:text-indent="-0.125in"/>
        </style:list-level-properties>
      </text:list-level-style-number>
      <text:list-level-style-number text:level="4" style:num-suffix="." style:num-format="1">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5" style:num-suffix="." style:num-format="a" style:num-letter-sync="true">
        <style:list-level-properties text:space-before="2.8in" text:min-label-width="0.25in" text:list-level-position-and-space-mode="label-alignment">
          <style:list-level-label-alignment text:label-followed-by="listtab" fo:margin-left="3.05in" fo:text-indent="-0.25in"/>
        </style:list-level-properties>
      </text:list-level-style-number>
      <text:list-level-style-number text:level="6" style:num-suffix="." style:num-format="i">
        <style:list-level-properties fo:text-align="end" text:space-before="3.425in" text:min-label-width="0.125in" text:list-level-position-and-space-mode="label-alignment">
          <style:list-level-label-alignment text:label-followed-by="listtab" fo:margin-left="3.55in" fo:text-indent="-0.125in"/>
        </style:list-level-properties>
      </text:list-level-style-number>
      <text:list-level-style-number text:level="7" style:num-suffix="." style:num-format="1">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8" style:num-suffix="." style:num-format="a" style:num-letter-sync="true">
        <style:list-level-properties text:space-before="4.3in" text:min-label-width="0.25in" text:list-level-position-and-space-mode="label-alignment">
          <style:list-level-label-alignment text:label-followed-by="listtab" fo:margin-left="4.55in" fo:text-indent="-0.25in"/>
        </style:list-level-properties>
      </text:list-level-style-number>
      <text:list-level-style-number text:level="9" style:num-suffix="." style:num-format="i">
        <style:list-level-properties fo:text-align="end" text:space-before="4.925in" text:min-label-width="0.125in" text:list-level-position-and-space-mode="label-alignment">
          <style:list-level-label-alignment text:label-followed-by="listtab" fo:margin-left="5.05in" fo:text-indent="-0.125in"/>
        </style:list-level-properties>
      </text:list-level-style-number>
    </text:list-style>
    <style:style style:name="P1" style:parent-style-name="Heading1" style:master-page-name="MP0" style:family="paragraph">
      <style:paragraph-properties fo:break-before="page" fo:text-align="center"/>
      <style:text-properties style:font-name="CMU Serif"/>
    </style:style>
    <style:style style:name="P9" style:parent-style-name="Heading1" style:family="paragraph">
      <style:paragraph-properties fo:text-align="center"/>
    </style:style>
    <style:style style:name="T10" style:parent-style-name="DefaultParagraphFont" style:family="text">
      <style:text-properties style:font-name="CMU Serif"/>
    </style:style>
    <style:style style:name="P11" style:parent-style-name="Textbody" style:family="paragraph">
      <style:paragraph-properties fo:text-align="center"/>
      <style:text-properties style:font-name="CMU Serif" fo:font-size="10pt" style:font-size-asian="10pt" style:font-size-complex="10pt"/>
    </style:style>
    <style:style style:name="P1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6" style:parent-style-name="Textbody" style:family="paragraph">
      <style:paragraph-properties fo:text-indent="2.1875in">
        <style:tab-stops>
          <style:tab-stop style:type="left" style:position="2.2395in"/>
        </style:tab-stops>
      </style:paragraph-properties>
    </style:style>
    <style:style style:name="T17" style:parent-style-name="DefaultParagraphFont" style:family="text">
      <style:text-properties style:font-name="CMU Serif" fo:font-size="10pt" style:font-size-asian="10pt" style:font-size-complex="10pt"/>
    </style:style>
    <style:style style:name="T18" style:parent-style-name="DefaultParagraphFont" style:family="text">
      <style:text-properties style:font-name="CMU Serif" fo:font-size="10pt" style:font-size-asian="10pt" style:font-size-complex="10pt"/>
    </style:style>
    <style:style style:name="T19" style:parent-style-name="DefaultParagraphFont" style:family="text">
      <style:text-properties style:font-name="CMU Serif" fo:font-size="10pt" style:font-size-asian="10pt" style:font-size-complex="10pt"/>
    </style:style>
    <style:style style:name="T20" style:parent-style-name="DefaultParagraphFont" style:family="text">
      <style:text-properties style:font-name="CMU Serif" style:text-position="super 65%" fo:font-size="10pt" style:font-size-asian="10pt" style:font-size-complex="10pt"/>
    </style:style>
    <style:style style:name="T21" style:parent-style-name="DefaultParagraphFont" style:family="text">
      <style:text-properties style:font-name="CMU Serif" fo:font-size="10pt" style:font-size-asian="10pt" style:font-size-complex="10pt"/>
    </style:style>
    <style:style style:name="T22" style:parent-style-name="DefaultParagraphFont" style:family="text">
      <style:text-properties style:font-name="CMU Serif" fo:font-size="10pt" style:font-size-asian="10pt" style:font-size-complex="10pt"/>
    </style:style>
    <style:style style:name="T23" style:parent-style-name="DefaultParagraphFont" style:family="text">
      <style:text-properties style:font-name="CMU Serif" fo:font-size="10pt" style:font-size-asian="10pt" style:font-size-complex="10pt"/>
    </style:style>
    <style:style style:name="P2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3" style:parent-style-name="TOC1" style:family="paragraph">
      <style:paragraph-properties>
        <style:tab-stops>
          <style:tab-stop style:type="right" style:leader-style="dotted" style:leader-text="." style:position="6.6861in"/>
        </style:tab-stops>
      </style:paragraph-properties>
    </style:style>
    <style:style style:name="T54" style:parent-style-name="Hyperlink" style:family="text">
      <style:text-properties style:font-name="CMU Serif"/>
    </style:style>
    <style:style style:name="P55" style:parent-style-name="TOC1" style:family="paragraph">
      <style:paragraph-properties>
        <style:tab-stops>
          <style:tab-stop style:type="right" style:leader-style="dotted" style:leader-text="." style:position="6.6861in"/>
        </style:tab-stops>
      </style:paragraph-properties>
    </style:style>
    <style:style style:name="T56" style:parent-style-name="Hyperlink" style:family="text">
      <style:text-properties style:font-name="CMU Serif"/>
    </style:style>
    <style:style style:name="P57"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58" style:parent-style-name="Hyperlink" style:family="text">
      <style:text-properties style:font-name="CMU Serif"/>
    </style:style>
    <style:style style:name="T59"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60" style:parent-style-name="Hyperlink" style:family="text">
      <style:text-properties style:font-name="CMU Serif"/>
    </style:style>
    <style:style style:name="P61" style:parent-style-name="TOC2" style:family="paragraph">
      <style:paragraph-properties>
        <style:tab-stops>
          <style:tab-stop style:type="right" style:leader-style="dotted" style:leader-text="." style:position="6.5194in"/>
        </style:tab-stops>
      </style:paragraph-properties>
    </style:style>
    <style:style style:name="T62" style:parent-style-name="Hyperlink" style:family="text">
      <style:text-properties style:font-name="CMU Serif"/>
    </style:style>
    <style:style style:name="P63" style:parent-style-name="TOC2" style:family="paragraph">
      <style:paragraph-properties>
        <style:tab-stops>
          <style:tab-stop style:type="right" style:leader-style="dotted" style:leader-text="." style:position="6.5194in"/>
        </style:tab-stops>
      </style:paragraph-properties>
    </style:style>
    <style:style style:name="T64" style:parent-style-name="Hyperlink" style:family="text">
      <style:text-properties style:font-name="CMU Serif"/>
    </style:style>
    <style:style style:name="P65" style:parent-style-name="TOC2" style:family="paragraph">
      <style:paragraph-properties>
        <style:tab-stops>
          <style:tab-stop style:type="right" style:leader-style="dotted" style:leader-text="." style:position="6.5194in"/>
        </style:tab-stops>
      </style:paragraph-properties>
    </style:style>
    <style:style style:name="T66" style:parent-style-name="Hyperlink" style:family="text">
      <style:text-properties style:font-name="CMU Serif"/>
    </style:style>
    <style:style style:name="P67" style:parent-style-name="TOC1" style:family="paragraph">
      <style:paragraph-properties>
        <style:tab-stops>
          <style:tab-stop style:type="left" style:position="0.3055in"/>
          <style:tab-stop style:type="right" style:leader-style="dotted" style:leader-text="." style:position="6.6861in"/>
        </style:tab-stops>
      </style:paragraph-properties>
    </style:style>
    <style:style style:name="T68" style:parent-style-name="Hyperlink" style:family="text">
      <style:text-properties style:font-name="CMU Serif"/>
    </style:style>
    <style:style style:name="T69"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70" style:parent-style-name="Hyperlink" style:family="text">
      <style:text-properties style:font-name="CMU Serif"/>
    </style:style>
    <style:style style:name="P7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72" style:parent-style-name="Hyperlink" style:family="text">
      <style:text-properties style:font-name="CMU Serif"/>
    </style:style>
    <style:style style:name="T73"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74" style:parent-style-name="Hyperlink" style:family="text">
      <style:text-properties style:font-name="CMU Serif"/>
    </style:style>
    <style:style style:name="P7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76" style:parent-style-name="Hyperlink" style:family="text">
      <style:text-properties style:font-name="CMU Serif" fo:font-style="italic" style:font-style-asian="italic" style:font-style-complex="italic"/>
    </style:style>
    <style:style style:name="T77" style:parent-style-name="Hyperlink" style:family="text">
      <style:text-properties style:font-name="CMU Serif" fo:font-style="italic" style:font-style-asian="italic" style:font-style-complex="italic"/>
    </style:style>
    <style:style style:name="P78"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79" style:parent-style-name="Hyperlink" style:family="text">
      <style:text-properties style:font-name="CMU Serif" fo:font-style="italic" style:font-style-asian="italic" style:font-style-complex="italic"/>
    </style:style>
    <style:style style:name="T80" style:parent-style-name="Hyperlink" style:family="text">
      <style:text-properties style:font-name="CMU Serif" fo:font-style="italic" style:font-style-asian="italic" style:font-style-complex="italic"/>
    </style:style>
    <style:style style:name="P8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82" style:parent-style-name="Hyperlink" style:family="text">
      <style:text-properties style:font-name="CMU Serif" fo:font-style="italic" style:font-style-asian="italic" style:font-style-complex="italic"/>
    </style:style>
    <style:style style:name="T83" style:parent-style-name="Hyperlink" style:family="text">
      <style:text-properties style:font-name="CMU Serif" fo:font-style="italic" style:font-style-asian="italic" style:font-style-complex="italic"/>
    </style:style>
    <style:style style:name="P84"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85" style:parent-style-name="Hyperlink" style:family="text">
      <style:text-properties style:font-name="CMU Serif"/>
    </style:style>
    <style:style style:name="T8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87" style:parent-style-name="Hyperlink" style:family="text">
      <style:text-properties style:font-name="CMU Serif"/>
    </style:style>
    <style:style style:name="P88"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89" style:parent-style-name="Hyperlink" style:family="text">
      <style:text-properties style:font-name="CMU Serif" fo:font-style="italic" style:font-style-asian="italic" style:font-style-complex="italic"/>
    </style:style>
    <style:style style:name="T90" style:parent-style-name="Hyperlink" style:family="text">
      <style:text-properties style:font-name="CMU Serif" fo:font-style="italic" style:font-style-asian="italic" style:font-style-complex="italic"/>
    </style:style>
    <style:style style:name="P9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92" style:parent-style-name="Hyperlink" style:family="text">
      <style:text-properties style:font-name="CMU Serif" fo:font-style="italic" style:font-style-asian="italic" style:font-style-complex="italic"/>
    </style:style>
    <style:style style:name="T93" style:parent-style-name="Hyperlink" style:family="text">
      <style:text-properties style:font-name="CMU Serif" fo:font-style="italic" style:font-style-asian="italic" style:font-style-complex="italic"/>
    </style:style>
    <style:style style:name="P94"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95" style:parent-style-name="Hyperlink" style:family="text">
      <style:text-properties style:font-name="CMU Serif" fo:font-style="italic" style:font-style-asian="italic" style:font-style-complex="italic"/>
    </style:style>
    <style:style style:name="T96" style:parent-style-name="Hyperlink" style:family="text">
      <style:text-properties style:font-name="CMU Serif" fo:font-style="italic" style:font-style-asian="italic" style:font-style-complex="italic"/>
    </style:style>
    <style:style style:name="P9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9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99" style:parent-style-name="Hyperlink" style:family="text">
      <style:text-properties style:font-name="CMU Serif"/>
    </style:style>
    <style:style style:name="P100"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101" style:parent-style-name="Hyperlink" style:family="text">
      <style:text-properties style:font-name="CMU Serif"/>
    </style:style>
    <style:style style:name="T10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03" style:parent-style-name="Hyperlink" style:family="text">
      <style:text-properties style:font-name="CMU Serif"/>
    </style:style>
    <style:style style:name="P104"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05" style:parent-style-name="Hyperlink" style:family="text">
      <style:text-properties style:font-name="CMU Serif"/>
    </style:style>
    <style:style style:name="T10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07" style:parent-style-name="Hyperlink" style:family="text">
      <style:text-properties style:font-name="CMU Serif"/>
    </style:style>
    <style:style style:name="P108"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09" style:parent-style-name="Hyperlink" style:family="text">
      <style:text-properties style:font-name="CMU Serif" fo:font-style="italic" style:font-style-asian="italic" style:font-style-complex="italic"/>
    </style:style>
    <style:style style:name="T110" style:parent-style-name="Hyperlink" style:family="text">
      <style:text-properties style:font-name="CMU Serif" fo:font-style="italic" style:font-style-asian="italic" style:font-style-complex="italic"/>
    </style:style>
    <style:style style:name="P11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12" style:parent-style-name="Hyperlink" style:family="text">
      <style:text-properties style:font-name="CMU Serif" fo:font-style="italic" style:font-style-asian="italic" style:font-style-complex="italic"/>
    </style:style>
    <style:style style:name="T113" style:parent-style-name="Hyperlink" style:family="text">
      <style:text-properties style:font-name="CMU Serif" fo:font-style="italic" style:font-style-asian="italic" style:font-style-complex="italic"/>
    </style:style>
    <style:style style:name="P114"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15" style:parent-style-name="Hyperlink" style:family="text">
      <style:text-properties style:font-name="CMU Serif" fo:font-style="italic" style:font-style-asian="italic" style:font-style-complex="italic"/>
    </style:style>
    <style:style style:name="T116" style:parent-style-name="Hyperlink" style:family="text">
      <style:text-properties style:font-name="CMU Serif" fo:font-style="italic" style:font-style-asian="italic" style:font-style-complex="italic"/>
    </style:style>
    <style:style style:name="P11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18" style:parent-style-name="Hyperlink" style:family="text">
      <style:text-properties style:font-name="CMU Serif"/>
    </style:style>
    <style:style style:name="T119"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20" style:parent-style-name="Hyperlink" style:family="text">
      <style:text-properties style:font-name="CMU Serif"/>
    </style:style>
    <style:style style:name="P121"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12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23" style:parent-style-name="Hyperlink" style:family="text">
      <style:text-properties style:font-name="CMU Serif"/>
    </style:style>
    <style:style style:name="P124"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25" style:parent-style-name="Hyperlink" style:family="text">
      <style:text-properties style:font-name="CMU Serif"/>
    </style:style>
    <style:style style:name="T12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27" style:parent-style-name="Hyperlink" style:family="text">
      <style:text-properties style:font-name="CMU Serif"/>
    </style:style>
    <style:style style:name="P128"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29" style:parent-style-name="Hyperlink" style:family="text">
      <style:text-properties style:font-name="CMU Serif" fo:font-style="italic" style:font-style-asian="italic" style:font-style-complex="italic"/>
    </style:style>
    <style:style style:name="T130" style:parent-style-name="Hyperlink" style:family="text">
      <style:text-properties style:font-name="CMU Serif"/>
    </style:style>
    <style:style style:name="P13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32" style:parent-style-name="Hyperlink" style:family="text">
      <style:text-properties style:font-name="CMU Serif" fo:font-style="italic" style:font-style-asian="italic" style:font-style-complex="italic"/>
    </style:style>
    <style:style style:name="T133" style:parent-style-name="Hyperlink" style:family="text">
      <style:text-properties style:font-name="CMU Serif"/>
    </style:style>
    <style:style style:name="P134"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35" style:parent-style-name="Hyperlink" style:family="text">
      <style:text-properties style:font-name="CMU Serif" fo:font-style="italic" style:font-style-asian="italic" style:font-style-complex="italic"/>
    </style:style>
    <style:style style:name="T136" style:parent-style-name="Hyperlink" style:family="text">
      <style:text-properties style:font-name="CMU Serif"/>
    </style:style>
    <style:style style:name="P13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38" style:parent-style-name="Hyperlink" style:family="text">
      <style:text-properties style:font-name="CMU Serif" fo:font-style="italic" style:font-style-asian="italic" style:font-style-complex="italic"/>
    </style:style>
    <style:style style:name="T139" style:parent-style-name="Hyperlink" style:family="text">
      <style:text-properties style:font-name="CMU Serif"/>
    </style:style>
    <style:style style:name="P140"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41" style:parent-style-name="Hyperlink" style:family="text">
      <style:text-properties style:font-name="CMU Serif" fo:font-style="italic" style:font-style-asian="italic" style:font-style-complex="italic"/>
    </style:style>
    <style:style style:name="T142" style:parent-style-name="Hyperlink" style:family="text">
      <style:text-properties style:font-name="CMU Serif"/>
    </style:style>
    <style:style style:name="P14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44" style:parent-style-name="Hyperlink" style:family="text">
      <style:text-properties style:font-name="CMU Serif" fo:font-style="italic" style:font-style-asian="italic" style:font-style-complex="italic"/>
    </style:style>
    <style:style style:name="T145" style:parent-style-name="Hyperlink" style:family="text">
      <style:text-properties style:font-name="CMU Serif"/>
    </style:style>
    <style:style style:name="P146"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47" style:parent-style-name="Hyperlink" style:family="text">
      <style:text-properties style:font-name="CMU Serif"/>
    </style:style>
    <style:style style:name="T14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49" style:parent-style-name="Hyperlink" style:family="text">
      <style:text-properties style:font-name="CMU Serif"/>
    </style:style>
    <style:style style:name="P150"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51" style:parent-style-name="Hyperlink" style:family="text">
      <style:text-properties style:font-name="CMU Serif" fo:font-style="italic" style:font-style-asian="italic" style:font-style-complex="italic"/>
    </style:style>
    <style:style style:name="T152" style:parent-style-name="Hyperlink" style:family="text">
      <style:text-properties style:font-name="CMU Serif"/>
    </style:style>
    <style:style style:name="P15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54" style:parent-style-name="Hyperlink" style:family="text">
      <style:text-properties style:font-name="CMU Serif" fo:font-style="italic" style:font-style-asian="italic" style:font-style-complex="italic"/>
    </style:style>
    <style:style style:name="T155" style:parent-style-name="Hyperlink" style:family="text">
      <style:text-properties style:font-name="CMU Serif"/>
    </style:style>
    <style:style style:name="P156"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57" style:parent-style-name="Hyperlink" style:family="text">
      <style:text-properties style:font-name="CMU Serif" fo:font-style="italic" style:font-style-asian="italic" style:font-style-complex="italic"/>
    </style:style>
    <style:style style:name="T158" style:parent-style-name="Hyperlink" style:family="text">
      <style:text-properties style:font-name="CMU Serif"/>
    </style:style>
    <style:style style:name="P15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60" style:parent-style-name="Hyperlink" style:family="text">
      <style:text-properties style:font-name="CMU Serif" fo:font-style="italic" style:font-style-asian="italic" style:font-style-complex="italic"/>
    </style:style>
    <style:style style:name="T161" style:parent-style-name="Hyperlink" style:family="text">
      <style:text-properties style:font-name="CMU Serif"/>
    </style:style>
    <style:style style:name="P162"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63" style:parent-style-name="Hyperlink" style:family="text">
      <style:text-properties style:font-name="CMU Serif" fo:font-style="italic" style:font-style-asian="italic" style:font-style-complex="italic"/>
    </style:style>
    <style:style style:name="T164" style:parent-style-name="Hyperlink" style:family="text">
      <style:text-properties style:font-name="CMU Serif"/>
    </style:style>
    <style:style style:name="P16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66" style:parent-style-name="Hyperlink" style:family="text">
      <style:text-properties style:font-name="CMU Serif" fo:font-style="italic" style:font-style-asian="italic" style:font-style-complex="italic"/>
    </style:style>
    <style:style style:name="T167" style:parent-style-name="Hyperlink" style:family="text">
      <style:text-properties style:font-name="CMU Serif"/>
    </style:style>
    <style:style style:name="P168"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69" style:parent-style-name="Hyperlink" style:family="text">
      <style:text-properties style:font-name="CMU Serif" fo:font-style="italic" style:font-style-asian="italic" style:font-style-complex="italic"/>
    </style:style>
    <style:style style:name="T170" style:parent-style-name="Hyperlink" style:family="text">
      <style:text-properties style:font-name="CMU Serif"/>
    </style:style>
    <style:style style:name="P17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72" style:parent-style-name="Hyperlink" style:family="text">
      <style:text-properties style:font-name="CMU Serif"/>
    </style:style>
    <style:style style:name="T173"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74" style:parent-style-name="Hyperlink" style:family="text">
      <style:text-properties style:font-name="CMU Serif"/>
    </style:style>
    <style:style style:name="P17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76" style:parent-style-name="Hyperlink" style:family="text">
      <style:text-properties style:font-name="CMU Serif" fo:font-style="italic" style:font-style-asian="italic" style:font-style-complex="italic"/>
    </style:style>
    <style:style style:name="T177" style:parent-style-name="Hyperlink" style:family="text">
      <style:text-properties style:font-name="CMU Serif"/>
    </style:style>
    <style:style style:name="P178"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79" style:parent-style-name="Hyperlink" style:family="text">
      <style:text-properties style:font-name="CMU Serif" fo:font-style="italic" style:font-style-asian="italic" style:font-style-complex="italic"/>
    </style:style>
    <style:style style:name="T180" style:parent-style-name="Hyperlink" style:family="text">
      <style:text-properties style:font-name="CMU Serif"/>
    </style:style>
    <style:style style:name="P18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82" style:parent-style-name="Hyperlink" style:family="text">
      <style:text-properties style:font-name="CMU Serif" fo:font-style="italic" style:font-style-asian="italic" style:font-style-complex="italic"/>
    </style:style>
    <style:style style:name="T183" style:parent-style-name="Hyperlink" style:family="text">
      <style:text-properties style:font-name="CMU Serif"/>
    </style:style>
    <style:style style:name="P184"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85" style:parent-style-name="Hyperlink" style:family="text">
      <style:text-properties style:font-name="CMU Serif"/>
    </style:style>
    <style:style style:name="T18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87" style:parent-style-name="Hyperlink" style:family="text">
      <style:text-properties style:font-name="CMU Serif"/>
    </style:style>
    <style:style style:name="P188"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89" style:parent-style-name="Hyperlink" style:family="text">
      <style:text-properties style:font-name="CMU Serif" fo:font-style="italic" style:font-style-asian="italic" style:font-style-complex="italic"/>
    </style:style>
    <style:style style:name="T190" style:parent-style-name="Hyperlink" style:family="text">
      <style:text-properties style:font-name="CMU Serif"/>
    </style:style>
    <style:style style:name="P19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92" style:parent-style-name="Hyperlink" style:family="text">
      <style:text-properties style:font-name="CMU Serif" fo:font-style="italic" style:font-style-asian="italic" style:font-style-complex="italic"/>
    </style:style>
    <style:style style:name="T193" style:parent-style-name="Hyperlink" style:family="text">
      <style:text-properties style:font-name="CMU Serif"/>
    </style:style>
    <style:style style:name="P194"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195"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P196"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97" style:parent-style-name="Hyperlink" style:family="text">
      <style:text-properties style:font-name="CMU Serif"/>
    </style:style>
    <style:style style:name="T19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99" style:parent-style-name="Hyperlink" style:family="text">
      <style:text-properties style:font-name="CMU Serif"/>
    </style:style>
    <style:style style:name="P200"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01" style:parent-style-name="Hyperlink" style:family="text">
      <style:text-properties style:font-name="CMU Serif"/>
    </style:style>
    <style:style style:name="T20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03" style:parent-style-name="Hyperlink" style:family="text">
      <style:text-properties style:font-name="CMU Serif"/>
    </style:style>
    <style:style style:name="P204"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05" style:parent-style-name="Hyperlink" style:family="text">
      <style:text-properties style:font-name="CMU Serif"/>
    </style:style>
    <style:style style:name="T206" style:parent-style-name="Hyperlink" style:family="text">
      <style:text-properties style:font-name="CMU Serif"/>
    </style:style>
    <style:style style:name="P20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08" style:parent-style-name="Hyperlink" style:family="text">
      <style:text-properties style:font-name="CMU Serif"/>
    </style:style>
    <style:style style:name="T209"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10" style:parent-style-name="Hyperlink" style:family="text">
      <style:text-properties style:font-name="CMU Serif"/>
    </style:style>
    <style:style style:name="P211"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212" style:parent-style-name="Hyperlink" style:family="text">
      <style:text-properties style:font-name="CMU Serif" fo:font-style="italic" style:font-style-asian="italic" style:font-style-complex="italic"/>
    </style:style>
    <style:style style:name="T213"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14" style:parent-style-name="Hyperlink" style:family="text">
      <style:text-properties style:font-style-complex="italic"/>
    </style:style>
    <style:style style:name="P215"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216" style:parent-style-name="Hyperlink" style:family="text">
      <style:text-properties style:font-style-complex="italic"/>
    </style:style>
    <style:style style:name="T217"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18" style:parent-style-name="Hyperlink" style:family="text">
      <style:text-properties style:font-style-complex="italic"/>
    </style:style>
    <style:style style:name="P21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2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2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22" style:parent-style-name="Textbody" style:family="paragraph">
      <style:paragraph-properties fo:text-indent="2.1875in">
        <style:tab-stops>
          <style:tab-stop style:type="left" style:position="2.2395in"/>
        </style:tab-stops>
      </style:paragraph-properties>
      <style:text-properties style:font-name="CMU Serif"/>
    </style:style>
    <style:style style:name="P223" style:parent-style-name="Heading1" style:list-style-name="LFO9" style:family="paragraph">
      <style:paragraph-properties fo:break-before="page"/>
      <style:text-properties style:font-name="CMU Serif"/>
    </style:style>
    <style:style style:name="P224" style:parent-style-name="Heading2" style:family="paragraph">
      <style:text-properties style:font-name="CMU Serif" fo:font-style="normal" style:font-style-asian="normal" style:font-style-complex="normal"/>
    </style:style>
    <style:style style:name="P225" style:parent-style-name="Textbody" style:family="paragraph">
      <style:text-properties style:font-name="CMU Serif" fo:font-size="10pt" style:font-size-asian="10pt" style:font-size-complex="10pt"/>
    </style:style>
    <style:style style:name="P226" style:parent-style-name="Heading2" style:family="paragraph">
      <style:text-properties style:font-name="CMU Serif" fo:font-style="normal" style:font-style-asian="normal" style:font-style-complex="normal"/>
    </style:style>
    <style:style style:name="P227" style:parent-style-name="Textbody" style:family="paragraph">
      <style:text-properties style:font-name="CMU Serif" fo:font-size="10pt" style:font-size-asian="10pt" style:font-size-complex="10pt"/>
    </style:style>
    <style:style style:name="P228" style:parent-style-name="Heading2" style:family="paragraph">
      <style:text-properties style:font-name="CMU Serif" fo:font-style="normal" style:font-style-asian="normal" style:font-style-complex="normal"/>
    </style:style>
    <style:style style:name="P229" style:parent-style-name="Textbody" style:family="paragraph">
      <style:text-properties style:font-name="CMU Serif" fo:font-size="10pt" style:font-size-asian="10pt" style:font-size-complex="10pt"/>
    </style:style>
    <style:style style:name="P230" style:parent-style-name="Textbody" style:list-style-name="LFO1" style:family="paragraph">
      <style:text-properties style:font-name="CMU Serif" fo:font-size="10pt" style:font-size-asian="10pt" style:font-size-complex="10pt"/>
    </style:style>
    <style:style style:name="P231" style:parent-style-name="Textbody" style:list-style-name="LFO1" style:family="paragraph">
      <style:text-properties style:font-name="CMU Serif" fo:font-size="10pt" style:font-size-asian="10pt" style:font-size-complex="10pt"/>
    </style:style>
    <style:style style:name="P232" style:parent-style-name="Textbody" style:family="paragraph">
      <style:text-properties style:font-name="CMU Serif"/>
    </style:style>
    <style:style style:name="P233" style:parent-style-name="Textbody" style:family="paragraph">
      <style:paragraph-properties fo:break-before="page"/>
    </style:style>
    <style:style style:name="P234" style:parent-style-name="Heading1" style:list-style-name="LFO9" style:family="paragraph">
      <style:text-properties style:font-name="CMU Serif"/>
    </style:style>
    <style:style style:name="P235" style:parent-style-name="Heading2" style:list-style-name="LFO9" style:family="paragraph">
      <style:text-properties style:font-name="CMU Serif" fo:font-style="normal" style:font-style-asian="normal" style:font-style-complex="normal"/>
    </style:style>
    <style:style style:name="P236" style:parent-style-name="Normal" style:family="paragraph">
      <style:text-properties style:font-name="CMU Serif" fo:hyphenate="true"/>
    </style:style>
    <style:style style:name="P237" style:parent-style-name="ListParagraph" style:list-style-name="LFO5" style:family="paragraph">
      <style:text-properties style:font-name="CMU Serif" fo:hyphenate="true"/>
    </style:style>
    <style:style style:name="P238" style:parent-style-name="ListParagraph" style:list-style-name="LFO5" style:family="paragraph">
      <style:text-properties style:font-name="CMU Serif" fo:hyphenate="true"/>
    </style:style>
    <style:style style:name="P239" style:parent-style-name="ListParagraph" style:list-style-name="LFO5" style:family="paragraph">
      <style:text-properties style:font-name="CMU Serif" fo:hyphenate="true"/>
    </style:style>
    <style:style style:name="P240" style:parent-style-name="Normal" style:family="paragraph">
      <style:text-properties style:font-name="CMU Serif" fo:hyphenate="true"/>
    </style:style>
    <style:style style:name="P241" style:parent-style-name="Heading3" style:list-style-name="LFO9" style:family="paragraph">
      <style:text-properties style:font-name="CMU Serif" fo:font-style="italic" style:font-style-asian="italic" style:font-style-complex="italic"/>
    </style:style>
    <style:style style:name="P242" style:parent-style-name="Normal" style:family="paragraph">
      <style:paragraph-properties fo:margin-left="0.7347in">
        <style:tab-stops/>
      </style:paragraph-properties>
      <style:text-properties fo:hyphenate="true"/>
    </style:style>
    <style:style style:name="T243" style:parent-style-name="DefaultParagraphFont" style:family="text">
      <style:text-properties style:font-name="CMU Serif"/>
    </style:style>
    <style:style style:name="T244" style:parent-style-name="DefaultParagraphFont" style:family="text">
      <style:text-properties style:font-name="CMU Serif"/>
    </style:style>
    <style:style style:name="T245" style:parent-style-name="DefaultParagraphFont" style:family="text">
      <style:text-properties style:font-name="CMU Serif"/>
    </style:style>
    <style:style style:name="P246" style:parent-style-name="Normal" style:family="paragraph">
      <style:paragraph-properties fo:margin-left="0.2423in">
        <style:tab-stops/>
      </style:paragraph-properties>
      <style:text-properties style:font-name="CMU Serif" fo:hyphenate="true"/>
    </style:style>
    <style:style style:name="P247" style:parent-style-name="Heading3" style:list-style-name="LFO9" style:family="paragraph">
      <style:text-properties style:font-name="CMU Serif" fo:font-style="italic" style:font-style-asian="italic" style:font-style-complex="italic"/>
    </style:style>
    <style:style style:name="P248" style:parent-style-name="Normal" style:family="paragraph">
      <style:paragraph-properties fo:margin-left="0.7347in">
        <style:tab-stops/>
      </style:paragraph-properties>
      <style:text-properties fo:hyphenate="true"/>
    </style:style>
    <style:style style:name="T249" style:parent-style-name="DefaultParagraphFont" style:family="text">
      <style:text-properties style:font-name="CMU Serif"/>
    </style:style>
    <style:style style:name="T250" style:parent-style-name="DefaultParagraphFont" style:family="text">
      <style:text-properties style:font-name="CMU Serif"/>
    </style:style>
    <style:style style:name="P251" style:parent-style-name="Normal" style:family="paragraph">
      <style:paragraph-properties fo:margin-left="0.7347in">
        <style:tab-stops/>
      </style:paragraph-properties>
      <style:text-properties fo:hyphenate="true"/>
    </style:style>
    <style:style style:name="P252" style:parent-style-name="ListParagraph" style:list-style-name="LFO2" style:family="paragraph">
      <style:paragraph-properties fo:margin-left="1.2347in">
        <style:tab-stops/>
      </style:paragraph-properties>
      <style:text-properties style:font-name="CMU Serif" fo:hyphenate="true"/>
    </style:style>
    <style:style style:name="P253" style:parent-style-name="Normal" style:family="paragraph">
      <style:paragraph-properties fo:margin-left="0.2423in">
        <style:tab-stops/>
      </style:paragraph-properties>
      <style:text-properties style:font-name="CMU Serif" fo:hyphenate="true"/>
    </style:style>
    <style:style style:name="P254" style:parent-style-name="Heading3" style:list-style-name="LFO9" style:family="paragraph">
      <style:text-properties style:font-name="CMU Serif" fo:font-style="italic" style:font-style-asian="italic" style:font-style-complex="italic"/>
    </style:style>
    <style:style style:name="P255" style:parent-style-name="Normal" style:family="paragraph">
      <style:paragraph-properties fo:margin-left="0.7347in">
        <style:tab-stops/>
      </style:paragraph-properties>
      <style:text-properties fo:hyphenate="true"/>
    </style:style>
    <style:style style:name="T256" style:parent-style-name="DefaultParagraphFont" style:family="text">
      <style:text-properties style:font-name="CMU Serif"/>
    </style:style>
    <style:style style:name="T257" style:parent-style-name="DefaultParagraphFont" style:family="text">
      <style:text-properties style:font-name="CMU Serif"/>
    </style:style>
    <style:style style:name="T258" style:parent-style-name="DefaultParagraphFont" style:family="text">
      <style:text-properties style:font-name="CMU Serif"/>
    </style:style>
    <style:style style:name="P259" style:parent-style-name="Textbody" style:family="paragraph">
      <style:text-properties style:font-name="CMU Serif"/>
    </style:style>
    <style:style style:name="P260" style:parent-style-name="Textbody" style:family="paragraph">
      <style:text-properties style:font-name="CMU Serif"/>
    </style:style>
    <style:style style:name="P261" style:parent-style-name="Heading2" style:list-style-name="LFO9" style:family="paragraph">
      <style:text-properties style:font-name="CMU Serif" fo:font-style="normal" style:font-style-asian="normal" style:font-style-complex="normal"/>
    </style:style>
    <style:style style:name="P262" style:parent-style-name="Heading3" style:list-style-name="LFO9" style:family="paragraph">
      <style:text-properties style:font-name="CMU Serif" fo:font-style="italic" style:font-style-asian="italic" style:font-style-complex="italic"/>
    </style:style>
    <style:style style:name="P263" style:parent-style-name="Heading4" style:list-style-name="LFO9" style:family="paragraph">
      <style:text-properties style:font-name="CMU Serif" fo:font-style="normal" style:font-style-asian="normal" style:font-style-complex="normal"/>
    </style:style>
    <style:style style:name="P264" style:parent-style-name="NoSpacing" style:family="paragraph">
      <style:paragraph-properties fo:margin-left="0.85in">
        <style:tab-stops/>
      </style:paragraph-properties>
    </style:style>
    <style:style style:name="P265" style:parent-style-name="Heading4" style:list-style-name="LFO9" style:family="paragraph">
      <style:text-properties style:font-name="CMU Serif" fo:font-style="normal" style:font-style-asian="normal" style:font-style-complex="normal"/>
    </style:style>
    <style:style style:name="P266" style:parent-style-name="NoSpacing" style:family="paragraph">
      <style:paragraph-properties fo:margin-left="0.85in">
        <style:tab-stops/>
      </style:paragraph-properties>
    </style:style>
    <style:style style:name="P267" style:parent-style-name="NoSpacing" style:family="paragraph">
      <style:paragraph-properties fo:margin-left="0.85in">
        <style:tab-stops/>
      </style:paragraph-properties>
    </style:style>
    <style:style style:name="P268" style:parent-style-name="Heading4" style:list-style-name="LFO9" style:family="paragraph">
      <style:text-properties style:font-name="CMU Serif" fo:font-style="normal" style:font-style-asian="normal" style:font-style-complex="normal"/>
    </style:style>
    <style:style style:name="P269" style:parent-style-name="NoSpacing" style:family="paragraph">
      <style:paragraph-properties fo:margin-left="0.75in">
        <style:tab-stops/>
      </style:paragraph-properties>
    </style:style>
    <style:style style:name="P270" style:parent-style-name="Heading4" style:list-style-name="LFO9" style:family="paragraph">
      <style:text-properties style:font-name="CMU Serif" fo:font-style="normal" style:font-style-asian="normal" style:font-style-complex="normal"/>
    </style:style>
    <style:style style:name="P271" style:parent-style-name="NoSpacing" style:family="paragraph">
      <style:paragraph-properties fo:margin-left="0.75in">
        <style:tab-stops/>
      </style:paragraph-properties>
    </style:style>
    <style:style style:name="P272" style:parent-style-name="Heading4" style:list-style-name="LFO9" style:family="paragraph">
      <style:text-properties style:font-name="CMU Serif" fo:font-style="normal" style:font-style-asian="normal" style:font-style-complex="normal"/>
    </style:style>
    <style:style style:name="P273" style:parent-style-name="NoSpacing" style:family="paragraph">
      <style:paragraph-properties fo:margin-left="0.75in">
        <style:tab-stops/>
      </style:paragraph-properties>
    </style:style>
    <style:style style:name="P274" style:parent-style-name="NoSpacing" style:family="paragraph">
      <style:paragraph-properties fo:margin-left="0.4923in">
        <style:tab-stops/>
      </style:paragraph-properties>
    </style:style>
    <style:style style:name="P275" style:parent-style-name="NoSpacing" style:family="paragraph">
      <style:paragraph-properties fo:margin-left="0.4923in">
        <style:tab-stops/>
      </style:paragraph-properties>
    </style:style>
    <style:style style:name="P276" style:parent-style-name="Heading3" style:list-style-name="LFO9" style:family="paragraph">
      <style:text-properties style:font-name="CMU Serif" fo:font-style="italic" style:font-style-asian="italic" style:font-style-complex="italic"/>
    </style:style>
    <style:style style:name="P277" style:parent-style-name="Heading3" style:list-style-name="LFO9" style:family="paragraph">
      <style:text-properties style:font-name="CMU Serif" fo:font-style="italic" style:font-style-asian="italic" style:font-style-complex="italic"/>
    </style:style>
    <style:style style:name="P278" style:parent-style-name="Heading5" style:list-style-name="LFO9" style:family="paragraph">
      <style:text-properties style:font-name="CMU Serif" fo:font-style="italic" style:font-style-asian="italic" style:font-style-complex="italic"/>
    </style:style>
    <style:style style:name="P279" style:parent-style-name="NoSpacing" style:family="paragraph">
      <style:paragraph-properties fo:margin-left="0.4923in">
        <style:tab-stops/>
      </style:paragraph-properties>
    </style:style>
    <style:style style:name="P280" style:parent-style-name="NoSpacing" style:family="paragraph">
      <style:paragraph-properties fo:margin-left="0.4923in">
        <style:tab-stops/>
      </style:paragraph-properties>
    </style:style>
    <style:style style:name="P281" style:parent-style-name="Heading5" style:list-style-name="LFO9" style:family="paragraph">
      <style:text-properties style:font-name="CMU Serif" fo:font-style="italic" style:font-style-asian="italic" style:font-style-complex="italic"/>
    </style:style>
    <style:style style:name="P282" style:parent-style-name="NoSpacing" style:family="paragraph">
      <style:paragraph-properties fo:margin-left="0.4923in">
        <style:tab-stops/>
      </style:paragraph-properties>
    </style:style>
    <style:style style:name="P283" style:parent-style-name="NoSpacing" style:family="paragraph">
      <style:paragraph-properties fo:margin-left="0.4923in">
        <style:tab-stops/>
      </style:paragraph-properties>
    </style:style>
    <style:style style:name="P284" style:parent-style-name="Heading5" style:list-style-name="LFO9" style:family="paragraph">
      <style:text-properties style:font-name="CMU Serif" fo:font-style="italic" style:font-style-asian="italic" style:font-style-complex="italic"/>
    </style:style>
    <style:style style:name="P285" style:parent-style-name="NoSpacing" style:family="paragraph">
      <style:paragraph-properties fo:margin-left="0.4923in">
        <style:tab-stops/>
      </style:paragraph-properties>
    </style:style>
    <style:style style:name="P286" style:parent-style-name="NoSpacing" style:family="paragraph">
      <style:paragraph-properties fo:margin-left="0.4923in">
        <style:tab-stops/>
      </style:paragraph-properties>
    </style:style>
    <style:style style:name="P287" style:parent-style-name="Heading5" style:list-style-name="LFO9" style:family="paragraph">
      <style:text-properties style:font-name="CMU Serif" fo:font-style="italic" style:font-style-asian="italic" style:font-style-complex="italic"/>
    </style:style>
    <style:style style:name="P288" style:parent-style-name="NoSpacing" style:family="paragraph">
      <style:paragraph-properties fo:margin-left="0.4923in">
        <style:tab-stops/>
      </style:paragraph-properties>
    </style:style>
    <style:style style:name="P289" style:parent-style-name="NoSpacing" style:family="paragraph">
      <style:paragraph-properties fo:margin-left="0.4923in">
        <style:tab-stops/>
      </style:paragraph-properties>
    </style:style>
    <style:style style:name="P290" style:parent-style-name="NoSpacing" style:family="paragraph">
      <style:paragraph-properties fo:margin-left="0.4923in">
        <style:tab-stops/>
      </style:paragraph-properties>
    </style:style>
    <style:style style:name="P291" style:parent-style-name="NoSpacing" style:family="paragraph">
      <style:paragraph-properties fo:margin-left="0.4923in">
        <style:tab-stops/>
      </style:paragraph-properties>
    </style:style>
    <style:style style:name="P292" style:parent-style-name="NoSpacing" style:family="paragraph">
      <style:paragraph-properties fo:margin-left="0.4923in">
        <style:tab-stops/>
      </style:paragraph-properties>
    </style:style>
    <style:style style:name="P293" style:parent-style-name="NoSpacing" style:family="paragraph">
      <style:paragraph-properties fo:margin-left="0.4923in">
        <style:tab-stops/>
      </style:paragraph-properties>
    </style:style>
    <style:style style:name="P294" style:parent-style-name="NoSpacing" style:family="paragraph">
      <style:paragraph-properties fo:margin-left="0.4923in">
        <style:tab-stops/>
      </style:paragraph-properties>
    </style:style>
    <style:style style:name="P295" style:parent-style-name="Heading2" style:list-style-name="LFO9" style:family="paragraph"/>
    <style:style style:name="T296" style:parent-style-name="DefaultParagraphFont" style:family="text">
      <style:text-properties style:font-name="CMU Serif" fo:font-style="normal" style:font-style-asian="normal" style:font-style-complex="normal"/>
    </style:style>
    <style:style style:name="T297" style:parent-style-name="DefaultParagraphFont" style:family="text">
      <style:text-properties fo:font-size="12pt" style:font-size-asian="12pt" style:font-size-complex="12pt"/>
    </style:style>
    <style:style style:name="TableColumn299" style:family="table-column">
      <style:table-column-properties style:column-width="0.6284in" style:use-optimal-column-width="false"/>
    </style:style>
    <style:style style:name="TableColumn300" style:family="table-column">
      <style:table-column-properties style:column-width="6.2965in" style:use-optimal-column-width="false"/>
    </style:style>
    <style:style style:name="Table298" style:family="table">
      <style:table-properties style:width="6.925in" fo:margin-left="-0.009in" table:align="left"/>
    </style:style>
    <style:style style:name="TableRow301" style:family="table-row">
      <style:table-row-properties style:use-optimal-row-height="false"/>
    </style:style>
    <style:style style:name="TableCell3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0.0034in solid #000000" style:writing-mode="lr-tb" fo:padding-top="0.0381in" fo:padding-left="0.0381in" fo:padding-bottom="0.0381in" fo:padding-right="0.0381i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Textbody" style:family="paragraph">
      <style:paragraph-properties fo:break-before="page"/>
    </style:style>
    <style:style style:name="P323" style:parent-style-name="Heading1" style:list-style-name="LFO9" style:family="paragraph">
      <style:text-properties style:font-name="CMU Serif"/>
    </style:style>
    <style:style style:name="P324" style:parent-style-name="Heading2" style:list-style-name="LFO9" style:family="paragraph">
      <style:text-properties style:font-name="CMU Serif" fo:font-style="normal" style:font-style-asian="normal" style:font-style-complex="normal"/>
    </style:style>
    <style:style style:name="P325" style:parent-style-name="Heading3" style:list-style-name="LFO9" style:family="paragraph">
      <style:text-properties style:font-name="CMU Serif" fo:font-style="italic" style:font-style-asian="italic" style:font-style-complex="italic"/>
    </style:style>
    <style:style style:name="P326" style:parent-style-name="Heading3" style:list-style-name="LFO9" style:family="paragraph">
      <style:text-properties style:font-name="CMU Serif" fo:font-style="italic" style:font-style-asian="italic" style:font-style-complex="italic"/>
    </style:style>
    <style:style style:name="P327" style:parent-style-name="Heading3" style:list-style-name="LFO9" style:family="paragraph">
      <style:text-properties style:font-name="CMU Serif" fo:font-style="italic" style:font-style-asian="italic" style:font-style-complex="italic"/>
    </style:style>
    <style:style style:name="P328" style:parent-style-name="Heading2" style:list-style-name="LFO9" style:family="paragraph">
      <style:text-properties style:font-name="CMU Serif" fo:font-style="normal" style:font-style-asian="normal" style:font-style-complex="normal"/>
    </style:style>
    <style:style style:name="P329" style:parent-style-name="Textbody" style:family="paragraph">
      <style:paragraph-properties fo:break-before="page"/>
      <style:text-properties style:font-name="CMU Serif"/>
    </style:style>
    <style:style style:name="P330" style:parent-style-name="Heading1" style:list-style-name="LFO9" style:family="paragraph"/>
    <style:style style:name="T331" style:parent-style-name="DefaultParagraphFont" style:family="text">
      <style:text-properties style:font-name="CMU Serif"/>
    </style:style>
    <style:style style:name="P332" style:parent-style-name="Heading2" style:list-style-name="LFO9" style:family="paragraph">
      <style:text-properties style:font-name="CMU Serif" fo:font-style="normal" style:font-style-asian="normal" style:font-style-complex="normal"/>
    </style:style>
    <style:style style:name="P333" style:parent-style-name="Textbody" style:family="paragraph">
      <style:text-properties style:font-name="CMU Serif"/>
    </style:style>
    <style:style style:name="P334" style:parent-style-name="Heading3" style:list-style-name="LFO9" style:family="paragraph"/>
    <style:style style:name="T335" style:parent-style-name="DefaultParagraphFont" style:family="text">
      <style:text-properties style:font-name="CMU Serif"/>
    </style:style>
    <style:style style:name="P336" style:parent-style-name="Standard" style:family="paragraph">
      <style:paragraph-properties fo:margin-left="0.4923in">
        <style:tab-stops/>
      </style:paragraph-properties>
    </style:style>
    <style:style style:name="T337" style:parent-style-name="Citation" style:family="text">
      <style:text-properties style:font-name="CMU Serif" fo:font-weight="bold" style:font-weight-asian="bold" style:font-weight-complex="bold" fo:color="#000000"/>
    </style:style>
    <style:style style:name="T338" style:parent-style-name="Citation" style:family="text">
      <style:text-properties style:font-name="CMU Serif" fo:color="#000000"/>
    </style:style>
    <style:style style:name="T339" style:parent-style-name="Citation" style:family="text">
      <style:text-properties style:font-name="CMU Serif" fo:font-weight="bold" style:font-weight-asian="bold" style:font-weight-complex="bold" fo:color="#000000"/>
    </style:style>
    <style:style style:name="T340" style:parent-style-name="Citation" style:family="text">
      <style:text-properties style:font-name="CMU Serif" fo:color="#000000"/>
    </style:style>
    <style:style style:name="T341" style:parent-style-name="Citation" style:family="text">
      <style:text-properties style:font-name="CMU Serif" fo:font-weight="bold" style:font-weight-asian="bold" style:font-weight-complex="bold" fo:color="#000000"/>
    </style:style>
    <style:style style:name="T342" style:parent-style-name="Citation" style:family="text">
      <style:text-properties style:font-name="CMU Serif" fo:color="#000000"/>
    </style:style>
    <style:style style:name="P343" style:parent-style-name="Standard" style:family="paragraph">
      <style:paragraph-properties style:text-autospace="none" fo:margin-left="0.4923in">
        <style:tab-stops/>
      </style:paragraph-properties>
      <style:text-properties style:font-name="Monaco" style:font-name-asian="Monaco" style:font-name-complex="Monaco" fo:font-size="11pt" style:font-size-asian="11pt" style:font-size-complex="11pt"/>
    </style:style>
    <style:style style:name="P344" style:parent-style-name="Standard" style:family="paragraph">
      <style:paragraph-properties style:text-autospace="none" fo:margin-left="0.4923in">
        <style:tab-stops/>
      </style:paragraph-properties>
    </style:style>
    <style:style style:name="T345" style:parent-style-name="Citation" style:family="text">
      <style:text-properties style:font-name="CMU Serif" fo:font-weight="bold" style:font-weight-asian="bold" style:font-weight-complex="bold" fo:color="#000000"/>
    </style:style>
    <style:style style:name="T346" style:parent-style-name="Citation" style:family="text">
      <style:text-properties style:font-name="CMU Serif" fo:color="#000000"/>
    </style:style>
    <style:style style:name="T347" style:parent-style-name="Citation" style:family="text">
      <style:text-properties style:font-name="CMU Serif" fo:font-weight="bold" style:font-weight-asian="bold" style:font-weight-complex="bold" fo:color="#000000"/>
    </style:style>
    <style:style style:name="T348" style:parent-style-name="Citation" style:family="text">
      <style:text-properties style:font-name="CMU Serif" fo:color="#000000"/>
    </style:style>
    <style:style style:name="P349" style:parent-style-name="Standard" style:family="paragraph">
      <style:paragraph-properties style:text-autospace="none" fo:margin-left="0.4923in">
        <style:tab-stops/>
      </style:paragraph-properties>
    </style:style>
    <style:style style:name="T350" style:parent-style-name="Citation" style:family="text">
      <style:text-properties style:font-name="CMU Serif" style:font-name-asian="Monaco" style:font-name-complex="Monaco" fo:color="#000000" fo:font-size="11pt" style:font-size-asian="11pt" style:font-size-complex="11pt"/>
    </style:style>
    <style:style style:name="P351" style:parent-style-name="Heading3" style:list-style-name="LFO9" style:family="paragraph"/>
    <style:style style:name="T352" style:parent-style-name="DefaultParagraphFont" style:family="text">
      <style:text-properties style:font-name="CMU Serif"/>
    </style:style>
    <style:style style:name="P353" style:parent-style-name="Standard" style:family="paragraph">
      <style:paragraph-properties fo:margin-left="0.4923in">
        <style:tab-stops/>
      </style:paragraph-properties>
    </style:style>
    <style:style style:name="T354" style:parent-style-name="Citation" style:family="text">
      <style:text-properties style:font-name="CMU Serif" fo:font-weight="bold" style:font-weight-asian="bold" style:font-weight-complex="bold"/>
    </style:style>
    <style:style style:name="T355" style:parent-style-name="Citation" style:family="text">
      <style:text-properties style:font-name="CMU Serif"/>
    </style:style>
    <style:style style:name="T356" style:parent-style-name="Citation" style:family="text">
      <style:text-properties style:font-name="CMU Serif" fo:font-weight="bold" style:font-weight-asian="bold" style:font-weight-complex="bold"/>
    </style:style>
    <style:style style:name="T357" style:parent-style-name="Citation" style:family="text">
      <style:text-properties style:font-name="CMU Serif"/>
    </style:style>
    <style:style style:name="T358" style:parent-style-name="Citation" style:family="text">
      <style:text-properties style:font-name="CMU Serif" fo:font-weight="bold" style:font-weight-asian="bold" style:font-weight-complex="bold"/>
    </style:style>
    <style:style style:name="T359" style:parent-style-name="Citation" style:family="text">
      <style:text-properties style:font-name="CMU Serif"/>
    </style:style>
    <style:style style:name="P360" style:parent-style-name="Standard" style:family="paragraph">
      <style:paragraph-properties style:text-autospace="none" fo:margin-left="0.4923in">
        <style:tab-stops/>
      </style:paragraph-properties>
      <style:text-properties style:font-name="Monaco" style:font-name-asian="Monaco" style:font-name-complex="Monaco" fo:color="#000000" fo:font-size="11pt" style:font-size-asian="11pt" style:font-size-complex="11pt"/>
    </style:style>
    <style:style style:name="P361" style:parent-style-name="Standard" style:family="paragraph">
      <style:paragraph-properties style:text-autospace="none" fo:margin-left="0.4923in">
        <style:tab-stops/>
      </style:paragraph-properties>
    </style:style>
    <style:style style:name="T362" style:parent-style-name="Citation" style:family="text">
      <style:text-properties style:font-name="CMU Serif"/>
    </style:style>
    <style:style style:name="T363" style:parent-style-name="Citation" style:family="text">
      <style:text-properties style:font-name="CMU Serif" fo:font-weight="bold" style:font-weight-asian="bold" style:font-weight-complex="bold"/>
    </style:style>
    <style:style style:name="T364" style:parent-style-name="Citation" style:family="text">
      <style:text-properties style:font-name="CMU Serif"/>
    </style:style>
    <style:style style:name="T365" style:parent-style-name="Citation" style:family="text">
      <style:text-properties style:font-name="CMU Serif" fo:font-weight="bold" style:font-weight-asian="bold" style:font-weight-complex="bold"/>
    </style:style>
    <style:style style:name="T366" style:parent-style-name="Citation" style:family="text">
      <style:text-properties style:font-name="CMU Serif"/>
    </style:style>
    <style:style style:name="P367" style:parent-style-name="Standard" style:family="paragraph">
      <style:paragraph-properties style:text-autospace="none" fo:margin-left="0.4923in">
        <style:tab-stops/>
      </style:paragraph-properties>
      <style:text-properties style:font-name="Monaco" style:font-name-asian="Monaco" style:font-name-complex="Monaco" fo:color="#000000" fo:font-size="11pt" style:font-size-asian="11pt" style:font-size-complex="11pt"/>
    </style:style>
    <style:style style:name="P368" style:parent-style-name="Standard" style:family="paragraph">
      <style:paragraph-properties style:text-autospace="none" fo:margin-left="0.4923in">
        <style:tab-stops/>
      </style:paragraph-properties>
    </style:style>
    <style:style style:name="T369" style:parent-style-name="Citation" style:family="text">
      <style:text-properties style:font-name="CMU Serif"/>
    </style:style>
    <style:style style:name="T370" style:parent-style-name="Citation" style:family="text">
      <style:text-properties style:font-name="CMU Serif" fo:font-weight="bold" style:font-weight-asian="bold" style:font-weight-complex="bold"/>
    </style:style>
    <style:style style:name="T371" style:parent-style-name="Citation" style:family="text">
      <style:text-properties style:font-name="CMU Serif"/>
    </style:style>
    <style:style style:name="T372" style:parent-style-name="Citation" style:family="text">
      <style:text-properties style:font-name="CMU Serif" fo:font-weight="bold" style:font-weight-asian="bold" style:font-weight-complex="bold"/>
    </style:style>
    <style:style style:name="T373" style:parent-style-name="Citation" style:family="text">
      <style:text-properties style:font-name="CMU Serif"/>
    </style:style>
    <style:style style:name="P374" style:parent-style-name="Standard" style:family="paragraph">
      <style:paragraph-properties style:text-autospace="none" fo:margin-left="0.4923in">
        <style:tab-stops/>
      </style:paragraph-properties>
      <style:text-properties style:font-name="Monaco" style:font-name-asian="Monaco" style:font-name-complex="Monaco" fo:color="#000000" fo:font-size="11pt" style:font-size-asian="11pt" style:font-size-complex="11pt"/>
    </style:style>
    <style:style style:name="P375" style:parent-style-name="Standard" style:family="paragraph">
      <style:paragraph-properties style:text-autospace="none" fo:margin-left="0.4923in">
        <style:tab-stops/>
      </style:paragraph-properties>
    </style:style>
    <style:style style:name="T376" style:parent-style-name="Citation" style:family="text">
      <style:text-properties style:font-name="CMU Serif"/>
    </style:style>
    <style:style style:name="T377" style:parent-style-name="Citation" style:family="text">
      <style:text-properties style:font-name="CMU Serif" fo:font-weight="bold" style:font-weight-asian="bold" style:font-weight-complex="bold"/>
    </style:style>
    <style:style style:name="T378" style:parent-style-name="Citation" style:family="text">
      <style:text-properties style:font-name="CMU Serif"/>
    </style:style>
    <style:style style:name="T379" style:parent-style-name="Citation" style:family="text">
      <style:text-properties style:font-name="CMU Serif" fo:font-weight="bold" style:font-weight-asian="bold" style:font-weight-complex="bold"/>
    </style:style>
    <style:style style:name="T380" style:parent-style-name="Citation" style:family="text">
      <style:text-properties style:font-name="CMU Serif"/>
    </style:style>
    <style:style style:name="P381" style:parent-style-name="Standard" style:family="paragraph">
      <style:paragraph-properties style:text-autospace="none" fo:margin-left="0.4923in">
        <style:tab-stops/>
      </style:paragraph-properties>
      <style:text-properties style:font-name="Monaco" style:font-name-asian="Monaco" style:font-name-complex="Monaco" fo:color="#000000" fo:font-size="11pt" style:font-size-asian="11pt" style:font-size-complex="11pt"/>
    </style:style>
    <style:style style:name="P382" style:parent-style-name="Standard" style:family="paragraph">
      <style:paragraph-properties style:text-autospace="none" fo:margin-left="0.4923in">
        <style:tab-stops/>
      </style:paragraph-properties>
    </style:style>
    <style:style style:name="T383" style:parent-style-name="Citation" style:family="text">
      <style:text-properties style:font-name="CMU Serif"/>
    </style:style>
    <style:style style:name="T384" style:parent-style-name="Citation" style:family="text">
      <style:text-properties style:font-name="CMU Serif" fo:font-weight="bold" style:font-weight-asian="bold" style:font-weight-complex="bold"/>
    </style:style>
    <style:style style:name="T385" style:parent-style-name="Citation" style:family="text">
      <style:text-properties style:font-name="CMU Serif"/>
    </style:style>
    <style:style style:name="T386" style:parent-style-name="Citation" style:family="text">
      <style:text-properties style:font-name="CMU Serif" fo:font-weight="bold" style:font-weight-asian="bold" style:font-weight-complex="bold"/>
    </style:style>
    <style:style style:name="T387" style:parent-style-name="Citation" style:family="text">
      <style:text-properties style:font-name="CMU Serif"/>
    </style:style>
    <style:style style:name="P388" style:parent-style-name="Standard" style:family="paragraph">
      <style:paragraph-properties style:text-autospace="none" fo:margin-left="0.4923in">
        <style:tab-stops/>
      </style:paragraph-properties>
    </style:style>
    <style:style style:name="T389" style:parent-style-name="Citation" style:family="text">
      <style:text-properties style:font-name="CMU Serif" style:font-name-asian="Monaco" style:font-name-complex="Monaco" fo:font-size="11pt" style:font-size-asian="11pt" style:font-size-complex="11pt"/>
    </style:style>
    <style:style style:name="P390" style:parent-style-name="Heading3" style:list-style-name="LFO9" style:family="paragraph"/>
    <style:style style:name="T391" style:parent-style-name="DefaultParagraphFont" style:family="text">
      <style:text-properties style:font-name="CMU Serif"/>
    </style:style>
    <style:style style:name="P392" style:parent-style-name="Standard" style:family="paragraph">
      <style:paragraph-properties fo:margin-left="0.4923in">
        <style:tab-stops/>
      </style:paragraph-properties>
    </style:style>
    <style:style style:name="T393" style:parent-style-name="Citation" style:family="text">
      <style:text-properties style:font-name="CMU Serif" fo:font-weight="bold" style:font-weight-asian="bold" style:font-weight-complex="bold"/>
    </style:style>
    <style:style style:name="T394" style:parent-style-name="Citation" style:family="text">
      <style:text-properties style:font-name="CMU Serif"/>
    </style:style>
    <style:style style:name="T395" style:parent-style-name="Citation" style:family="text">
      <style:text-properties style:font-name="CMU Serif" fo:font-weight="bold" style:font-weight-asian="bold" style:font-weight-complex="bold"/>
    </style:style>
    <style:style style:name="T396" style:parent-style-name="Citation" style:family="text">
      <style:text-properties style:font-name="CMU Serif"/>
    </style:style>
    <style:style style:name="T397" style:parent-style-name="Citation" style:family="text">
      <style:text-properties style:font-name="CMU Serif" fo:font-weight="bold" style:font-weight-asian="bold" style:font-weight-complex="bold"/>
    </style:style>
    <style:style style:name="T398" style:parent-style-name="Citation" style:family="text">
      <style:text-properties style:font-name="CMU Serif"/>
    </style:style>
    <style:style style:name="P399" style:parent-style-name="Standard" style:family="paragraph">
      <style:paragraph-properties style:text-autospace="none" fo:margin-left="0.4923in">
        <style:tab-stops/>
      </style:paragraph-properties>
    </style:style>
    <style:style style:name="T400" style:parent-style-name="Citation" style:family="text">
      <style:text-properties style:font-name="CMU Serif"/>
    </style:style>
    <style:style style:name="P401" style:parent-style-name="Standard" style:family="paragraph">
      <style:paragraph-properties style:text-autospace="none" fo:margin-left="0.4923in">
        <style:tab-stops/>
      </style:paragraph-properties>
    </style:style>
    <style:style style:name="T402" style:parent-style-name="Citation" style:family="text">
      <style:text-properties style:font-name="CMU Serif" style:font-name-asian="Monaco" style:font-name-complex="Monaco" fo:font-size="11pt" style:font-size-asian="11pt" style:font-size-complex="11pt"/>
    </style:style>
    <style:style style:name="P403" style:parent-style-name="Heading3" style:list-style-name="LFO9" style:family="paragraph"/>
    <style:style style:name="T404" style:parent-style-name="DefaultParagraphFont" style:family="text">
      <style:text-properties style:font-name="CMU Serif"/>
    </style:style>
    <style:style style:name="P405" style:parent-style-name="Standard" style:family="paragraph">
      <style:paragraph-properties fo:margin-left="0.4923in">
        <style:tab-stops/>
      </style:paragraph-properties>
    </style:style>
    <style:style style:name="T406" style:parent-style-name="Citation" style:family="text">
      <style:text-properties style:font-name="CMU Serif" fo:font-weight="bold" style:font-weight-asian="bold" style:font-weight-complex="bold"/>
    </style:style>
    <style:style style:name="T407" style:parent-style-name="Citation" style:family="text">
      <style:text-properties style:font-name="CMU Serif"/>
    </style:style>
    <style:style style:name="T408" style:parent-style-name="Citation" style:family="text">
      <style:text-properties style:font-name="CMU Serif" fo:font-weight="bold" style:font-weight-asian="bold" style:font-weight-complex="bold"/>
    </style:style>
    <style:style style:name="T409" style:parent-style-name="Citation" style:family="text">
      <style:text-properties style:font-name="CMU Serif"/>
    </style:style>
    <style:style style:name="T410" style:parent-style-name="Citation" style:family="text">
      <style:text-properties style:font-name="CMU Serif" fo:font-weight="bold" style:font-weight-asian="bold" style:font-weight-complex="bold"/>
    </style:style>
    <style:style style:name="T411" style:parent-style-name="Citation" style:family="text">
      <style:text-properties style:font-name="CMU Serif"/>
    </style:style>
    <style:style style:name="P412" style:parent-style-name="Standard" style:family="paragraph">
      <style:paragraph-properties fo:margin-left="0.4923in">
        <style:tab-stops/>
      </style:paragraph-properties>
      <style:text-properties style:font-name="Monaco" style:font-name-asian="Monaco" style:font-name-complex="Monaco" fo:color="#000000" fo:font-size="11pt" style:font-size-asian="11pt" style:font-size-complex="11pt"/>
    </style:style>
    <style:style style:name="P413" style:parent-style-name="Standard" style:family="paragraph">
      <style:paragraph-properties style:text-autospace="none" fo:margin-left="0.4923in">
        <style:tab-stops/>
      </style:paragraph-properties>
    </style:style>
    <style:style style:name="T414" style:parent-style-name="Citation" style:family="text">
      <style:text-properties style:font-name="CMU Serif"/>
    </style:style>
    <style:style style:name="T415" style:parent-style-name="Citation" style:family="text">
      <style:text-properties style:font-name="CMU Serif" fo:font-weight="bold" style:font-weight-asian="bold" style:font-weight-complex="bold"/>
    </style:style>
    <style:style style:name="T416" style:parent-style-name="Citation" style:family="text">
      <style:text-properties style:font-name="CMU Serif"/>
    </style:style>
    <style:style style:name="T417" style:parent-style-name="Citation" style:family="text">
      <style:text-properties style:font-name="CMU Serif" fo:font-weight="bold" style:font-weight-asian="bold" style:font-weight-complex="bold"/>
    </style:style>
    <style:style style:name="T418" style:parent-style-name="Citation" style:family="text">
      <style:text-properties style:font-name="CMU Serif"/>
    </style:style>
    <style:style style:name="P419" style:parent-style-name="Standard" style:family="paragraph">
      <style:paragraph-properties style:text-autospace="none" fo:margin-left="0.4923in">
        <style:tab-stops/>
      </style:paragraph-properties>
    </style:style>
    <style:style style:name="T420" style:parent-style-name="Citation" style:family="text">
      <style:text-properties style:font-name="CMU Serif" style:font-name-asian="Monaco" style:font-name-complex="Monaco" fo:font-size="11pt" style:font-size-asian="11pt" style:font-size-complex="11pt"/>
    </style:style>
    <style:style style:name="P421" style:parent-style-name="Heading3" style:list-style-name="LFO9" style:family="paragraph"/>
    <style:style style:name="T422" style:parent-style-name="DefaultParagraphFont" style:family="text">
      <style:text-properties style:font-name="CMU Serif"/>
    </style:style>
    <style:style style:name="P423" style:parent-style-name="Standard" style:family="paragraph">
      <style:paragraph-properties fo:margin-left="0.4923in">
        <style:tab-stops/>
      </style:paragraph-properties>
    </style:style>
    <style:style style:name="T424" style:parent-style-name="Citation" style:family="text">
      <style:text-properties style:font-name="CMU Serif" fo:font-weight="bold" style:font-weight-asian="bold" style:font-weight-complex="bold"/>
    </style:style>
    <style:style style:name="T425" style:parent-style-name="Citation" style:family="text">
      <style:text-properties style:font-name="CMU Serif"/>
    </style:style>
    <style:style style:name="T426" style:parent-style-name="Citation" style:family="text">
      <style:text-properties style:font-name="CMU Serif" fo:font-weight="bold" style:font-weight-asian="bold" style:font-weight-complex="bold"/>
    </style:style>
    <style:style style:name="T427" style:parent-style-name="Citation" style:family="text">
      <style:text-properties style:font-name="CMU Serif"/>
    </style:style>
    <style:style style:name="T428" style:parent-style-name="Citation" style:family="text">
      <style:text-properties style:font-name="CMU Serif" fo:font-weight="bold" style:font-weight-asian="bold" style:font-weight-complex="bold"/>
    </style:style>
    <style:style style:name="T429" style:parent-style-name="Citation" style:family="text">
      <style:text-properties style:font-name="CMU Serif"/>
    </style:style>
    <style:style style:name="P430" style:parent-style-name="Standard" style:family="paragraph">
      <style:paragraph-properties style:text-autospace="none" fo:margin-left="0.4923in">
        <style:tab-stops/>
      </style:paragraph-properties>
    </style:style>
    <style:style style:name="T431" style:parent-style-name="Citation" style:family="text">
      <style:text-properties style:font-name="CMU Serif"/>
    </style:style>
    <style:style style:name="P432" style:parent-style-name="Standard" style:family="paragraph">
      <style:paragraph-properties style:text-autospace="none" fo:margin-left="0.4923in">
        <style:tab-stops/>
      </style:paragraph-properties>
    </style:style>
    <style:style style:name="T433" style:parent-style-name="Citation" style:family="text">
      <style:text-properties style:font-name="CMU Serif"/>
    </style:style>
    <style:style style:name="T434" style:parent-style-name="Citation" style:family="text">
      <style:text-properties style:font-name="CMU Serif" fo:font-weight="bold" style:font-weight-asian="bold" style:font-weight-complex="bold"/>
    </style:style>
    <style:style style:name="T435" style:parent-style-name="Citation" style:family="text">
      <style:text-properties style:font-name="CMU Serif"/>
    </style:style>
    <style:style style:name="T436" style:parent-style-name="Citation" style:family="text">
      <style:text-properties style:font-name="CMU Serif" fo:font-weight="bold" style:font-weight-asian="bold" style:font-weight-complex="bold"/>
    </style:style>
    <style:style style:name="T437" style:parent-style-name="Citation" style:family="text">
      <style:text-properties style:font-name="CMU Serif"/>
    </style:style>
    <style:style style:name="P438" style:parent-style-name="Standard" style:family="paragraph">
      <style:paragraph-properties style:text-autospace="none" fo:margin-left="0.4923in">
        <style:tab-stops/>
      </style:paragraph-properties>
      <style:text-properties style:font-name="Monaco" style:font-name-asian="Monaco" style:font-name-complex="Monaco" fo:color="#000000" fo:font-size="11pt" style:font-size-asian="11pt" style:font-size-complex="11pt"/>
    </style:style>
    <style:style style:name="P439" style:parent-style-name="Standard" style:family="paragraph">
      <style:paragraph-properties style:text-autospace="none" fo:margin-left="0.4923in">
        <style:tab-stops/>
      </style:paragraph-properties>
    </style:style>
    <style:style style:name="T440" style:parent-style-name="Citation" style:family="text">
      <style:text-properties style:font-name="CMU Serif" style:font-name-asian="Monaco" style:font-name-complex="Monaco" fo:color="#000000" fo:font-size="11pt" style:font-size-asian="11pt" style:font-size-complex="11pt"/>
    </style:style>
    <style:style style:name="P441" style:parent-style-name="Heading3" style:list-style-name="LFO9" style:family="paragraph"/>
    <style:style style:name="T442" style:parent-style-name="DefaultParagraphFont" style:family="text">
      <style:text-properties style:font-name="CMU Serif"/>
    </style:style>
    <style:style style:name="P443" style:parent-style-name="Standard" style:family="paragraph">
      <style:paragraph-properties fo:margin-left="0.4923in">
        <style:tab-stops/>
      </style:paragraph-properties>
    </style:style>
    <style:style style:name="T444" style:parent-style-name="Citation" style:family="text">
      <style:text-properties style:font-name="CMU Serif" fo:font-weight="bold" style:font-weight-asian="bold" style:font-weight-complex="bold" fo:color="#000000"/>
    </style:style>
    <style:style style:name="T445" style:parent-style-name="Citation" style:family="text">
      <style:text-properties style:font-name="CMU Serif" fo:color="#000000"/>
    </style:style>
    <style:style style:name="T446" style:parent-style-name="Citation" style:family="text">
      <style:text-properties style:font-name="CMU Serif" fo:font-weight="bold" style:font-weight-asian="bold" style:font-weight-complex="bold" fo:color="#000000"/>
    </style:style>
    <style:style style:name="T447" style:parent-style-name="Citation" style:family="text">
      <style:text-properties style:font-name="CMU Serif" fo:color="#000000"/>
    </style:style>
    <style:style style:name="T448" style:parent-style-name="Citation" style:family="text">
      <style:text-properties style:font-name="CMU Serif" fo:font-weight="bold" style:font-weight-asian="bold" style:font-weight-complex="bold" fo:color="#000000"/>
    </style:style>
    <style:style style:name="T449" style:parent-style-name="Citation" style:family="text">
      <style:text-properties style:font-name="CMU Serif" fo:color="#000000"/>
    </style:style>
    <style:style style:name="T450" style:parent-style-name="Citation" style:family="text">
      <style:text-properties style:font-name="CMU Serif" fo:font-weight="bold" style:font-weight-asian="bold" style:font-weight-complex="bold" fo:color="#000000"/>
    </style:style>
    <style:style style:name="T451" style:parent-style-name="Citation" style:family="text">
      <style:text-properties style:font-name="CMU Serif" fo:color="#000000"/>
    </style:style>
    <style:style style:name="P452" style:parent-style-name="Standard" style:family="paragraph">
      <style:paragraph-properties style:text-autospace="none" fo:margin-left="0.4923in">
        <style:tab-stops/>
      </style:paragraph-properties>
      <style:text-properties style:font-name="Monaco" style:font-name-asian="Monaco" style:font-name-complex="Monaco" fo:font-size="11pt" style:font-size-asian="11pt" style:font-size-complex="11pt"/>
    </style:style>
    <style:style style:name="P453" style:parent-style-name="Standard" style:family="paragraph">
      <style:paragraph-properties style:text-autospace="none" fo:margin-left="0.4923in">
        <style:tab-stops/>
      </style:paragraph-properties>
    </style:style>
    <style:style style:name="T454" style:parent-style-name="Citation" style:family="text">
      <style:text-properties style:font-name="CMU Serif" fo:color="#000000"/>
    </style:style>
    <style:style style:name="T455" style:parent-style-name="Citation" style:family="text">
      <style:text-properties style:font-name="CMU Serif" fo:font-weight="bold" style:font-weight-asian="bold" style:font-weight-complex="bold" fo:color="#000000"/>
    </style:style>
    <style:style style:name="T456" style:parent-style-name="Citation" style:family="text">
      <style:text-properties style:font-name="CMU Serif" fo:color="#000000"/>
    </style:style>
    <style:style style:name="T457" style:parent-style-name="Citation" style:family="text">
      <style:text-properties style:font-name="CMU Serif" fo:font-weight="bold" style:font-weight-asian="bold" style:font-weight-complex="bold" fo:color="#000000"/>
    </style:style>
    <style:style style:name="T458" style:parent-style-name="Citation" style:family="text">
      <style:text-properties style:font-name="CMU Serif" fo:color="#000000"/>
    </style:style>
    <style:style style:name="T459" style:parent-style-name="Citation" style:family="text">
      <style:text-properties style:font-name="CMU Serif" fo:font-weight="bold" style:font-weight-asian="bold" style:font-weight-complex="bold" fo:color="#000000"/>
    </style:style>
    <style:style style:name="T460" style:parent-style-name="Citation" style:family="text">
      <style:text-properties style:font-name="CMU Serif" fo:color="#000000"/>
    </style:style>
    <style:style style:name="P461" style:parent-style-name="Standard" style:family="paragraph">
      <style:paragraph-properties style:text-autospace="none" fo:margin-left="0.4923in">
        <style:tab-stops/>
      </style:paragraph-properties>
      <style:text-properties style:font-name="Monaco" style:font-name-asian="Monaco" style:font-name-complex="Monaco" fo:font-size="11pt" style:font-size-asian="11pt" style:font-size-complex="11pt"/>
    </style:style>
    <style:style style:name="P462" style:parent-style-name="Standard" style:family="paragraph">
      <style:paragraph-properties style:text-autospace="none" fo:margin-left="0.4923in">
        <style:tab-stops/>
      </style:paragraph-properties>
    </style:style>
    <style:style style:name="T463" style:parent-style-name="Citation" style:family="text">
      <style:text-properties style:font-name="CMU Serif" fo:color="#000000"/>
    </style:style>
    <style:style style:name="T464" style:parent-style-name="Citation" style:family="text">
      <style:text-properties style:font-name="CMU Serif" fo:font-weight="bold" style:font-weight-asian="bold" style:font-weight-complex="bold" fo:color="#000000"/>
    </style:style>
    <style:style style:name="T465" style:parent-style-name="Citation" style:family="text">
      <style:text-properties style:font-name="CMU Serif" fo:color="#000000"/>
    </style:style>
    <style:style style:name="T466" style:parent-style-name="Citation" style:family="text">
      <style:text-properties style:font-name="CMU Serif" fo:font-weight="bold" style:font-weight-asian="bold" style:font-weight-complex="bold" fo:color="#000000"/>
    </style:style>
    <style:style style:name="T467" style:parent-style-name="Citation" style:family="text">
      <style:text-properties style:font-name="CMU Serif" fo:color="#000000"/>
    </style:style>
    <style:style style:name="T468" style:parent-style-name="Citation" style:family="text">
      <style:text-properties style:font-name="CMU Serif" fo:font-weight="bold" style:font-weight-asian="bold" style:font-weight-complex="bold" fo:color="#000000"/>
    </style:style>
    <style:style style:name="T469" style:parent-style-name="Citation" style:family="text">
      <style:text-properties style:font-name="CMU Serif" fo:color="#000000"/>
    </style:style>
    <style:style style:name="P470" style:parent-style-name="Standard" style:family="paragraph">
      <style:paragraph-properties style:text-autospace="none" fo:margin-left="0.4923in">
        <style:tab-stops/>
      </style:paragraph-properties>
      <style:text-properties style:font-name="Monaco" style:font-name-asian="Monaco" style:font-name-complex="Monaco" fo:font-size="11pt" style:font-size-asian="11pt" style:font-size-complex="11pt"/>
    </style:style>
    <style:style style:name="P471" style:parent-style-name="Standard" style:family="paragraph">
      <style:paragraph-properties style:text-autospace="none" fo:margin-left="0.4923in">
        <style:tab-stops/>
      </style:paragraph-properties>
    </style:style>
    <style:style style:name="T472" style:parent-style-name="Citation" style:family="text">
      <style:text-properties style:font-name="CMU Serif" fo:color="#000000"/>
    </style:style>
    <style:style style:name="T473" style:parent-style-name="Citation" style:family="text">
      <style:text-properties style:font-name="CMU Serif" fo:font-weight="bold" style:font-weight-asian="bold" style:font-weight-complex="bold" fo:color="#000000"/>
    </style:style>
    <style:style style:name="T474" style:parent-style-name="Citation" style:family="text">
      <style:text-properties style:font-name="CMU Serif" fo:color="#000000"/>
    </style:style>
    <style:style style:name="T475" style:parent-style-name="Citation" style:family="text">
      <style:text-properties style:font-name="CMU Serif" fo:font-weight="bold" style:font-weight-asian="bold" style:font-weight-complex="bold" fo:color="#000000"/>
    </style:style>
    <style:style style:name="T476" style:parent-style-name="Citation" style:family="text">
      <style:text-properties style:font-name="CMU Serif" fo:color="#000000"/>
    </style:style>
    <style:style style:name="T477" style:parent-style-name="Citation" style:family="text">
      <style:text-properties style:font-name="CMU Serif" fo:font-weight="bold" style:font-weight-asian="bold" style:font-weight-complex="bold" fo:color="#000000"/>
    </style:style>
    <style:style style:name="T478" style:parent-style-name="Citation" style:family="text">
      <style:text-properties style:font-name="CMU Serif" fo:color="#000000"/>
    </style:style>
    <style:style style:name="P479" style:parent-style-name="Standard" style:family="paragraph">
      <style:paragraph-properties style:text-autospace="none" fo:margin-left="0.4923in">
        <style:tab-stops/>
      </style:paragraph-properties>
    </style:style>
    <style:style style:name="T480" style:parent-style-name="Citation" style:family="text">
      <style:text-properties style:font-name="CMU Serif" style:font-name-asian="Monaco" style:font-name-complex="Monaco" fo:color="#000000" fo:font-size="11pt" style:font-size-asian="11pt" style:font-size-complex="11pt"/>
    </style:style>
    <style:style style:name="P481" style:parent-style-name="Heading2" style:list-style-name="LFO9" style:family="paragraph">
      <style:text-properties style:font-name="CMU Serif" fo:font-style="normal" style:font-style-asian="normal" style:font-style-complex="normal"/>
    </style:style>
    <style:style style:name="P482" style:parent-style-name="Heading3" style:list-style-name="LFO9" style:family="paragraph"/>
    <style:style style:name="T483" style:parent-style-name="DefaultParagraphFont" style:family="text">
      <style:text-properties style:font-name="CMU Serif"/>
    </style:style>
    <style:style style:name="P484" style:parent-style-name="Heading3" style:list-style-name="LFO9" style:family="paragraph"/>
    <style:style style:name="T485" style:parent-style-name="DefaultParagraphFont" style:family="text">
      <style:text-properties style:font-name="CMU Serif"/>
    </style:style>
    <style:style style:name="P486" style:parent-style-name="Heading3" style:list-style-name="LFO9" style:family="paragraph"/>
    <style:style style:name="T487" style:parent-style-name="DefaultParagraphFont" style:family="text">
      <style:text-properties style:font-name="CMU Serif"/>
    </style:style>
    <style:style style:name="P488" style:parent-style-name="Heading3" style:list-style-name="LFO9" style:family="paragraph"/>
    <style:style style:name="T489" style:parent-style-name="DefaultParagraphFont" style:family="text">
      <style:text-properties style:font-name="CMU Serif"/>
    </style:style>
    <style:style style:name="P490" style:parent-style-name="Heading3" style:list-style-name="LFO9" style:family="paragraph"/>
    <style:style style:name="T491" style:parent-style-name="DefaultParagraphFont" style:family="text">
      <style:text-properties style:font-name="CMU Serif"/>
    </style:style>
    <style:style style:name="P492" style:parent-style-name="Heading3" style:list-style-name="LFO9" style:family="paragraph"/>
    <style:style style:name="T493" style:parent-style-name="DefaultParagraphFont" style:family="text">
      <style:text-properties style:font-name="CMU Serif"/>
    </style:style>
    <style:style style:name="P494" style:parent-style-name="Heading3" style:list-style-name="LFO9" style:family="paragraph"/>
    <style:style style:name="T495" style:parent-style-name="DefaultParagraphFont" style:family="text">
      <style:text-properties style:font-name="CMU Serif"/>
    </style:style>
    <style:style style:name="P496" style:parent-style-name="Textbody" style:family="paragraph">
      <style:text-properties style:font-name="CMU Serif"/>
    </style:style>
    <style:style style:name="P497" style:parent-style-name="Textbody" style:family="paragraph">
      <style:text-properties style:font-name="CMU Serif"/>
    </style:style>
    <style:style style:name="P498" style:parent-style-name="Textbody" style:family="paragraph">
      <style:text-properties style:font-name="CMU Serif"/>
    </style:style>
    <style:style style:name="P499" style:parent-style-name="Textbody" style:family="paragraph">
      <style:text-properties style:font-name="CMU Serif"/>
    </style:style>
    <style:style style:name="P500" style:parent-style-name="Textbody" style:family="paragraph">
      <style:text-properties style:font-name="CMU Serif"/>
    </style:style>
    <style:style style:name="P501" style:parent-style-name="Textbody" style:family="paragraph">
      <style:text-properties style:font-name="CMU Serif"/>
    </style:style>
    <style:style style:name="P502" style:parent-style-name="Textbody" style:family="paragraph">
      <style:text-properties style:font-name="CMU Serif"/>
    </style:style>
    <style:style style:name="P503" style:parent-style-name="Textbody" style:family="paragraph">
      <style:text-properties style:font-name="CMU Serif"/>
    </style:style>
    <style:style style:name="P504" style:parent-style-name="Textbody" style:family="paragraph">
      <style:text-properties style:font-name="CMU Serif"/>
    </style:style>
    <style:style style:name="P505" style:parent-style-name="Textbody" style:family="paragraph">
      <style:text-properties style:font-name="CMU Serif"/>
    </style:style>
    <style:style style:name="P506" style:parent-style-name="Textbody" style:family="paragraph">
      <style:text-properties style:font-name="CMU Serif"/>
    </style:style>
    <style:style style:name="P507" style:parent-style-name="Textbody" style:family="paragraph">
      <style:text-properties style:font-name="CMU Serif"/>
    </style:style>
    <style:style style:name="P508" style:parent-style-name="Textbody" style:family="paragraph">
      <style:text-properties style:font-name="CMU Serif"/>
    </style:style>
    <style:style style:name="P509" style:parent-style-name="Textbody" style:family="paragraph">
      <style:text-properties style:font-name="CMU Serif"/>
    </style:style>
    <style:style style:name="P510" style:parent-style-name="Textbody" style:family="paragraph">
      <style:text-properties style:font-name="CMU Serif"/>
    </style:style>
    <style:style style:name="P511" style:parent-style-name="Textbody" style:family="paragraph">
      <style:text-properties style:font-name="CMU Serif"/>
    </style:style>
    <style:style style:name="P512" style:parent-style-name="Textbody" style:family="paragraph">
      <style:text-properties style:font-name="CMU Serif"/>
    </style:style>
    <style:style style:name="P513" style:parent-style-name="Textbody" style:family="paragraph">
      <style:text-properties style:font-name="CMU Serif"/>
    </style:style>
    <style:style style:name="P514" style:parent-style-name="Textbody" style:family="paragraph">
      <style:text-properties style:font-name="CMU Serif"/>
    </style:style>
    <style:style style:name="P515" style:parent-style-name="Textbody" style:family="paragraph">
      <style:text-properties style:font-name="CMU Serif"/>
    </style:style>
    <style:style style:name="P516" style:parent-style-name="Textbody" style:family="paragraph">
      <style:text-properties style:font-name="CMU Serif"/>
    </style:style>
    <style:style style:name="P517" style:parent-style-name="Textbody" style:family="paragraph">
      <style:text-properties style:font-name="CMU Serif"/>
    </style:style>
    <style:style style:name="P518" style:parent-style-name="Textbody" style:family="paragraph">
      <style:text-properties style:font-name="CMU Serif"/>
    </style:style>
    <style:style style:name="P519" style:parent-style-name="Textbody" style:family="paragraph">
      <style:text-properties style:font-name="CMU Serif"/>
    </style:style>
    <style:style style:name="P520" style:parent-style-name="Textbody" style:family="paragraph">
      <style:text-properties style:font-name="CMU Serif"/>
    </style:style>
    <style:style style:name="P521" style:parent-style-name="Heading2" style:list-style-name="LFO9" style:family="paragraph">
      <style:text-properties style:font-name="CMU Serif" fo:font-style="normal" style:font-style-asian="normal" style:font-style-complex="normal"/>
    </style:style>
    <style:style style:name="P522" style:parent-style-name="Heading3" style:list-style-name="LFO9" style:family="paragraph"/>
    <style:style style:name="T523" style:parent-style-name="DefaultParagraphFont" style:family="text">
      <style:text-properties style:font-name="CMU Serif"/>
    </style:style>
    <style:style style:name="T524" style:parent-style-name="Citation" style:family="text">
      <style:text-properties style:font-name="CMU Serif" fo:font-weight="bold" style:font-weight-asian="bold" style:font-weight-complex="bold"/>
    </style:style>
    <style:style style:name="T525" style:parent-style-name="Citation" style:family="text">
      <style:text-properties style:font-name="CMU Serif"/>
    </style:style>
    <style:style style:name="T526" style:parent-style-name="Citation" style:family="text">
      <style:text-properties style:font-name="CMU Serif" fo:font-weight="bold" style:font-weight-asian="bold" style:font-weight-complex="bold"/>
    </style:style>
    <style:style style:name="T527" style:parent-style-name="Citation" style:family="text">
      <style:text-properties style:font-name="CMU Serif"/>
    </style:style>
    <style:style style:name="T528" style:parent-style-name="Citation" style:family="text">
      <style:text-properties style:font-name="CMU Serif"/>
    </style:style>
    <style:style style:name="T529" style:parent-style-name="Citation" style:family="text">
      <style:text-properties style:font-name="CMU Serif" fo:font-weight="bold" style:font-weight-asian="bold" style:font-weight-complex="bold"/>
    </style:style>
    <style:style style:name="T530" style:parent-style-name="Citation" style:family="text">
      <style:text-properties style:font-name="CMU Serif"/>
    </style:style>
    <style:style style:name="T531" style:parent-style-name="Citation" style:family="text">
      <style:text-properties style:font-name="CMU Serif" fo:font-weight="bold" style:font-weight-asian="bold" style:font-weight-complex="bold"/>
    </style:style>
    <style:style style:name="T532" style:parent-style-name="Citation" style:family="text">
      <style:text-properties style:font-name="CMU Serif"/>
    </style:style>
    <style:style style:name="P533" style:parent-style-name="Standard" style:family="paragraph">
      <style:text-properties style:font-name="Monaco" style:font-name-asian="Monaco" style:font-name-complex="Monaco" fo:color="#000000" fo:font-size="11pt" style:font-size-asian="11pt" style:font-size-complex="11pt"/>
    </style:style>
    <style:style style:name="P534" style:parent-style-name="Standard" style:family="paragraph">
      <style:paragraph-properties style:text-autospace="none"/>
    </style:style>
    <style:style style:name="T535" style:parent-style-name="Citation" style:family="text">
      <style:text-properties style:font-name="CMU Serif"/>
    </style:style>
    <style:style style:name="T536" style:parent-style-name="Citation" style:family="text">
      <style:text-properties style:font-name="CMU Serif" fo:font-weight="bold" style:font-weight-asian="bold" style:font-weight-complex="bold"/>
    </style:style>
    <style:style style:name="T537" style:parent-style-name="Citation" style:family="text">
      <style:text-properties style:font-name="CMU Serif"/>
    </style:style>
    <style:style style:name="P538"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539" style:parent-style-name="Standard" style:family="paragraph">
      <style:paragraph-properties style:text-autospace="none"/>
    </style:style>
    <style:style style:name="T540" style:parent-style-name="Citation" style:family="text">
      <style:text-properties style:font-name="CMU Serif"/>
    </style:style>
    <style:style style:name="T541" style:parent-style-name="Citation" style:family="text">
      <style:text-properties style:font-name="CMU Serif" fo:font-weight="bold" style:font-weight-asian="bold" style:font-weight-complex="bold"/>
    </style:style>
    <style:style style:name="T542" style:parent-style-name="Citation" style:family="text">
      <style:text-properties style:font-name="CMU Serif"/>
    </style:style>
    <style:style style:name="T543" style:parent-style-name="Citation" style:family="text">
      <style:text-properties style:font-name="CMU Serif" fo:font-weight="bold" style:font-weight-asian="bold" style:font-weight-complex="bold"/>
    </style:style>
    <style:style style:name="T544" style:parent-style-name="Citation" style:family="text">
      <style:text-properties style:font-name="CMU Serif"/>
    </style:style>
    <style:style style:name="P545"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546" style:parent-style-name="Standard" style:family="paragraph">
      <style:paragraph-properties style:text-autospace="none"/>
    </style:style>
    <style:style style:name="T547" style:parent-style-name="Citation" style:family="text">
      <style:text-properties style:font-name="CMU Serif"/>
    </style:style>
    <style:style style:name="T548" style:parent-style-name="Citation" style:family="text">
      <style:text-properties style:font-name="CMU Serif" fo:font-weight="bold" style:font-weight-asian="bold" style:font-weight-complex="bold"/>
    </style:style>
    <style:style style:name="T549" style:parent-style-name="Citation" style:family="text">
      <style:text-properties style:font-name="CMU Serif"/>
    </style:style>
    <style:style style:name="T550" style:parent-style-name="Citation" style:family="text">
      <style:text-properties style:font-name="CMU Serif" fo:font-weight="bold" style:font-weight-asian="bold" style:font-weight-complex="bold"/>
    </style:style>
    <style:style style:name="T551" style:parent-style-name="Citation" style:family="text">
      <style:text-properties style:font-name="CMU Serif"/>
    </style:style>
    <style:style style:name="P552"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553" style:parent-style-name="Standard" style:family="paragraph">
      <style:paragraph-properties style:text-autospace="none"/>
    </style:style>
    <style:style style:name="T554" style:parent-style-name="Citation" style:family="text">
      <style:text-properties style:font-name="CMU Serif"/>
    </style:style>
    <style:style style:name="T555" style:parent-style-name="Citation" style:family="text">
      <style:text-properties style:font-name="CMU Serif" fo:font-weight="bold" style:font-weight-asian="bold" style:font-weight-complex="bold"/>
    </style:style>
    <style:style style:name="T556" style:parent-style-name="Citation" style:family="text">
      <style:text-properties style:font-name="CMU Serif"/>
    </style:style>
    <style:style style:name="P557"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558" style:parent-style-name="Standard" style:family="paragraph">
      <style:paragraph-properties style:text-autospace="none"/>
    </style:style>
    <style:style style:name="T559" style:parent-style-name="Citation" style:family="text">
      <style:text-properties style:font-name="CMU Serif"/>
    </style:style>
    <style:style style:name="T560" style:parent-style-name="Citation" style:family="text">
      <style:text-properties style:font-name="CMU Serif" fo:font-weight="bold" style:font-weight-asian="bold" style:font-weight-complex="bold"/>
    </style:style>
    <style:style style:name="T561" style:parent-style-name="Citation" style:family="text">
      <style:text-properties style:font-name="CMU Serif"/>
    </style:style>
    <style:style style:name="P562"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563" style:parent-style-name="Standard" style:family="paragraph">
      <style:paragraph-properties style:text-autospace="none"/>
    </style:style>
    <style:style style:name="T564" style:parent-style-name="Citation" style:family="text">
      <style:text-properties style:font-name="CMU Serif"/>
    </style:style>
    <style:style style:name="T565" style:parent-style-name="Citation" style:family="text">
      <style:text-properties style:font-name="CMU Serif" fo:font-weight="bold" style:font-weight-asian="bold" style:font-weight-complex="bold"/>
    </style:style>
    <style:style style:name="T566" style:parent-style-name="Citation" style:family="text">
      <style:text-properties style:font-name="CMU Serif"/>
    </style:style>
    <style:style style:name="T567" style:parent-style-name="Citation" style:family="text">
      <style:text-properties style:font-name="CMU Serif" fo:font-weight="bold" style:font-weight-asian="bold" style:font-weight-complex="bold"/>
    </style:style>
    <style:style style:name="T568" style:parent-style-name="Citation" style:family="text">
      <style:text-properties style:font-name="CMU Serif"/>
    </style:style>
    <style:style style:name="P569"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570" style:parent-style-name="Standard" style:family="paragraph">
      <style:paragraph-properties style:text-autospace="none"/>
    </style:style>
    <style:style style:name="T571" style:parent-style-name="Citation" style:family="text">
      <style:text-properties style:font-name="CMU Serif"/>
    </style:style>
    <style:style style:name="T572" style:parent-style-name="Citation" style:family="text">
      <style:text-properties style:font-name="CMU Serif" fo:font-weight="bold" style:font-weight-asian="bold" style:font-weight-complex="bold"/>
    </style:style>
    <style:style style:name="T573" style:parent-style-name="Citation" style:family="text">
      <style:text-properties style:font-name="CMU Serif"/>
    </style:style>
    <style:style style:name="P574"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575" style:parent-style-name="Standard" style:family="paragraph">
      <style:paragraph-properties style:text-autospace="none"/>
    </style:style>
    <style:style style:name="T576" style:parent-style-name="Citation" style:family="text">
      <style:text-properties style:font-name="CMU Serif"/>
    </style:style>
    <style:style style:name="T577" style:parent-style-name="Citation" style:family="text">
      <style:text-properties style:font-name="CMU Serif" fo:font-weight="bold" style:font-weight-asian="bold" style:font-weight-complex="bold"/>
    </style:style>
    <style:style style:name="T578" style:parent-style-name="Citation" style:family="text">
      <style:text-properties style:font-name="CMU Serif"/>
    </style:style>
    <style:style style:name="T579" style:parent-style-name="Citation" style:family="text">
      <style:text-properties style:font-name="CMU Serif" fo:font-weight="bold" style:font-weight-asian="bold" style:font-weight-complex="bold"/>
    </style:style>
    <style:style style:name="T580" style:parent-style-name="Citation" style:family="text">
      <style:text-properties style:font-name="CMU Serif"/>
    </style:style>
    <style:style style:name="P581" style:parent-style-name="Standard" style:family="paragraph">
      <style:paragraph-properties style:text-autospace="none"/>
    </style:style>
    <style:style style:name="T582" style:parent-style-name="Citation" style:family="text">
      <style:text-properties style:font-name="CMU Serif"/>
    </style:style>
    <style:style style:name="P583" style:parent-style-name="Standard" style:family="paragraph">
      <style:paragraph-properties style:text-autospace="none"/>
    </style:style>
    <style:style style:name="T584" style:parent-style-name="Citation" style:family="text">
      <style:text-properties style:font-name="CMU Serif" style:font-name-asian="Monaco" style:font-name-complex="Monaco" fo:font-size="11pt" style:font-size-asian="11pt" style:font-size-complex="11pt"/>
    </style:style>
    <style:style style:name="T585" style:parent-style-name="Citation" style:family="text">
      <style:text-properties style:font-name="CMU Serif" style:font-name-asian="Monaco" style:font-name-complex="Monaco" fo:font-weight="bold" style:font-weight-asian="bold" style:font-weight-complex="bold" fo:font-size="11pt" style:font-size-asian="11pt" style:font-size-complex="11pt"/>
    </style:style>
    <style:style style:name="T586" style:parent-style-name="Citation" style:family="text">
      <style:text-properties style:font-name="CMU Serif" style:font-name-asian="Monaco" style:font-name-complex="Monaco" fo:font-size="11pt" style:font-size-asian="11pt" style:font-size-complex="11pt"/>
    </style:style>
    <style:style style:name="T587" style:parent-style-name="Citation" style:family="text">
      <style:text-properties style:font-name="CMU Serif" style:font-name-asian="Monaco" style:font-name-complex="Monaco" fo:font-weight="bold" style:font-weight-asian="bold" style:font-weight-complex="bold" fo:font-size="11pt" style:font-size-asian="11pt" style:font-size-complex="11pt"/>
    </style:style>
    <style:style style:name="T588" style:parent-style-name="Citation" style:family="text">
      <style:text-properties style:font-name="CMU Serif" style:font-name-asian="Monaco" style:font-name-complex="Monaco" fo:font-size="11pt" style:font-size-asian="11pt" style:font-size-complex="11pt"/>
    </style:style>
    <style:style style:name="P589" style:parent-style-name="Heading3" style:list-style-name="LFO9" style:family="paragraph"/>
    <style:style style:name="T590" style:parent-style-name="DefaultParagraphFont" style:family="text">
      <style:text-properties style:font-name="CMU Serif"/>
    </style:style>
    <style:style style:name="T591" style:parent-style-name="Citation" style:family="text">
      <style:text-properties style:font-name="CMU Serif" fo:font-weight="bold" style:font-weight-asian="bold" style:font-weight-complex="bold"/>
    </style:style>
    <style:style style:name="T592" style:parent-style-name="Citation" style:family="text">
      <style:text-properties style:font-name="CMU Serif"/>
    </style:style>
    <style:style style:name="T593" style:parent-style-name="Citation" style:family="text">
      <style:text-properties style:font-name="CMU Serif" fo:font-weight="bold" style:font-weight-asian="bold" style:font-weight-complex="bold"/>
    </style:style>
    <style:style style:name="T594" style:parent-style-name="Citation" style:family="text">
      <style:text-properties style:font-name="CMU Serif"/>
    </style:style>
    <style:style style:name="T595" style:parent-style-name="Citation" style:family="text">
      <style:text-properties style:font-name="CMU Serif"/>
    </style:style>
    <style:style style:name="T596" style:parent-style-name="Citation" style:family="text">
      <style:text-properties style:font-name="CMU Serif" fo:font-weight="bold" style:font-weight-asian="bold" style:font-weight-complex="bold"/>
    </style:style>
    <style:style style:name="T597" style:parent-style-name="Citation" style:family="text">
      <style:text-properties style:font-name="CMU Serif"/>
    </style:style>
    <style:style style:name="T598" style:parent-style-name="Citation" style:family="text">
      <style:text-properties style:font-name="CMU Serif" fo:font-weight="bold" style:font-weight-asian="bold" style:font-weight-complex="bold"/>
    </style:style>
    <style:style style:name="T599" style:parent-style-name="Citation" style:family="text">
      <style:text-properties style:font-name="CMU Serif"/>
    </style:style>
    <style:style style:name="T600" style:parent-style-name="Citation" style:family="text">
      <style:text-properties style:font-name="CMU Serif" fo:font-weight="bold" style:font-weight-asian="bold" style:font-weight-complex="bold"/>
    </style:style>
    <style:style style:name="T601" style:parent-style-name="Citation" style:family="text">
      <style:text-properties style:font-name="CMU Serif"/>
    </style:style>
    <style:style style:name="P602" style:parent-style-name="Standard" style:family="paragraph">
      <style:text-properties style:font-name="Monaco" style:font-name-asian="Monaco" style:font-name-complex="Monaco" fo:color="#000000" fo:font-size="11pt" style:font-size-asian="11pt" style:font-size-complex="11pt"/>
    </style:style>
    <style:style style:name="P603" style:parent-style-name="Standard" style:family="paragraph">
      <style:paragraph-properties style:text-autospace="none"/>
    </style:style>
    <style:style style:name="T604" style:parent-style-name="Citation" style:family="text">
      <style:text-properties style:font-name="CMU Serif"/>
    </style:style>
    <style:style style:name="T605" style:parent-style-name="Citation" style:family="text">
      <style:text-properties style:font-name="CMU Serif" fo:font-weight="bold" style:font-weight-asian="bold" style:font-weight-complex="bold"/>
    </style:style>
    <style:style style:name="T606" style:parent-style-name="Citation" style:family="text">
      <style:text-properties style:font-name="CMU Serif"/>
    </style:style>
    <style:style style:name="T607" style:parent-style-name="Citation" style:family="text">
      <style:text-properties style:font-name="CMU Serif" fo:font-weight="bold" style:font-weight-asian="bold" style:font-weight-complex="bold"/>
    </style:style>
    <style:style style:name="T608" style:parent-style-name="Citation" style:family="text">
      <style:text-properties style:font-name="CMU Serif"/>
    </style:style>
    <style:style style:name="T609" style:parent-style-name="Citation" style:family="text">
      <style:text-properties style:font-name="CMU Serif" fo:font-weight="bold" style:font-weight-asian="bold" style:font-weight-complex="bold"/>
    </style:style>
    <style:style style:name="T610" style:parent-style-name="Citation" style:family="text">
      <style:text-properties style:font-name="CMU Serif"/>
    </style:style>
    <style:style style:name="T611" style:parent-style-name="Citation" style:family="text">
      <style:text-properties style:font-name="CMU Serif" fo:font-weight="bold" style:font-weight-asian="bold" style:font-weight-complex="bold"/>
    </style:style>
    <style:style style:name="T612" style:parent-style-name="Citation" style:family="text">
      <style:text-properties style:font-name="CMU Serif"/>
    </style:style>
    <style:style style:name="P613"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614" style:parent-style-name="Standard" style:family="paragraph">
      <style:paragraph-properties style:text-autospace="none"/>
    </style:style>
    <style:style style:name="T615" style:parent-style-name="Citation" style:family="text">
      <style:text-properties style:font-name="CMU Serif"/>
    </style:style>
    <style:style style:name="T616" style:parent-style-name="Citation" style:family="text">
      <style:text-properties style:font-name="CMU Serif" fo:font-weight="bold" style:font-weight-asian="bold" style:font-weight-complex="bold"/>
    </style:style>
    <style:style style:name="T617" style:parent-style-name="Citation" style:family="text">
      <style:text-properties style:font-name="CMU Serif"/>
    </style:style>
    <style:style style:name="T618" style:parent-style-name="Citation" style:family="text">
      <style:text-properties style:font-name="CMU Serif" fo:font-weight="bold" style:font-weight-asian="bold" style:font-weight-complex="bold"/>
    </style:style>
    <style:style style:name="T619" style:parent-style-name="Citation" style:family="text">
      <style:text-properties style:font-name="CMU Serif"/>
    </style:style>
    <style:style style:name="P620" style:parent-style-name="Standard" style:family="paragraph">
      <style:paragraph-properties style:text-autospace="none"/>
    </style:style>
    <style:style style:name="T621" style:parent-style-name="Citation" style:family="text">
      <style:text-properties style:font-name="CMU Serif"/>
    </style:style>
    <style:style style:name="P622" style:parent-style-name="Standard" style:family="paragraph">
      <style:paragraph-properties style:text-autospace="none"/>
    </style:style>
    <style:style style:name="T623" style:parent-style-name="Citation" style:family="text">
      <style:text-properties style:font-name="CMU Serif"/>
    </style:style>
    <style:style style:name="T624" style:parent-style-name="Citation" style:family="text">
      <style:text-properties style:font-name="CMU Serif" fo:font-weight="bold" style:font-weight-asian="bold" style:font-weight-complex="bold"/>
    </style:style>
    <style:style style:name="T625" style:parent-style-name="Citation" style:family="text">
      <style:text-properties style:font-name="CMU Serif"/>
    </style:style>
    <style:style style:name="T626" style:parent-style-name="Citation" style:family="text">
      <style:text-properties style:font-name="CMU Serif" fo:font-weight="bold" style:font-weight-asian="bold" style:font-weight-complex="bold"/>
    </style:style>
    <style:style style:name="T627" style:parent-style-name="Citation" style:family="text">
      <style:text-properties style:font-name="CMU Serif"/>
    </style:style>
    <style:style style:name="P628"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629" style:parent-style-name="Standard" style:family="paragraph">
      <style:paragraph-properties style:text-autospace="none"/>
    </style:style>
    <style:style style:name="T630" style:parent-style-name="Citation" style:family="text">
      <style:text-properties style:font-name="CMU Serif"/>
    </style:style>
    <style:style style:name="T631" style:parent-style-name="Citation" style:family="text">
      <style:text-properties style:font-name="CMU Serif" fo:font-weight="bold" style:font-weight-asian="bold" style:font-weight-complex="bold"/>
    </style:style>
    <style:style style:name="T632" style:parent-style-name="Citation" style:family="text">
      <style:text-properties style:font-name="CMU Serif"/>
    </style:style>
    <style:style style:name="T633" style:parent-style-name="Citation" style:family="text">
      <style:text-properties style:font-name="CMU Serif" fo:font-weight="bold" style:font-weight-asian="bold" style:font-weight-complex="bold"/>
    </style:style>
    <style:style style:name="T634" style:parent-style-name="Citation" style:family="text">
      <style:text-properties style:font-name="CMU Serif"/>
    </style:style>
    <style:style style:name="P635"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636" style:parent-style-name="Standard" style:family="paragraph">
      <style:paragraph-properties style:text-autospace="none"/>
    </style:style>
    <style:style style:name="T637" style:parent-style-name="Citation" style:family="text">
      <style:text-properties style:font-name="CMU Serif" style:font-name-asian="Monaco" style:font-name-complex="Monaco" fo:font-size="11pt" style:font-size-asian="11pt" style:font-size-complex="11pt"/>
    </style:style>
    <style:style style:name="T638" style:parent-style-name="Citation" style:family="text">
      <style:text-properties style:font-name="CMU Serif" style:font-name-asian="Monaco" style:font-name-complex="Monaco" fo:font-weight="bold" style:font-weight-asian="bold" style:font-weight-complex="bold" fo:font-size="11pt" style:font-size-asian="11pt" style:font-size-complex="11pt"/>
    </style:style>
    <style:style style:name="T639" style:parent-style-name="Citation" style:family="text">
      <style:text-properties style:font-name="CMU Serif" style:font-name-asian="Monaco" style:font-name-complex="Monaco" fo:font-size="11pt" style:font-size-asian="11pt" style:font-size-complex="11pt"/>
    </style:style>
    <style:style style:name="T640" style:parent-style-name="Citation" style:family="text">
      <style:text-properties style:font-name="CMU Serif" style:font-name-asian="Monaco" style:font-name-complex="Monaco" fo:font-weight="bold" style:font-weight-asian="bold" style:font-weight-complex="bold" fo:font-size="11pt" style:font-size-asian="11pt" style:font-size-complex="11pt"/>
    </style:style>
    <style:style style:name="T641" style:parent-style-name="Citation" style:family="text">
      <style:text-properties style:font-name="CMU Serif" style:font-name-asian="Monaco" style:font-name-complex="Monaco" fo:font-size="11pt" style:font-size-asian="11pt" style:font-size-complex="11pt"/>
    </style:style>
    <style:style style:name="P642" style:parent-style-name="Standard" style:family="paragraph">
      <style:paragraph-properties style:text-autospace="none"/>
    </style:style>
    <style:style style:name="T643" style:parent-style-name="Citation" style:family="text">
      <style:text-properties style:font-name="CMU Serif" style:font-name-asian="Monaco" style:font-name-complex="Monaco" fo:font-size="11pt" style:font-size-asian="11pt" style:font-size-complex="11pt"/>
    </style:style>
    <style:style style:name="P644" style:parent-style-name="Heading3" style:list-style-name="LFO9" style:family="paragraph"/>
    <style:style style:name="T645" style:parent-style-name="DefaultParagraphFont" style:family="text">
      <style:text-properties style:font-name="CMU Serif"/>
    </style:style>
    <style:style style:name="T646" style:parent-style-name="Citation" style:family="text">
      <style:text-properties style:font-name="CMU Serif" fo:font-weight="bold" style:font-weight-asian="bold" style:font-weight-complex="bold" fo:color="#000000"/>
    </style:style>
    <style:style style:name="T647" style:parent-style-name="Citation" style:family="text">
      <style:text-properties style:font-name="CMU Serif" fo:color="#000000"/>
    </style:style>
    <style:style style:name="T648" style:parent-style-name="Citation" style:family="text">
      <style:text-properties style:font-name="CMU Serif" fo:font-weight="bold" style:font-weight-asian="bold" style:font-weight-complex="bold" fo:color="#000000"/>
    </style:style>
    <style:style style:name="T649" style:parent-style-name="Citation" style:family="text">
      <style:text-properties style:font-name="CMU Serif" fo:color="#000000"/>
    </style:style>
    <style:style style:name="T650" style:parent-style-name="Citation" style:family="text">
      <style:text-properties style:font-name="CMU Serif" fo:font-weight="bold" style:font-weight-asian="bold" style:font-weight-complex="bold" fo:color="#000000"/>
    </style:style>
    <style:style style:name="T651" style:parent-style-name="Citation" style:family="text">
      <style:text-properties style:font-name="CMU Serif" fo:color="#000000"/>
    </style:style>
    <style:style style:name="P652" style:parent-style-name="Standard" style:family="paragraph">
      <style:paragraph-properties style:text-autospace="none"/>
      <style:text-properties style:font-name="Monaco" style:font-name-asian="Monaco" style:font-name-complex="Monaco" fo:font-size="11pt" style:font-size-asian="11pt" style:font-size-complex="11pt"/>
    </style:style>
    <style:style style:name="P653" style:parent-style-name="Standard" style:family="paragraph">
      <style:paragraph-properties style:text-autospace="none"/>
    </style:style>
    <style:style style:name="T654" style:parent-style-name="Citation" style:family="text">
      <style:text-properties style:font-name="CMU Serif" fo:color="#000000"/>
    </style:style>
    <style:style style:name="T655" style:parent-style-name="Citation" style:family="text">
      <style:text-properties style:font-name="CMU Serif" fo:font-weight="bold" style:font-weight-asian="bold" style:font-weight-complex="bold" fo:color="#000000"/>
    </style:style>
    <style:style style:name="T656" style:parent-style-name="Citation" style:family="text">
      <style:text-properties style:font-name="CMU Serif" fo:color="#000000"/>
    </style:style>
    <style:style style:name="T657" style:parent-style-name="Citation" style:family="text">
      <style:text-properties style:font-name="CMU Serif" fo:font-weight="bold" style:font-weight-asian="bold" style:font-weight-complex="bold" fo:color="#000000"/>
    </style:style>
    <style:style style:name="T658" style:parent-style-name="Citation" style:family="text">
      <style:text-properties style:font-name="CMU Serif" fo:color="#000000"/>
    </style:style>
    <style:style style:name="T659" style:parent-style-name="Citation" style:family="text">
      <style:text-properties style:font-name="CMU Serif" fo:font-weight="bold" style:font-weight-asian="bold" style:font-weight-complex="bold" fo:color="#000000"/>
    </style:style>
    <style:style style:name="T660" style:parent-style-name="Citation" style:family="text">
      <style:text-properties style:font-name="CMU Serif" fo:color="#000000"/>
    </style:style>
    <style:style style:name="P661" style:parent-style-name="Standard" style:family="paragraph">
      <style:paragraph-properties style:text-autospace="none"/>
    </style:style>
    <style:style style:name="T662" style:parent-style-name="Citation" style:family="text">
      <style:text-properties style:font-name="CMU Serif"/>
    </style:style>
    <style:style style:name="P663" style:parent-style-name="Standard" style:family="paragraph">
      <style:paragraph-properties style:text-autospace="none"/>
    </style:style>
    <style:style style:name="T664" style:parent-style-name="Citation" style:family="text">
      <style:text-properties style:font-name="CMU Serif" fo:color="#000000"/>
    </style:style>
    <style:style style:name="T665" style:parent-style-name="Citation" style:family="text">
      <style:text-properties style:font-name="CMU Serif" fo:font-weight="bold" style:font-weight-asian="bold" style:font-weight-complex="bold" fo:color="#000000"/>
    </style:style>
    <style:style style:name="T666" style:parent-style-name="Citation" style:family="text">
      <style:text-properties style:font-name="CMU Serif" fo:color="#000000"/>
    </style:style>
    <style:style style:name="P667" style:parent-style-name="Standard" style:family="paragraph">
      <style:paragraph-properties style:text-autospace="none"/>
      <style:text-properties style:font-name="Monaco" style:font-name-asian="Monaco" style:font-name-complex="Monaco" fo:font-size="11pt" style:font-size-asian="11pt" style:font-size-complex="11pt"/>
    </style:style>
    <style:style style:name="P668" style:parent-style-name="Standard" style:family="paragraph">
      <style:paragraph-properties style:text-autospace="none"/>
    </style:style>
    <style:style style:name="T669" style:parent-style-name="Citation" style:family="text">
      <style:text-properties style:font-name="CMU Serif" fo:color="#000000"/>
    </style:style>
    <style:style style:name="T670" style:parent-style-name="Citation" style:family="text">
      <style:text-properties style:font-name="CMU Serif" fo:font-weight="bold" style:font-weight-asian="bold" style:font-weight-complex="bold" fo:color="#000000"/>
    </style:style>
    <style:style style:name="T671" style:parent-style-name="Citation" style:family="text">
      <style:text-properties style:font-name="CMU Serif" fo:color="#000000"/>
    </style:style>
    <style:style style:name="P672" style:parent-style-name="Standard" style:family="paragraph">
      <style:paragraph-properties style:text-autospace="none"/>
      <style:text-properties style:font-name="Monaco" style:font-name-asian="Monaco" style:font-name-complex="Monaco" fo:font-size="11pt" style:font-size-asian="11pt" style:font-size-complex="11pt"/>
    </style:style>
    <style:style style:name="P673" style:parent-style-name="Standard" style:family="paragraph">
      <style:paragraph-properties style:text-autospace="none"/>
    </style:style>
    <style:style style:name="T674" style:parent-style-name="Citation" style:family="text">
      <style:text-properties style:font-name="CMU Serif" fo:color="#000000"/>
    </style:style>
    <style:style style:name="T675" style:parent-style-name="Citation" style:family="text">
      <style:text-properties style:font-name="CMU Serif" fo:font-weight="bold" style:font-weight-asian="bold" style:font-weight-complex="bold" fo:color="#000000"/>
    </style:style>
    <style:style style:name="T676" style:parent-style-name="Citation" style:family="text">
      <style:text-properties style:font-name="CMU Serif" fo:color="#000000"/>
    </style:style>
    <style:style style:name="T677" style:parent-style-name="Citation" style:family="text">
      <style:text-properties style:font-name="CMU Serif" fo:font-weight="bold" style:font-weight-asian="bold" style:font-weight-complex="bold" fo:color="#000000"/>
    </style:style>
    <style:style style:name="T678" style:parent-style-name="Citation" style:family="text">
      <style:text-properties style:font-name="CMU Serif" fo:color="#000000"/>
    </style:style>
    <style:style style:name="P679" style:parent-style-name="Standard" style:family="paragraph">
      <style:paragraph-properties style:text-autospace="none"/>
    </style:style>
    <style:style style:name="T680" style:parent-style-name="Citation" style:family="text">
      <style:text-properties style:font-name="CMU Serif" style:font-name-asian="Monaco" style:font-name-complex="Monaco" fo:color="#000000" fo:font-size="11pt" style:font-size-asian="11pt" style:font-size-complex="11pt"/>
    </style:style>
    <style:style style:name="P681" style:parent-style-name="Standard" style:family="paragraph">
      <style:paragraph-properties style:text-autospace="none"/>
      <style:text-properties style:font-name="Monaco"/>
    </style:style>
    <style:style style:name="P682" style:parent-style-name="Standard" style:family="paragraph">
      <style:paragraph-properties fo:break-before="page" style:text-autospace="none"/>
      <style:text-properties style:font-name="Monaco"/>
    </style:style>
    <style:style style:name="P683" style:parent-style-name="Heading2" style:list-style-name="LFO9" style:family="paragraph">
      <style:text-properties style:font-name="CMU Serif" fo:font-style="normal" style:font-style-asian="normal" style:font-style-complex="normal"/>
    </style:style>
    <style:style style:name="P684" style:parent-style-name="Heading3" style:list-style-name="LFO9" style:family="paragraph"/>
    <style:style style:name="T685" style:parent-style-name="DefaultParagraphFont" style:family="text">
      <style:text-properties style:font-name="CMU Serif"/>
    </style:style>
    <style:style style:name="T686" style:parent-style-name="Citation" style:family="text">
      <style:text-properties style:font-name="CMU Serif" fo:font-weight="bold" style:font-weight-asian="bold" style:font-weight-complex="bold"/>
    </style:style>
    <style:style style:name="T687" style:parent-style-name="Citation" style:family="text">
      <style:text-properties style:font-name="CMU Serif"/>
    </style:style>
    <style:style style:name="T688" style:parent-style-name="Citation" style:family="text">
      <style:text-properties style:font-name="CMU Serif" fo:font-weight="bold" style:font-weight-asian="bold" style:font-weight-complex="bold"/>
    </style:style>
    <style:style style:name="T689" style:parent-style-name="Citation" style:family="text">
      <style:text-properties style:font-name="CMU Serif"/>
    </style:style>
    <style:style style:name="T690" style:parent-style-name="Citation" style:family="text">
      <style:text-properties style:font-name="CMU Serif" fo:font-weight="bold" style:font-weight-asian="bold" style:font-weight-complex="bold"/>
    </style:style>
    <style:style style:name="T691" style:parent-style-name="Citation" style:family="text">
      <style:text-properties style:font-name="CMU Serif"/>
    </style:style>
    <style:style style:name="T692" style:parent-style-name="Citation" style:family="text">
      <style:text-properties style:font-name="CMU Serif" fo:font-weight="bold" style:font-weight-asian="bold" style:font-weight-complex="bold"/>
    </style:style>
    <style:style style:name="T693" style:parent-style-name="Citation" style:family="text">
      <style:text-properties style:font-name="CMU Serif"/>
    </style:style>
    <style:style style:name="T694" style:parent-style-name="Citation" style:family="text">
      <style:text-properties style:font-name="CMU Serif"/>
    </style:style>
    <style:style style:name="T695" style:parent-style-name="Citation" style:family="text">
      <style:text-properties style:font-name="CMU Serif"/>
    </style:style>
    <style:style style:name="P696" style:parent-style-name="Heading3" style:list-style-name="LFO9" style:family="paragraph"/>
    <style:style style:name="T697" style:parent-style-name="DefaultParagraphFont" style:family="text">
      <style:text-properties style:font-name="CMU Serif"/>
    </style:style>
    <style:style style:name="T698" style:parent-style-name="Citation" style:family="text">
      <style:text-properties style:font-name="CMU Serif" fo:font-weight="bold" style:font-weight-asian="bold" style:font-weight-complex="bold"/>
    </style:style>
    <style:style style:name="T699" style:parent-style-name="Citation" style:family="text">
      <style:text-properties style:font-name="CMU Serif"/>
    </style:style>
    <style:style style:name="T700" style:parent-style-name="Citation" style:family="text">
      <style:text-properties style:font-name="CMU Serif" fo:font-weight="bold" style:font-weight-asian="bold" style:font-weight-complex="bold"/>
    </style:style>
    <style:style style:name="T701" style:parent-style-name="Citation" style:family="text">
      <style:text-properties style:font-name="CMU Serif"/>
    </style:style>
    <style:style style:name="T702" style:parent-style-name="Citation" style:family="text">
      <style:text-properties style:font-name="CMU Serif" fo:font-weight="bold" style:font-weight-asian="bold" style:font-weight-complex="bold"/>
    </style:style>
    <style:style style:name="T703" style:parent-style-name="Citation" style:family="text">
      <style:text-properties style:font-name="CMU Serif"/>
    </style:style>
    <style:style style:name="P704" style:parent-style-name="Standard" style:family="paragraph">
      <style:paragraph-properties style:text-autospace="none"/>
    </style:style>
    <style:style style:name="T705" style:parent-style-name="Citation" style:family="text">
      <style:text-properties style:font-name="CMU Serif"/>
    </style:style>
    <style:style style:name="T706" style:parent-style-name="Citation" style:family="text">
      <style:text-properties style:font-name="CMU Serif" fo:font-weight="bold" style:font-weight-asian="bold" style:font-weight-complex="bold"/>
    </style:style>
    <style:style style:name="T707" style:parent-style-name="Citation" style:family="text">
      <style:text-properties style:font-name="CMU Serif"/>
    </style:style>
    <style:style style:name="P708" style:parent-style-name="Standard" style:family="paragraph">
      <style:paragraph-properties style:text-autospace="none"/>
    </style:style>
    <style:style style:name="T709" style:parent-style-name="Citation" style:family="text">
      <style:text-properties style:font-name="CMU Serif"/>
    </style:style>
    <style:style style:name="P710" style:parent-style-name="Standard" style:family="paragraph">
      <style:paragraph-properties style:text-autospace="none"/>
    </style:style>
    <style:style style:name="T711" style:parent-style-name="Citation" style:family="text">
      <style:text-properties style:font-name="CMU Serif"/>
    </style:style>
    <style:style style:name="T712" style:parent-style-name="Citation" style:family="text">
      <style:text-properties style:font-name="CMU Serif" fo:font-weight="bold" style:font-weight-asian="bold" style:font-weight-complex="bold"/>
    </style:style>
    <style:style style:name="T713" style:parent-style-name="Citation" style:family="text">
      <style:text-properties style:font-name="CMU Serif"/>
    </style:style>
    <style:style style:name="T714" style:parent-style-name="Citation" style:family="text">
      <style:text-properties style:font-name="CMU Serif" fo:font-weight="bold" style:font-weight-asian="bold" style:font-weight-complex="bold"/>
    </style:style>
    <style:style style:name="T715" style:parent-style-name="Citation" style:family="text">
      <style:text-properties style:font-name="CMU Serif"/>
    </style:style>
    <style:style style:name="P716"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717" style:parent-style-name="Standard" style:family="paragraph">
      <style:paragraph-properties style:text-autospace="none"/>
    </style:style>
    <style:style style:name="T718" style:parent-style-name="Citation" style:family="text">
      <style:text-properties style:font-name="CMU Serif"/>
    </style:style>
    <style:style style:name="T719" style:parent-style-name="Citation" style:family="text">
      <style:text-properties style:font-name="CMU Serif" fo:font-weight="bold" style:font-weight-asian="bold" style:font-weight-complex="bold"/>
    </style:style>
    <style:style style:name="T720" style:parent-style-name="Citation" style:family="text">
      <style:text-properties style:font-name="CMU Serif"/>
    </style:style>
    <style:style style:name="T721" style:parent-style-name="Citation" style:family="text">
      <style:text-properties style:font-name="CMU Serif" fo:font-weight="bold" style:font-weight-asian="bold" style:font-weight-complex="bold"/>
    </style:style>
    <style:style style:name="T722" style:parent-style-name="Citation" style:family="text">
      <style:text-properties style:font-name="CMU Serif"/>
    </style:style>
    <style:style style:name="P723" style:parent-style-name="Standard" style:family="paragraph">
      <style:paragraph-properties style:text-autospace="none"/>
      <style:text-properties style:font-name="Monaco" style:font-name-asian="Monaco" style:font-name-complex="Monaco" fo:color="#000000" fo:font-size="11pt" style:font-size-asian="11pt" style:font-size-complex="11pt"/>
    </style:style>
    <style:style style:name="P724" style:parent-style-name="Standard" style:family="paragraph">
      <style:paragraph-properties style:text-autospace="none"/>
    </style:style>
    <style:style style:name="T725" style:parent-style-name="Citation" style:family="text">
      <style:text-properties style:font-name="CMU Serif" style:font-name-asian="Monaco" style:font-name-complex="Monaco" fo:font-size="11pt" style:font-size-asian="11pt" style:font-size-complex="11pt"/>
    </style:style>
    <style:style style:name="P726" style:parent-style-name="Standard" style:family="paragraph">
      <style:paragraph-properties style:text-autospace="none"/>
    </style:style>
    <style:style style:name="P727" style:parent-style-name="Standard" style:family="paragraph">
      <style:paragraph-properties style:text-autospace="none"/>
    </style:style>
    <style:style style:name="P728" style:parent-style-name="Standard" style:family="paragraph">
      <style:paragraph-properties style:text-autospace="none"/>
    </style:style>
    <style:style style:name="P729" style:parent-style-name="Standard" style:family="paragraph">
      <style:paragraph-properties style:text-autospace="none"/>
    </style:style>
    <style:style style:name="P730" style:parent-style-name="Standard" style:family="paragraph">
      <style:paragraph-properties style:text-autospace="none"/>
    </style:style>
    <style:style style:name="P731" style:parent-style-name="Standard" style:family="paragraph">
      <style:paragraph-properties style:text-autospace="none"/>
    </style:style>
    <style:style style:name="P732" style:parent-style-name="Standard" style:family="paragraph">
      <style:paragraph-properties style:text-autospace="none"/>
    </style:style>
    <style:style style:name="P733" style:parent-style-name="Standard" style:family="paragraph">
      <style:paragraph-properties style:text-autospace="none"/>
    </style:style>
    <style:style style:name="P734" style:parent-style-name="Standard" style:family="paragraph">
      <style:paragraph-properties style:text-autospace="none"/>
    </style:style>
    <style:style style:name="P735" style:parent-style-name="Standard" style:family="paragraph">
      <style:paragraph-properties style:text-autospace="none"/>
    </style:style>
    <style:style style:name="P736" style:parent-style-name="Standard" style:family="paragraph">
      <style:paragraph-properties style:text-autospace="none"/>
    </style:style>
    <style:style style:name="P737" style:parent-style-name="Standard" style:family="paragraph">
      <style:paragraph-properties style:text-autospace="none"/>
    </style:style>
    <style:style style:name="P738" style:parent-style-name="Standard" style:family="paragraph">
      <style:paragraph-properties style:text-autospace="none"/>
    </style:style>
    <style:style style:name="P739" style:parent-style-name="Standard" style:family="paragraph">
      <style:paragraph-properties style:text-autospace="none"/>
    </style:style>
    <style:style style:name="P740" style:parent-style-name="Standard" style:family="paragraph">
      <style:paragraph-properties style:text-autospace="none"/>
    </style:style>
    <style:style style:name="P741" style:parent-style-name="Standard" style:family="paragraph">
      <style:paragraph-properties style:text-autospace="none"/>
    </style:style>
    <style:style style:name="P742" style:parent-style-name="Standard" style:family="paragraph">
      <style:paragraph-properties style:text-autospace="none"/>
    </style:style>
    <style:style style:name="P743" style:parent-style-name="Standard" style:family="paragraph">
      <style:paragraph-properties style:text-autospace="none"/>
    </style:style>
    <style:style style:name="P744" style:parent-style-name="Standard" style:family="paragraph">
      <style:paragraph-properties style:text-autospace="none"/>
    </style:style>
    <style:style style:name="P745" style:parent-style-name="Standard" style:family="paragraph">
      <style:paragraph-properties style:text-autospace="none"/>
    </style:style>
    <style:style style:name="P746" style:parent-style-name="Standard" style:family="paragraph">
      <style:paragraph-properties style:text-autospace="none"/>
    </style:style>
    <style:style style:name="P747" style:parent-style-name="Standard" style:family="paragraph">
      <style:paragraph-properties style:text-autospace="none"/>
    </style:style>
    <style:style style:name="P748" style:parent-style-name="Standard" style:family="paragraph">
      <style:paragraph-properties style:text-autospace="none"/>
    </style:style>
    <style:style style:name="P749" style:parent-style-name="Standard" style:family="paragraph">
      <style:paragraph-properties style:text-autospace="none"/>
    </style:style>
    <style:style style:name="P750" style:parent-style-name="Standard" style:family="paragraph">
      <style:paragraph-properties style:text-autospace="none"/>
    </style:style>
    <style:style style:name="P751" style:parent-style-name="Standard" style:family="paragraph">
      <style:paragraph-properties style:text-autospace="none"/>
    </style:style>
    <style:style style:name="P752" style:parent-style-name="Standard" style:family="paragraph">
      <style:paragraph-properties style:text-autospace="none"/>
    </style:style>
    <style:style style:name="P753" style:parent-style-name="Standard" style:family="paragraph">
      <style:paragraph-properties style:text-autospace="none"/>
    </style:style>
    <style:style style:name="P754" style:parent-style-name="Standard" style:family="paragraph">
      <style:paragraph-properties style:text-autospace="none"/>
    </style:style>
    <style:style style:name="P755" style:parent-style-name="Standard" style:family="paragraph">
      <style:paragraph-properties style:text-autospace="none"/>
    </style:style>
    <style:style style:name="P756" style:parent-style-name="Standard" style:family="paragraph">
      <style:paragraph-properties style:text-autospace="none"/>
    </style:style>
    <style:style style:name="P757" style:parent-style-name="Standard" style:family="paragraph">
      <style:paragraph-properties style:text-autospace="none"/>
    </style:style>
    <style:style style:name="P758" style:parent-style-name="Standard" style:family="paragraph">
      <style:paragraph-properties style:text-autospace="none"/>
    </style:style>
    <style:style style:name="P759" style:parent-style-name="Standard" style:family="paragraph">
      <style:paragraph-properties style:text-autospace="none"/>
    </style:style>
    <style:style style:name="P760" style:parent-style-name="Standard" style:family="paragraph">
      <style:paragraph-properties style:text-autospace="none"/>
    </style:style>
    <style:style style:name="P761" style:parent-style-name="Standard" style:family="paragraph">
      <style:paragraph-properties style:text-autospace="none"/>
    </style:style>
    <style:style style:name="P762" style:parent-style-name="Standard" style:family="paragraph">
      <style:paragraph-properties style:text-autospace="none"/>
    </style:style>
    <style:style style:name="P763" style:parent-style-name="Heading1" style:list-style-name="LFO9" style:family="paragraph"/>
    <style:style style:name="P764" style:parent-style-name="Heading2" style:list-style-name="LFO9" style:family="paragraph">
      <style:text-properties style:font-name="CMU Serif" fo:font-style="normal" style:font-style-asian="normal" style:font-style-complex="normal"/>
    </style:style>
    <style:style style:name="P765" style:parent-style-name="Heading2" style:list-style-name="LFO9" style:family="paragraph"/>
    <style:style style:name="T766" style:parent-style-name="Citation" style:family="text">
      <style:text-properties style:font-name="CMU Serif"/>
    </style:style>
    <style:style style:name="P767" style:parent-style-name="Heading3" style:list-style-name="LFO9" style:family="paragraph"/>
    <style:style style:name="T768" style:parent-style-name="Citation" style:family="text">
      <style:text-properties style:font-name="CMU Serif" fo:font-style="normal" style:font-style-asian="normal" style:font-style-complex="normal"/>
    </style:style>
    <style:style style:name="P769" style:parent-style-name="Textbody" style:family="paragraph">
      <style:paragraph-properties fo:margin-left="0.4923in">
        <style:tab-stops/>
      </style:paragraph-properties>
    </style:style>
    <style:style style:name="T770" style:parent-style-name="Citation" style:family="text">
      <style:text-properties style:font-name="CMU Serif" fo:font-weight="bold" style:font-weight-asian="bold" style:font-weight-complex="bold"/>
    </style:style>
    <style:style style:name="P771" style:parent-style-name="Textbody" style:family="paragraph">
      <style:paragraph-properties fo:margin-left="0.4923in">
        <style:tab-stops/>
      </style:paragraph-properties>
    </style:style>
    <style:style style:name="T772" style:parent-style-name="Citation" style:family="text">
      <style:text-properties style:font-name="CMU Serif" fo:font-weight="bold" style:font-weight-asian="bold" style:font-weight-complex="bold"/>
    </style:style>
    <style:style style:name="P773" style:parent-style-name="Textbody" style:family="paragraph">
      <style:paragraph-properties fo:margin-left="0.4923in">
        <style:tab-stops/>
      </style:paragraph-properties>
    </style:style>
    <style:style style:name="T774" style:parent-style-name="Citation" style:family="text">
      <style:text-properties style:font-name="CMU Serif" fo:font-weight="bold" style:font-weight-asian="bold" style:font-weight-complex="bold"/>
    </style:style>
    <style:style style:name="P775" style:parent-style-name="Textbody" style:family="paragraph">
      <style:paragraph-properties fo:margin-left="0.4923in">
        <style:tab-stops/>
      </style:paragraph-properties>
    </style:style>
    <style:style style:name="T776" style:parent-style-name="Citation" style:family="text">
      <style:text-properties style:font-name="CMU Serif" fo:font-weight="bold" style:font-weight-asian="bold" style:font-weight-complex="bold"/>
    </style:style>
    <style:style style:name="T777" style:parent-style-name="Citation" style:family="text">
      <style:text-properties style:font-name="CMU Serif" fo:font-weight="bold" style:font-weight-asian="bold" style:font-weight-complex="bold"/>
    </style:style>
    <style:style style:name="P778" style:parent-style-name="Textbody" style:family="paragraph">
      <style:paragraph-properties fo:margin-left="0.4923in">
        <style:tab-stops/>
      </style:paragraph-properties>
    </style:style>
    <style:style style:name="T779" style:parent-style-name="Citation" style:family="text">
      <style:text-properties style:font-name="CMU Serif" fo:font-weight="bold" style:font-weight-asian="bold" style:font-weight-complex="bold"/>
    </style:style>
    <style:style style:name="P780" style:parent-style-name="Textbody" style:family="paragraph">
      <style:paragraph-properties fo:margin-left="0.4923in">
        <style:tab-stops/>
      </style:paragraph-properties>
    </style:style>
    <style:style style:name="T781" style:parent-style-name="Citation" style:family="text">
      <style:text-properties style:font-name="CMU Serif" fo:font-weight="bold" style:font-weight-asian="bold" style:font-weight-complex="bold"/>
    </style:style>
    <style:style style:name="P782" style:parent-style-name="Heading2" style:list-style-name="LFO9" style:family="paragraph"/>
    <style:style style:name="T783" style:parent-style-name="Citation" style:family="text">
      <style:text-properties style:font-name="CMU Serif"/>
    </style:style>
    <style:style style:name="P784"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85"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86"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87"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88"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89"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0"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1"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2"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3"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4"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5"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6"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7"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8" style:parent-style-name="Textbody" style:family="paragraph">
      <style:paragraph-properties fo:margin-left="0.4923in">
        <style:tab-stops/>
      </style:paragraph-properties>
      <style:text-properties style:font-name="CMU Serif" fo:font-weight="bold" style:font-weight-asian="bold" style:font-weight-complex="bold"/>
    </style:style>
    <style:style style:name="P799" style:parent-style-name="Textbody" style:family="paragraph">
      <style:paragraph-properties fo:margin-left="0.4923in">
        <style:tab-stops/>
      </style:paragraph-properties>
      <style:text-properties style:font-name="CMU Serif" fo:font-weight="bold" style:font-weight-asian="bold" style:font-weight-complex="bold"/>
    </style:style>
    <style:style style:name="P800" style:parent-style-name="Textbody" style:family="paragraph">
      <style:paragraph-properties fo:margin-left="0.4923in">
        <style:tab-stops/>
      </style:paragraph-properties>
      <style:text-properties style:font-name="CMU Serif" fo:font-weight="bold" style:font-weight-asian="bold" style:font-weight-complex="bold"/>
    </style:style>
    <style:style style:name="P801" style:parent-style-name="Textbody" style:family="paragraph">
      <style:paragraph-properties fo:margin-left="0.4923in">
        <style:tab-stops/>
      </style:paragraph-properties>
      <style:text-properties style:font-name="CMU Serif" fo:font-weight="bold" style:font-weight-asian="bold" style:font-weight-complex="bold"/>
    </style:style>
    <style:style style:name="P802" style:parent-style-name="Textbody" style:family="paragraph">
      <style:paragraph-properties fo:margin-left="0.4923in">
        <style:tab-stops/>
      </style:paragraph-properties>
      <style:text-properties style:font-name="CMU Serif" fo:font-weight="bold" style:font-weight-asian="bold" style:font-weight-complex="bold"/>
    </style:style>
    <style:style style:name="P803" style:parent-style-name="Textbody" style:family="paragraph">
      <style:paragraph-properties fo:margin-left="0.4923in">
        <style:tab-stops/>
      </style:paragraph-properties>
      <style:text-properties style:font-name="CMU Serif" fo:font-weight="bold" style:font-weight-asian="bold" style:font-weight-complex="bold"/>
    </style:style>
    <style:style style:name="P804" style:parent-style-name="Textbody" style:family="paragraph">
      <style:paragraph-properties fo:margin-left="0.4923in">
        <style:tab-stops/>
      </style:paragraph-properties>
      <style:text-properties style:font-name="CMU Serif" fo:font-weight="bold" style:font-weight-asian="bold" style:font-weight-complex="bold"/>
    </style:style>
    <style:style style:name="P805" style:parent-style-name="Heading1" style:list-style-name="LFO9" style:family="paragraph"/>
    <style:style style:name="T806" style:parent-style-name="DefaultParagraphFont" style:family="text">
      <style:text-properties style:font-style-complex="italic"/>
    </style:style>
    <style:style style:name="P807" style:parent-style-name="Textbody" style:family="paragraph">
      <style:text-properties style:font-name="CMU Serif"/>
    </style:style>
    <style:style style:name="P808" style:parent-style-name="Textbody" style:family="paragraph">
      <style:paragraph-properties fo:break-before="page"/>
    </style:style>
    <style:style style:name="P809" style:parent-style-name="Textbody" style:family="paragraph">
      <style:text-properties style:font-name="CMU Serif"/>
    </style:style>
    <style:style style:name="P810" style:parent-style-name="Heading1" style:list-style-name="LFO9" style:family="paragraph">
      <style:text-properties style:font-style-complex="italic"/>
    </style:style>
    <style:style style:name="TableColumn812" style:family="table-column">
      <style:table-column-properties style:column-width="0.6284in" style:use-optimal-column-width="false"/>
    </style:style>
    <style:style style:name="TableColumn813" style:family="table-column">
      <style:table-column-properties style:column-width="0.6583in" style:use-optimal-column-width="false"/>
    </style:style>
    <style:style style:name="TableColumn814" style:family="table-column">
      <style:table-column-properties style:column-width="0.6888in" style:use-optimal-column-width="false"/>
    </style:style>
    <style:style style:name="TableColumn815" style:family="table-column">
      <style:table-column-properties style:column-width="3.5437in" style:use-optimal-column-width="false"/>
    </style:style>
    <style:style style:name="TableColumn816" style:family="table-column">
      <style:table-column-properties style:column-width="0.8861in" style:use-optimal-column-width="false"/>
    </style:style>
    <style:style style:name="Table811" style:family="table">
      <style:table-properties style:width="6.4055in" fo:margin-left="-0.009in" table:align="left"/>
    </style:style>
    <style:style style:name="TableRow817" style:family="table-row">
      <style:table-row-properties style:use-optimal-row-height="false"/>
    </style:style>
    <style:style style:name="TableCell8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9" style:parent-style-name="TableContents" style:family="paragraph">
      <style:text-properties style:font-name="CMU Serif" fo:font-style="italic" style:font-style-asian="italic" style:font-style-complex="italic"/>
    </style:style>
    <style:style style:name="TableCell820" style:family="table-cell">
      <style:table-cell-properties fo:border-top="0.0034in solid #000000" fo:border-left="0.0034in solid #000000" fo:border-bottom="0.0034in solid #000000" fo:border-right="none" style:writing-mode="lr-tb" fo:padding-top="0in" fo:padding-left="0.0069in" fo:padding-bottom="0in" fo:padding-right="0.0069in"/>
    </style:style>
    <style:style style:name="P821" style:parent-style-name="TableContents" style:family="paragraph">
      <style:text-properties style:font-name="CMU Serif" fo:font-style="italic" style:font-style-asian="italic" style:font-style-complex="italic"/>
    </style:style>
    <style:style style:name="TableCell822" style:family="table-cell">
      <style:table-cell-properties fo:border="0.0034in solid #000000" style:writing-mode="lr-tb" fo:padding-top="0in" fo:padding-left="0.0069in" fo:padding-bottom="0in" fo:padding-right="0.0069in"/>
    </style:style>
    <style:style style:name="P823" style:parent-style-name="TableContents" style:family="paragraph">
      <style:text-properties style:font-name="CMU Serif" fo:font-style="italic" style:font-style-asian="italic" style:font-style-complex="italic"/>
    </style:style>
    <style:style style:name="TableCell824" style:family="table-cell">
      <style:table-cell-properties fo:border-top="0.0034in solid #000000" fo:border-left="0.0034in solid #000000" fo:border-bottom="0.0034in solid #000000" fo:border-right="none" style:writing-mode="lr-tb" fo:padding-top="0in" fo:padding-left="0.0069in" fo:padding-bottom="0in" fo:padding-right="0.0069in"/>
    </style:style>
    <style:style style:name="P825" style:parent-style-name="TableContents" style:family="paragraph">
      <style:text-properties style:font-name="CMU Serif" fo:font-style="italic" style:font-style-asian="italic" style:font-style-complex="italic"/>
    </style:style>
    <style:style style:name="TableCell826" style:family="table-cell">
      <style:table-cell-properties fo:border="0.0034in solid #000000" style:writing-mode="lr-tb" fo:padding-top="0.0381in" fo:padding-left="0.0381in" fo:padding-bottom="0.0381in" fo:padding-right="0.0381in"/>
    </style:style>
    <style:style style:name="P827" style:parent-style-name="TableContents" style:family="paragraph">
      <style:text-properties style:font-name="CMU Serif" fo:font-style="italic" style:font-style-asian="italic" style:font-style-complex="italic"/>
    </style:style>
    <style:style style:name="TableRow828" style:family="table-row">
      <style:table-row-properties style:use-optimal-row-height="false"/>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text-properties style:font-name="CMU Serif" style:font-style-complex="italic"/>
    </style:style>
    <style:style style:name="TableCell831"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832" style:parent-style-name="TableContents" style:family="paragraph">
      <style:text-properties style:font-name="CMU Serif" style:font-style-complex="italic"/>
    </style:style>
    <style:style style:name="TableCell83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834" style:parent-style-name="TableContents" style:family="paragraph">
      <style:text-properties style:font-name="CMU Serif" style:font-style-complex="italic"/>
    </style:style>
    <style:style style:name="TableCell835"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836" style:parent-style-name="TableContents" style:family="paragraph">
      <style:text-properties style:font-name="CMU Serif" style:font-style-complex="italic"/>
    </style:style>
    <style:style style:name="TableCell8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8" style:parent-style-name="TableContents" style:family="paragraph">
      <style:text-properties style:font-name="CMU Serif" style:font-style-complex="italic"/>
    </style:style>
    <style:style style:name="TableRow839" style:family="table-row">
      <style:table-row-properties style:use-optimal-row-height="false"/>
    </style:style>
    <style:style style:name="TableCell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1" style:family="table-cell">
      <style:table-cell-properties fo:border-top="none" fo:border-left="0.0034in solid #000000" fo:border-bottom="0.0034in solid #000000" fo:border-right="none" style:writing-mode="lr-tb" fo:padding-top="0in" fo:padding-left="0.0069in" fo:padding-bottom="0in" fo:padding-right="0.0069in"/>
    </style:style>
    <style:style style:name="TableCell84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TableCell843" style:family="table-cell">
      <style:table-cell-properties fo:border-top="none" fo:border-left="0.0034in solid #000000" fo:border-bottom="0.0034in solid #000000" fo:border-right="none" style:writing-mode="lr-tb" fo:padding-top="0in" fo:padding-left="0.0069in" fo:padding-bottom="0in" fo:padding-right="0.0069in"/>
    </style:style>
    <style:style style:name="TableCell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5" style:parent-style-name="Textbody" style:family="paragraph">
      <style:text-properties style:font-name="CMU Serif"/>
    </style:style>
  </office:automatic-styles>
  <office:body>
    <office:text text:use-soft-page-breaks="true">
      <text:h text:style-name="P1" text:outline-level="1"><text:bookmark-start text:name="__RefHeading__698_1817488610"/><text:bookmark-start text:name="_Toc373669948"/>Software Engineering Group Projects –<text:bookmark-end text:name="__RefHeading__698_1817488610"/><text:bookmark-end text:name="_Toc373669948"/></text:h>
      <text:h text:style-name="P9" text:outline-level="1"><text:bookmark-start text:name="__RefHeading__360_632211959"/><text:bookmark-start text:name="_Toc373669949"/><text:span text:style-name="T10">Design Specification</text:span><text:bookmark-end text:name="_Toc373669949"/><text:line-break/><text:bookmark-end text:name="__RefHeading__360_632211959"/></text:h>
      <text:p text:style-name="P11"/>
      <text:p text:style-name="P12">Author: <text:s text:c="4"/><text:tab/><text:tab/>Harry Buckley</text:p>
      <text:p text:style-name="P13"><text:tab/><text:tab/><text:tab/><text:tab/>Mosopefoluwa David Adejumo</text:p>
      <text:p text:style-name="P14"><text:tab/><text:tab/><text:tab/><text:tab/>Martin Zokov</text:p>
      <text:p text:style-name="P15">Config Ref:<text:s/><text:tab/><text:tab/>SE.DS.01</text:p>
      <text:p text:style-name="P16"><text:span text:style-name="T17">Date: <text:s text:c="8"/></text:span><text:span text:style-name="T18"><text:tab/></text:span><text:span text:style-name="T19"><text:tab/>01</text:span><text:span text:style-name="T20">th</text:span><text:span text:style-name="T21"><text:s/></text:span><text:span text:style-name="T22">December</text:span><text:span text:style-name="T23"><text:s/>2013</text:span></text:p>
      <text:p text:style-name="P24">Version: <text:s text:c="4"/><text:tab/><text:tab/>1.0</text:p>
      <text:p text:style-name="P25">Status: <text:s text:c="7"/><text:tab/><text:tab/>Draft</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Department of Computer Science</text:p>
      <text:p text:style-name="P42">Aberystwyth University</text:p>
      <text:p text:style-name="P43">Aberystwyth</text:p>
      <text:p text:style-name="P44">Ceredigion</text:p>
      <text:p text:style-name="P45">SY23 3DB</text:p>
      <text:p text:style-name="P46">Copyright © Aberystwyth University 2013</text:p>
      <text:p text:style-name="P47"/>
      <text:p text:style-name="P48"/>
      <text:p text:style-name="P49"/>
      <text:p text:style-name="P50"/>
      <text:p text:style-name="P51"/>
      <text:p text:style-name="P52"/>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3"><text:a xlink:href="#_Toc373669948" office:target-frame-name="_top" xlink:show="replace"><text:span text:style-name="T54">Software Engineering Group Projects –</text:span><text:tab/>1</text:a></text:p>
          <text:p text:style-name="P55"><text:a xlink:href="#_Toc373669949" office:target-frame-name="_top" xlink:show="replace"><text:span text:style-name="T56">Design Specification</text:span><text:tab/>1</text:a></text:p>
          <text:p text:style-name="P57"><text:a xlink:href="#_Toc373669950" office:target-frame-name="_top" xlink:show="replace"><text:span text:style-name="T58">1.</text:span><text:span text:style-name="T59"><text:tab/></text:span><text:span text:style-name="T60">INTRODUCTION</text:span><text:tab/>4</text:a></text:p>
          <text:p text:style-name="P61"><text:a xlink:href="#_Toc373669951" office:target-frame-name="_top" xlink:show="replace"><text:span text:style-name="T62">1.1 Purpose</text:span><text:tab/>4</text:a></text:p>
          <text:p text:style-name="P63"><text:a xlink:href="#_Toc373669952" office:target-frame-name="_top" xlink:show="replace"><text:span text:style-name="T64">1.2 Scope</text:span><text:tab/>4</text:a></text:p>
          <text:p text:style-name="P65"><text:a xlink:href="#_Toc373669953" office:target-frame-name="_top" xlink:show="replace"><text:span text:style-name="T66">1.3 Objective</text:span><text:tab/>4</text:a></text:p>
          <text:p text:style-name="P67"><text:a xlink:href="#_Toc373669954" office:target-frame-name="_top" xlink:show="replace"><text:span text:style-name="T68">2.</text:span><text:span text:style-name="T69"><text:tab/></text:span><text:span text:style-name="T70">Architectural Description</text:span><text:tab/>5</text:a></text:p>
          <text:p text:style-name="P71"><text:a xlink:href="#_Toc373669955" office:target-frame-name="_top" xlink:show="replace"><text:span text:style-name="T72">2.1.</text:span><text:span text:style-name="T73"><text:tab/></text:span><text:span text:style-name="T74">Programs in System</text:span><text:tab/>5</text:a></text:p>
          <text:p text:style-name="P75"><text:a xlink:href="#_Toc373669956" office:target-frame-name="_top" xlink:show="replace"><text:span text:style-name="T76">2.1.1.</text:span><text:tab/><text:span text:style-name="T77">The Android application</text:span><text:tab/>5</text:a></text:p>
          <text:p text:style-name="P78"><text:a xlink:href="#_Toc373669957" office:target-frame-name="_top" xlink:show="replace"><text:span text:style-name="T79">2.1.2.</text:span><text:tab/><text:span text:style-name="T80">The data server</text:span><text:tab/>5</text:a></text:p>
          <text:p text:style-name="P81"><text:a xlink:href="#_Toc373669958" office:target-frame-name="_top" xlink:show="replace"><text:span text:style-name="T82">2.1.3.</text:span><text:tab/><text:span text:style-name="T83">Web Application</text:span><text:tab/>5</text:a></text:p>
          <text:p text:style-name="P84"><text:a xlink:href="#_Toc373669959" office:target-frame-name="_top" xlink:show="replace"><text:span text:style-name="T85">2.2.</text:span><text:span text:style-name="T86"><text:tab/></text:span><text:span text:style-name="T87">Significant classes</text:span><text:tab/>5</text:a></text:p>
          <text:p text:style-name="P88"><text:a xlink:href="#_Toc373669960" office:target-frame-name="_top" xlink:show="replace"><text:span text:style-name="T89">2.2.1.</text:span><text:tab/><text:span text:style-name="T90">Android Application</text:span><text:tab/>5</text:a></text:p>
          <text:p text:style-name="P91"><text:a xlink:href="#_Toc373669961" office:target-frame-name="_top" xlink:show="replace"><text:span text:style-name="T92">2.2.2.</text:span><text:tab/><text:span text:style-name="T93">Data Server</text:span><text:tab/>6</text:a></text:p>
          <text:p text:style-name="P94"><text:a xlink:href="#_Toc373669962" office:target-frame-name="_top" xlink:show="replace"><text:span text:style-name="T95">2.2.3.</text:span><text:tab/><text:span text:style-name="T96">Web Application</text:span><text:tab/>6</text:a></text:p>
          <text:p text:style-name="P97"><text:a xlink:href="#_Toc373669963" office:target-frame-name="_top" xlink:show="replace"><text:span text:style-name="Hyperlink">2.3.</text:span><text:span text:style-name="T98"><text:tab/></text:span><text:span text:style-name="T99">Table mapping requirements onto classes</text:span><text:tab/>7</text:a></text:p>
          <text:p text:style-name="P100"><text:a xlink:href="#_Toc373669964" office:target-frame-name="_top" xlink:show="replace"><text:span text:style-name="T101">3.</text:span><text:span text:style-name="T102"><text:tab/></text:span><text:span text:style-name="T103">Dependency Description</text:span><text:tab/>8</text:a></text:p>
          <text:p text:style-name="P104"><text:a xlink:href="#_Toc373669965" office:target-frame-name="_top" xlink:show="replace"><text:span text:style-name="T105">3.1.</text:span><text:span text:style-name="T106"><text:tab/></text:span><text:span text:style-name="T107">Component Diagrams</text:span><text:tab/>8</text:a></text:p>
          <text:p text:style-name="P108"><text:a xlink:href="#_Toc373669966" office:target-frame-name="_top" xlink:show="replace"><text:span text:style-name="T109">3.1.1.</text:span><text:tab/><text:span text:style-name="T110">Android</text:span><text:tab/>8</text:a></text:p>
          <text:p text:style-name="P111"><text:a xlink:href="#_Toc373669967" office:target-frame-name="_top" xlink:show="replace"><text:span text:style-name="T112">3.1.2.</text:span><text:tab/><text:span text:style-name="T113">Data Server</text:span><text:tab/>8</text:a></text:p>
          <text:p text:style-name="P114"><text:a xlink:href="#_Toc373669968" office:target-frame-name="_top" xlink:show="replace"><text:span text:style-name="T115">3.1.3.</text:span><text:tab/><text:span text:style-name="T116">Web Application</text:span><text:tab/>8</text:a></text:p>
          <text:p text:style-name="P117"><text:a xlink:href="#_Toc373669969" office:target-frame-name="_top" xlink:show="replace"><text:span text:style-name="T118">3.2.</text:span><text:span text:style-name="T119"><text:tab/></text:span><text:span text:style-name="T120">Inheritance Relationships</text:span><text:tab/>8</text:a></text:p>
          <text:p text:style-name="P121"><text:a xlink:href="#_Toc373669970" office:target-frame-name="_top" xlink:show="replace"><text:span text:style-name="Hyperlink">4.</text:span><text:span text:style-name="T122"><text:tab/></text:span><text:span text:style-name="T123">INTERFACE DESCRIPTION</text:span><text:tab/>9</text:a></text:p>
          <text:p text:style-name="P124"><text:a xlink:href="#_Toc373669971" office:target-frame-name="_top" xlink:show="replace"><text:span text:style-name="T125">4.1.</text:span><text:span text:style-name="T126"><text:tab/></text:span><text:span text:style-name="T127">Screens</text:span><text:tab/>9</text:a></text:p>
          <text:p text:style-name="P128"><text:a xlink:href="#_Toc373669972" office:target-frame-name="_top" xlink:show="replace"><text:span text:style-name="T129">4.1.1.</text:span><text:tab/><text:span text:style-name="T130">optionsScreen</text:span><text:tab/>9</text:a></text:p>
          <text:p text:style-name="P131"><text:a xlink:href="#_Toc373669973" office:target-frame-name="_top" xlink:show="replace"><text:span text:style-name="T132">4.1.2.</text:span><text:tab/><text:span text:style-name="T133">MainMenuScreen</text:span><text:tab/>9</text:a></text:p>
          <text:p text:style-name="P134"><text:a xlink:href="#_Toc373669974" office:target-frame-name="_top" xlink:show="replace"><text:span text:style-name="T135">4.1.3.</text:span><text:tab/><text:span text:style-name="T136">MyWalkScreen</text:span><text:tab/>9</text:a></text:p>
          <text:p text:style-name="P137"><text:a xlink:href="#_Toc373669975" office:target-frame-name="_top" xlink:show="replace"><text:span text:style-name="T138">4.1.4.</text:span><text:tab/><text:span text:style-name="T139">WalkSetupScreen</text:span><text:tab/>9</text:a></text:p>
          <text:p text:style-name="P140"><text:a xlink:href="#_Toc373669976" office:target-frame-name="_top" xlink:show="replace"><text:span text:style-name="T141">4.1.5.</text:span><text:tab/><text:span text:style-name="T142">MapScreen</text:span><text:tab/>9</text:a></text:p>
          <text:p text:style-name="P143"><text:a xlink:href="#_Toc373669977" office:target-frame-name="_top" xlink:show="replace"><text:span text:style-name="T144">4.1.6.</text:span><text:tab/><text:span text:style-name="T145">GeneralActivity</text:span><text:tab/>9</text:a></text:p>
          <text:p text:style-name="P146"><text:a xlink:href="#_Toc373669978" office:target-frame-name="_top" xlink:show="replace"><text:span text:style-name="T147">4.2.</text:span><text:span text:style-name="T148"><text:tab/></text:span><text:span text:style-name="T149">Views</text:span><text:tab/>10</text:a></text:p>
          <text:p text:style-name="P150"><text:a xlink:href="#_Toc373669979" office:target-frame-name="_top" xlink:show="replace"><text:span text:style-name="T151">4.2.1.</text:span><text:tab/><text:span text:style-name="T152">MapView</text:span><text:tab/>10</text:a></text:p>
          <text:p text:style-name="P153"><text:a xlink:href="#_Toc373669980" office:target-frame-name="_top" xlink:show="replace"><text:span text:style-name="T154">4.2.2.</text:span><text:tab/><text:span text:style-name="T155">WalkInfoView</text:span><text:tab/>10</text:a></text:p>
          <text:p text:style-name="P156"><text:a xlink:href="#_Toc373669981" office:target-frame-name="_top" xlink:show="replace"><text:span text:style-name="T157">4.2.3.</text:span><text:tab/><text:span text:style-name="T158">PopupView</text:span><text:tab/>10</text:a></text:p>
          <text:p text:style-name="P159"><text:a xlink:href="#_Toc373669982" office:target-frame-name="_top" xlink:show="replace"><text:span text:style-name="T160">4.2.4.</text:span><text:tab/><text:span text:style-name="T161">PoiInfoView</text:span><text:tab/>10</text:a></text:p>
          <text:p text:style-name="P162"><text:a xlink:href="#_Toc373669983" office:target-frame-name="_top" xlink:show="replace"><text:span text:style-name="T163">4.2.5.</text:span><text:tab/><text:span text:style-name="T164">PlacesVisitedView</text:span><text:tab/>10</text:a></text:p>
          <text:p text:style-name="P165"><text:a xlink:href="#_Toc373669984" office:target-frame-name="_top" xlink:show="replace"><text:span text:style-name="T166">4.2.6.</text:span><text:tab/><text:span text:style-name="T167">WalkFinishedView</text:span><text:tab/>10</text:a></text:p>
          <text:p text:style-name="P168"><text:a xlink:href="#_Toc373669985" office:target-frame-name="_top" xlink:show="replace"><text:span text:style-name="T169">4.2.7.</text:span><text:tab/><text:span text:style-name="T170">AddPoiView</text:span><text:tab/>10</text:a></text:p>
          <text:p text:style-name="P171"><text:a xlink:href="#_Toc373669986" office:target-frame-name="_top" xlink:show="replace"><text:span text:style-name="T172">4.3.</text:span><text:span text:style-name="T173"><text:tab/></text:span><text:span text:style-name="T174">Models</text:span><text:tab/>11</text:a></text:p>
          <text:p text:style-name="P175"><text:a xlink:href="#_Toc373669987" office:target-frame-name="_top" xlink:show="replace"><text:span text:style-name="T176">4.3.1.</text:span><text:tab/><text:span text:style-name="T177">WalkModel</text:span><text:tab/>11</text:a></text:p>
          <text:p text:style-name="P178"><text:a xlink:href="#_Toc373669988" office:target-frame-name="_top" xlink:show="replace"><text:span text:style-name="T179">4.3.2.</text:span><text:tab/><text:span text:style-name="T180">LocationPoint</text:span><text:tab/>11</text:a></text:p>
          <text:p text:style-name="P181"><text:a xlink:href="#_Toc373669989" office:target-frame-name="_top" xlink:show="replace"><text:span text:style-name="T182">4.3.3.</text:span><text:tab/><text:span text:style-name="T183">PointOfInterest</text:span><text:tab/>11</text:a></text:p>
          <text:p text:style-name="P184"><text:a xlink:href="#_Toc373669990" office:target-frame-name="_top" xlink:show="replace"><text:span text:style-name="T185">4.4.</text:span><text:span text:style-name="T186"><text:tab/></text:span><text:span text:style-name="T187">Controllers</text:span><text:tab/>13</text:a></text:p>
          <text:p text:style-name="P188"><text:a xlink:href="#_Toc373669991" office:target-frame-name="_top" xlink:show="replace"><text:span text:style-name="T189">4.4.1.</text:span><text:tab/><text:span text:style-name="T190">RouteRecorder</text:span><text:tab/>13</text:a></text:p>
          <text:p text:style-name="P191"><text:a xlink:href="#_Toc373669992" office:target-frame-name="_top" xlink:show="replace"><text:span text:style-name="T192">4.4.2.</text:span><text:tab/><text:span text:style-name="T193">WalkManager</text:span><text:tab/>13</text:a></text:p>
          <text:p text:style-name="P194"><text:a xlink:href="#_Toc373669993" office:target-frame-name="_top" xlink:show="replace"><text:span text:style-name="Hyperlink">5.</text:span><text:span text:style-name="T195"><text:tab/></text:span><text:span text:style-name="Hyperlink">DETAILED DESIGN</text:span><text:tab/>14</text:a></text:p>
          <text:p text:style-name="P196"><text:a xlink:href="#_Toc373669994" office:target-frame-name="_top" xlink:show="replace"><text:span text:style-name="T197">5.1.</text:span><text:span text:style-name="T198"><text:tab/></text:span><text:span text:style-name="T199">Sequence Diagrams</text:span><text:tab/>14</text:a></text:p>
          <text:p text:style-name="P200"><text:a xlink:href="#_Toc373669995" office:target-frame-name="_top" xlink:show="replace"><text:span text:style-name="T201">5.2.</text:span><text:span text:style-name="T202"><text:tab/></text:span><text:span text:style-name="T203">Significant algorithms</text:span><text:tab/>14</text:a></text:p>
          <text:p text:style-name="P204"><text:a xlink:href="#_Toc373669996" office:target-frame-name="_top" xlink:show="replace"><text:span text:style-name="T205">5.2.1.</text:span><text:tab/><text:span text:style-name="T206">RouteRecorder Algorithm</text:span><text:tab/>14</text:a></text:p>
          <text:p text:style-name="P207"><text:a xlink:href="#_Toc373669997" office:target-frame-name="_top" xlink:show="replace"><text:span text:style-name="T208">5.3.</text:span><text:span text:style-name="T209"><text:tab/></text:span><text:span text:style-name="T210">Significant data structures</text:span><text:tab/>14</text:a></text:p>
          <text:p text:style-name="P211"><text:a xlink:href="#_Toc373669998" office:target-frame-name="_top" xlink:show="replace"><text:span text:style-name="T212">6.</text:span><text:span text:style-name="T213"><text:tab/></text:span><text:span text:style-name="T214">REFERENCES</text:span><text:tab/>15</text:a></text:p>
          <text:p text:style-name="P215"><text:a xlink:href="#_Toc373669999" office:target-frame-name="_top" xlink:show="replace"><text:span text:style-name="T216">7.</text:span><text:span text:style-name="T217"><text:tab/></text:span><text:span text:style-name="T218">DOCUMENT HISTORY</text:span><text:tab/>16</text:a></text:p>
        </text:index-body>
      </text:table-of-content>
      <text:p text:style-name="Normal"/>
      <text:p text:style-name="P219"/>
      <text:p text:style-name="P220"/>
      <text:p text:style-name="P221"/>
      <text:p text:style-name="P222"/>
      <text:list text:style-name="LFO9" text:continue-numbering="true">
        <text:list-item>
          <text:p text:style-name="P223"><text:bookmark-start text:name="__RefHeading__448_1210628608"/><text:bookmark-start text:name="_Toc373669950"/><text:soft-page-break/>INTRODUCTION<text:bookmark-end text:name="__RefHeading__448_1210628608"/><text:bookmark-end text:name="_Toc373669950"/></text:p>
        </text:list-item>
      </text:list>
      <text:h text:style-name="P224" text:outline-level="2"><text:bookmark-start text:name="__RefHeading__450_1210628608"/><text:bookmark-start text:name="_Toc373669951"/>1.1 Purpose<text:bookmark-end text:name="__RefHeading__450_1210628608"/><text:bookmark-end text:name="_Toc373669951"/></text:h>
      <text:p text:style-name="P225">The purpose of this document it to, specify the technical design of both the Android and web applications.</text:p>
      <text:h text:style-name="P226" text:outline-level="2"><text:bookmark-start text:name="__RefHeading__452_1210628608"/><text:bookmark-start text:name="_Toc373669952"/>1.2 Scope<text:bookmark-end text:name="__RefHeading__452_1210628608"/><text:bookmark-end text:name="_Toc373669952"/></text:h>
      <text:p text:style-name="P227">This document, will cover all aspects of the Android and web design.</text:p>
      <text:h text:style-name="P228" text:outline-level="2"><text:bookmark-start text:name="__RefHeading__454_1210628608"/><text:bookmark-start text:name="_Toc373669953"/>1.3 Objective<text:bookmark-end text:name="__RefHeading__454_1210628608"/><text:bookmark-end text:name="_Toc373669953"/></text:h>
      <text:p text:style-name="P229">The precise areas which this document will cover are:</text:p>
      <text:list text:style-name="LFO1" text:continue-numbering="true">
        <text:list-item>
          <text:p text:style-name="P230">Provide a clear class diagram, covering all aspects of the Android app.</text:p>
        </text:list-item>
        <text:list-item>
          <text:p text:style-name="P231">Define, in detail, the interaction between the Android and server applications.</text:p>
        </text:list-item>
      </text:list>
      <text:p text:style-name="P232"/>
      <text:p text:style-name="P233"/>
      <text:list text:style-name="LFO9" text:continue-numbering="true">
        <text:list-item>
          <text:p text:style-name="P234"><text:bookmark-start text:name="_Toc373669954"/><text:soft-page-break/>Architectural Description<text:bookmark-end text:name="_Toc373669954"/></text:p>
        </text:list-item>
      </text:list>
      <text:list text:style-name="LFO9" text:continue-numbering="true">
        <text:list-item>
          <text:list>
            <text:list-item>
              <text:p text:style-name="P235"><text:bookmark-start text:name="_Toc373669955"/>Programs in System<text:bookmark-end text:name="_Toc373669955"/></text:p>
            </text:list-item>
          </text:list>
        </text:list-item>
      </text:list>
      <text:p text:style-name="P236"><text:tab/>The walk tour application consists of</text:p>
      <text:list text:style-name="LFO5" text:continue-numbering="true">
        <text:list-item>
          <text:list>
            <text:list-item>
              <text:p text:style-name="P237">The Android application</text:p>
            </text:list-item>
            <text:list-item>
              <text:p text:style-name="P238">The data server</text:p>
            </text:list-item>
            <text:list-item>
              <text:p text:style-name="P239">The website application</text:p>
            </text:list-item>
          </text:list>
        </text:list-item>
      </text:list>
      <text:p text:style-name="P240"/>
      <text:list text:style-name="LFO9" text:continue-numbering="true">
        <text:list-item>
          <text:list>
            <text:list-item>
              <text:list>
                <text:list-item>
                  <text:p text:style-name="P241"><text:bookmark-start text:name="_Toc373669956"/>The Android application<text:bookmark-end text:name="_Toc373669956"/></text:p>
                </text:list-item>
              </text:list>
            </text:list-item>
          </text:list>
        </text:list-item>
      </text:list>
      <text:p text:style-name="P242"><text:span text:style-name="T243">The Android application is used to create physical data representing a route allowing the users to record and upload a walk. It allows the user to add points of interest along a route and associate points of images.<text:s/></text:span>It displays a map screen and is used to record location data for a walk using GPS or AGPS (Assisted GPS). It also gives the user options to add pictures to a walk. When a walk is finished it is saved into a local SQL database which is then sent to the server application.<text:span text:style-name="T244"><text:s/></text:span><text:span text:style-name="T245">(FR1, FR2, FR3, FR4, FR5, FR6, FR7,FR9, EIR1, PR1)</text:span></text:p>
      <text:p text:style-name="P246"/>
      <text:list text:style-name="LFO9" text:continue-numbering="true">
        <text:list-item>
          <text:list>
            <text:list-item>
              <text:list>
                <text:list-item>
                  <text:p text:style-name="P247"><text:bookmark-start text:name="_Toc373669957"/>The data server<text:bookmark-end text:name="_Toc373669957"/></text:p>
                </text:list-item>
              </text:list>
            </text:list-item>
          </text:list>
        </text:list-item>
      </text:list>
      <text:p text:style-name="P248"><text:span text:style-name="T249">Stores walk info (DC3) in MySQL which it receives from the And</text:span><text:span text:style-name="T250">roid application as a MIME type</text:span>. When the server application receives information for a walk it appends the<text:s/></text:p>
      <text:p text:style-name="P251">location data to the database and stores all pictures on the server machine</text:p>
      <text:list text:style-name="LFO2" text:continue-numbering="true">
        <text:list-item>
          <text:p text:style-name="P252">Insert field names here</text:p>
        </text:list-item>
      </text:list>
      <text:p text:style-name="P253"/>
      <text:list text:style-name="LFO9" text:continue-numbering="true">
        <text:list-item>
          <text:list>
            <text:list-item>
              <text:list>
                <text:list-item>
                  <text:p text:style-name="P254"><text:bookmark-start text:name="_Toc373669958"/>Web Application<text:bookmark-end text:name="_Toc373669958"/></text:p>
                </text:list-item>
              </text:list>
            </text:list-item>
          </text:list>
        </text:list-item>
      </text:list>
      <text:p text:style-name="P255"><text:span text:style-name="T256">Allows the user to view walks in more detail</text:span><text:span text:style-name="T257">.</text:span><text:s/>The website is also hosted on the data server and can be used for viewing information about walks including route taken, points of interest and pictures.<text:span text:style-name="T258"><text:s/>(FR8, FR9)</text:span></text:p>
      <text:p text:style-name="P259"/>
      <text:p text:style-name="P260"/>
      <text:list text:style-name="LFO9" text:continue-numbering="true">
        <text:list-item>
          <text:list>
            <text:list-item>
              <text:p text:style-name="P261"><text:bookmark-start text:name="_Toc373669959"/>Significant classes<text:bookmark-end text:name="_Toc373669959"/></text:p>
            </text:list-item>
          </text:list>
        </text:list-item>
      </text:list>
      <text:list text:style-name="LFO9" text:continue-numbering="true">
        <text:list-item>
          <text:list>
            <text:list-item>
              <text:list>
                <text:list-item>
                  <text:p text:style-name="P262"><text:bookmark-start text:name="_Toc373669960"/>Android Application<text:bookmark-end text:name="_Toc373669960"/></text:p>
                </text:list-item>
              </text:list>
            </text:list-item>
          </text:list>
        </text:list-item>
      </text:list>
      <text:list text:style-name="LFO9" text:continue-numbering="true">
        <text:list-item>
          <text:list>
            <text:list-item>
              <text:list>
                <text:list-item>
                  <text:list>
                    <text:list-item>
                      <text:p text:style-name="P263">WalkModel</text:p>
                    </text:list-item>
                  </text:list>
                </text:list-item>
              </text:list>
            </text:list-item>
          </text:list>
        </text:list-item>
      </text:list>
      <text:p text:style-name="P264">A WalkModel holds all the data concerning a single route, this includes a list of all location points that trace the path and a list of all the places of interest.<text:s/></text:p>
      <text:list text:style-name="LFO9" text:continue-numbering="true">
        <text:list-item>
          <text:list>
            <text:list-item>
              <text:list>
                <text:list-item>
                  <text:list>
                    <text:list-item>
                      <text:p text:style-name="P265">RouteRecorder</text:p>
                    </text:list-item>
                  </text:list>
                </text:list-item>
              </text:list>
            </text:list-item>
          </text:list>
        </text:list-item>
      </text:list>
      <text:p text:style-name="P266">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p text:style-name="P267"/>
      <text:soft-page-break/>
      <text:list text:style-name="LFO9" text:continue-numbering="true">
        <text:list-item>
          <text:list>
            <text:list-item>
              <text:list>
                <text:list-item>
                  <text:list>
                    <text:list-item>
                      <text:p text:style-name="P268">WalkManager</text:p>
                    </text:list-item>
                  </text:list>
                </text:list-item>
              </text:list>
            </text:list-item>
          </text:list>
        </text:list-item>
      </text:list>
      <text:p text:style-name="P269">WalkManager interacts with the local sqlite database, it used to both save and retrieve WalkModels from the local storage. Instances of this class are created as and when they are needed, it does’t need to be passed between other objects.</text:p>
      <text:list text:style-name="LFO9" text:continue-numbering="true">
        <text:list-item>
          <text:list>
            <text:list-item>
              <text:list>
                <text:list-item>
                  <text:list>
                    <text:list-item>
                      <text:p text:style-name="P270">FileTransferManager</text:p>
                    </text:list-item>
                  </text:list>
                </text:list-item>
              </text:list>
            </text:list-item>
          </text:list>
        </text:list-item>
      </text:list>
      <text:p text:style-name="P271">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text:style-name="LFO9" text:continue-numbering="true">
        <text:list-item>
          <text:list>
            <text:list-item>
              <text:list>
                <text:list-item>
                  <text:list>
                    <text:list-item>
                      <text:p text:style-name="P272">GeneralActivity</text:p>
                    </text:list-item>
                  </text:list>
                </text:list-item>
              </text:list>
            </text:list-item>
          </text:list>
        </text:list-item>
      </text:list>
      <text:p text:style-name="P273">GeneralActivity is an abstract class that extends Activity.It defines the general layout of all the screens (MainMenuSreen, MapScreen, etc.). It provides subclasses with access to several static variable that describe the layout<text:s/>that allow changes such things as the background, and text colour.</text:p>
      <text:p text:style-name="P274"/>
      <text:p text:style-name="P275"/>
      <text:list text:style-name="LFO9" text:continue-numbering="true">
        <text:list-item>
          <text:list>
            <text:list-item>
              <text:list>
                <text:list-item>
                  <text:p text:style-name="P276"><text:bookmark-start text:name="_Toc373669961"/>Data Server<text:bookmark-end text:name="_Toc373669961"/></text:p>
                </text:list-item>
              </text:list>
            </text:list-item>
          </text:list>
        </text:list-item>
      </text:list>
      <text:list text:style-name="LFO9" text:continue-numbering="true">
        <text:list-item>
          <text:list>
            <text:list-item>
              <text:list>
                <text:list-item>
                  <text:p text:style-name="P277"><text:bookmark-start text:name="_Toc373669962"/>Web Application<text:bookmark-end text:name="_Toc373669962"/></text:p>
                </text:list-item>
              </text:list>
            </text:list-item>
          </text:list>
        </text:list-item>
      </text:list>
      <text:list text:style-name="LFO9" text:continue-numbering="true">
        <text:list-item>
          <text:list>
            <text:list-item>
              <text:list>
                <text:list-item>
                  <text:list>
                    <text:list-item>
                      <text:p text:style-name="P278">index<text:s/></text:p>
                    </text:list-item>
                  </text:list>
                </text:list-item>
              </text:list>
            </text:list-item>
          </text:list>
        </text:list-item>
      </text:list>
      <text:p text:style-name="P279">This will be the main class where users will first experience the website.<text:s/></text:p>
      <text:p text:style-name="P280">It will provide the user with pictures and a link to the 'walklist' class.</text:p>
      <text:p text:style-name="Textbody"/>
      <text:list text:style-name="LFO9" text:continue-numbering="true">
        <text:list-item>
          <text:list>
            <text:list-item>
              <text:list>
                <text:list-item>
                  <text:list>
                    <text:list-item>
                      <text:p text:style-name="P281">walklist<text:s/></text:p>
                    </text:list-item>
                  </text:list>
                </text:list-item>
              </text:list>
            </text:list-item>
          </text:list>
        </text:list-item>
      </text:list>
      <text:p text:style-name="P282">This class will process information from our database and display it as a list of walks.<text:s/></text:p>
      <text:p text:style-name="P283">The walks will be clickable in order to view them in more detail.</text:p>
      <text:p text:style-name="Textbody"/>
      <text:list text:style-name="LFO9" text:continue-numbering="true">
        <text:list-item>
          <text:list>
            <text:list-item>
              <text:list>
                <text:list-item>
                  <text:list>
                    <text:list-item>
                      <text:p text:style-name="P284">walkdetails<text:s/></text:p>
                    </text:list-item>
                  </text:list>
                </text:list-item>
              </text:list>
            </text:list-item>
          </text:list>
        </text:list-item>
      </text:list>
      <text:p text:style-name="P285">This class will be used to give the user a more in depth look at a specific walk.<text:s/></text:p>
      <text:p text:style-name="P286">This means they will be able to see a map view, images taken on the walk, and points of interest.</text:p>
      <text:p text:style-name="Textbody"/>
      <text:list text:style-name="LFO9" text:continue-numbering="true">
        <text:list-item>
          <text:list>
            <text:list-item>
              <text:list>
                <text:list-item>
                  <text:list>
                    <text:list-item>
                      <text:p text:style-name="P287">googlemapsapi<text:s/></text:p>
                    </text:list-item>
                  </text:list>
                </text:list-item>
              </text:list>
            </text:list-item>
          </text:list>
        </text:list-item>
      </text:list>
      <text:p text:style-name="P288">The Google Maps API will be used to portray a persons walk data into a visual map.<text:s/></text:p>
      <text:p text:style-name="P289">The user will also be able to view points of interest on the map.</text:p>
      <text:p text:style-name="P290"/>
      <text:p text:style-name="P291"/>
      <text:p text:style-name="P292"/>
      <text:p text:style-name="P293"/>
      <text:p text:style-name="P294"/>
      <text:list text:style-name="LFO9" text:continue-numbering="true">
        <text:list-item>
          <text:list>
            <text:list-item>
              <text:p text:style-name="P295"><text:bookmark-start text:name="_Toc373669963"/><text:soft-page-break/><text:span text:style-name="T296">Table mapping requirements onto classes</text:span><text:bookmark-end text:name="_Toc373669963"/><text:span text:style-name="T297"><text:line-break/></text:span></text:p>
            </text:list-item>
          </text:list>
        </text:list-item>
      </text:list>
      <table:table table:style-name="Table298">
        <table:table-columns>
          <table:table-column table:style-name="TableColumn299"/>
          <table:table-column table:style-name="TableColumn300"/>
        </table:table-columns>
        <table:table-row table:style-name="TableRow301">
          <table:table-cell table:style-name="TableCell302">
            <text:p text:style-name="TableContents">FR1</text:p>
          </table:table-cell>
          <table:table-cell table:style-name="TableCell303">
            <text:p text:style-name="TableContents">GeneralActivity, MapScreen, WalkSetupScreen, MyWalksScreen, MainMenuScreen, OptionsScreen, WalkInfoView</text:p>
          </table:table-cell>
        </table:table-row>
        <table:table-row table:style-name="TableRow304">
          <table:table-cell table:style-name="TableCell305">
            <text:p text:style-name="TableContents">FR2</text:p>
          </table:table-cell>
          <table:table-cell table:style-name="TableCell306">
            <text:p text:style-name="TableContents">MapScreen, RouteRecorder, WalkModel</text:p>
          </table:table-cell>
        </table:table-row>
        <table:table-row table:style-name="TableRow307">
          <table:table-cell table:style-name="TableCell308">
            <text:p text:style-name="TableContents">FR3</text:p>
          </table:table-cell>
          <table:table-cell table:style-name="TableCell309">
            <text:p text:style-name="TableContents">LocationPoint, PointOfInterest</text:p>
          </table:table-cell>
        </table:table-row>
        <table:table-row table:style-name="TableRow310">
          <table:table-cell table:style-name="TableCell311">
            <text:p text:style-name="TableContents">FR4</text:p>
          </table:table-cell>
          <table:table-cell table:style-name="TableCell312">
            <text:p text:style-name="TableContents">LocationPoint, PointOfInterest</text:p>
          </table:table-cell>
        </table:table-row>
        <table:table-row table:style-name="TableRow313">
          <table:table-cell table:style-name="TableCell314">
            <text:p text:style-name="TableContents">FR5</text:p>
          </table:table-cell>
          <table:table-cell table:style-name="TableCell315">
            <text:p text:style-name="TableContents">WalkInfoView</text:p>
          </table:table-cell>
        </table:table-row>
        <table:table-row table:style-name="TableRow316">
          <table:table-cell table:style-name="TableCell317">
            <text:p text:style-name="TableContents">FR6</text:p>
          </table:table-cell>
          <table:table-cell table:style-name="TableCell318">
            <text:p text:style-name="TableContents">WalkManager, FileTransferManager</text:p>
          </table:table-cell>
        </table:table-row>
        <table:table-row table:style-name="TableRow319">
          <table:table-cell table:style-name="TableCell320">
            <text:p text:style-name="TableContents">FR7</text:p>
          </table:table-cell>
          <table:table-cell table:style-name="TableCell321">
            <text:p text:style-name="TableContents">RouteRecorder</text:p>
          </table:table-cell>
        </table:table-row>
      </table:table>
      <text:p text:style-name="Textbody"><text:line-break/><text:line-break/></text:p>
      <text:p text:style-name="P322"/>
      <text:list text:style-name="LFO9" text:continue-numbering="true">
        <text:list-item>
          <text:p text:style-name="P323"><text:bookmark-start text:name="_Toc373669964"/><text:soft-page-break/>Dependency Description<text:bookmark-end text:name="_Toc373669964"/></text:p>
        </text:list-item>
      </text:list>
      <text:list text:style-name="LFO9" text:continue-numbering="true">
        <text:list-item>
          <text:list>
            <text:list-item>
              <text:p text:style-name="P324"><text:bookmark-start text:name="_Toc373669965"/>Component Diagrams<text:bookmark-end text:name="_Toc373669965"/></text:p>
            </text:list-item>
          </text:list>
        </text:list-item>
      </text:list>
      <text:list text:style-name="LFO9" text:continue-numbering="true">
        <text:list-item>
          <text:list>
            <text:list-item>
              <text:list>
                <text:list-item>
                  <text:p text:style-name="P325"><text:bookmark-start text:name="_Toc373669966"/>Android<text:bookmark-end text:name="_Toc373669966"/></text:p>
                </text:list-item>
              </text:list>
            </text:list-item>
          </text:list>
        </text:list-item>
      </text:list>
      <text:list text:style-name="LFO9" text:continue-numbering="true">
        <text:list-item>
          <text:list>
            <text:list-item>
              <text:list>
                <text:list-item>
                  <text:p text:style-name="P326"><text:bookmark-start text:name="_Toc373669967"/>Data Server<text:bookmark-end text:name="_Toc373669967"/></text:p>
                </text:list-item>
              </text:list>
            </text:list-item>
          </text:list>
        </text:list-item>
      </text:list>
      <text:list text:style-name="LFO9" text:continue-numbering="true">
        <text:list-item>
          <text:list>
            <text:list-item>
              <text:list>
                <text:list-item>
                  <text:p text:style-name="P327"><text:bookmark-start text:name="_Toc373669968"/>Web Application<text:bookmark-end text:name="_Toc373669968"/></text:p>
                </text:list-item>
              </text:list>
            </text:list-item>
          </text:list>
        </text:list-item>
      </text:list>
      <text:list text:style-name="LFO9" text:continue-numbering="true">
        <text:list-item>
          <text:list>
            <text:list-item>
              <text:p text:style-name="P328"><text:bookmark-start text:name="_Toc373669969"/>Inheritance Relationships<text:bookmark-end text:name="_Toc373669969"/></text:p>
            </text:list-item>
          </text:list>
        </text:list-item>
      </text:list>
      <text:p text:style-name="P329"/>
      <text:list text:style-name="LFO9" text:continue-numbering="true">
        <text:list-item>
          <text:p text:style-name="P330"><text:bookmark-start text:name="__RefHeading__1503_1749177402"/><text:s/><text:bookmark-start text:name="_Toc373669970"/><text:span text:style-name="T331">INTERFACE DESCRIPTION</text:span><text:bookmark-start text:name="__RefHeading__1505_1749177402"/><text:bookmark-end text:name="__RefHeading__1503_1749177402"/><text:bookmark-end text:name="_Toc373669970"/></text:p>
        </text:list-item>
      </text:list>
      <text:list text:style-name="LFO9" text:continue-numbering="true">
        <text:list-item>
          <text:list>
            <text:list-item>
              <text:p text:style-name="P332"><text:bookmark-start text:name="_Toc373669971"/>Screens<text:bookmark-end text:name="__RefHeading__1505_1749177402"/><text:bookmark-end text:name="_Toc373669971"/></text:p>
            </text:list-item>
          </text:list>
        </text:list-item>
      </text:list>
      <text:p text:style-name="P333">The following classes all extend Activity and are used to control the display.</text:p>
      <text:list text:style-name="LFO9" text:continue-numbering="true">
        <text:list-item>
          <text:list>
            <text:list-item>
              <text:list>
                <text:list-item>
                  <text:p text:style-name="P334"><text:bookmark-start text:name="__RefHeading__1507_1749177402"/><text:bookmark-start text:name="_Toc373669972"/><text:span text:style-name="T335">optionsScreen</text:span><text:bookmark-end text:name="__RefHeading__1507_1749177402"/><text:bookmark-end text:name="_Toc373669972"/></text:p>
                </text:list-item>
              </text:list>
            </text:list-item>
          </text:list>
        </text:list-item>
      </text:list>
      <text:p text:style-name="P336"><text:span text:style-name="T337">public</text:span><text:span text:style-name="T338"><text:s/></text:span><text:span text:style-name="T339">class</text:span><text:span text:style-name="T340"><text:s/>OptionsScreen<text:s/></text:span><text:span text:style-name="T341">extends</text:span><text:span text:style-name="T342"><text:s/>GeneralActivity {</text:span></text:p>
      <text:p text:style-name="P343"/>
      <text:p text:style-name="P344"><text:span text:style-name="T345"><text:tab/>public</text:span><text:span text:style-name="T346"><text:s/></text:span><text:span text:style-name="T347">void</text:span><text:span text:style-name="T348"><text:s/>changeBackgroundColor(View v);</text:span></text:p>
      <text:p text:style-name="P349"><text:span text:style-name="T350">}</text:span></text:p>
      <text:list text:style-name="LFO9" text:continue-numbering="true">
        <text:list-item>
          <text:list>
            <text:list-item>
              <text:list>
                <text:list-item>
                  <text:p text:style-name="P351"><text:bookmark-start text:name="__RefHeading__1509_1749177402"/><text:bookmark-start text:name="_Toc373669973"/><text:span text:style-name="T352">MainMenuScreen</text:span><text:bookmark-end text:name="__RefHeading__1509_1749177402"/><text:bookmark-end text:name="_Toc373669973"/></text:p>
                </text:list-item>
              </text:list>
            </text:list-item>
          </text:list>
        </text:list-item>
      </text:list>
      <text:p text:style-name="P353"><text:span text:style-name="T354">public</text:span><text:span text:style-name="T355"><text:s/></text:span><text:span text:style-name="T356">class</text:span><text:span text:style-name="T357"><text:s/>MainMenu<text:s/></text:span><text:span text:style-name="T358">extends</text:span><text:span text:style-name="T359"><text:s/>GeneralActivity {</text:span></text:p>
      <text:p text:style-name="P360"/>
      <text:p text:style-name="P361"><text:span text:style-name="T362"><text:tab/></text:span><text:span text:style-name="T363">public</text:span><text:span text:style-name="T364"><text:s/></text:span><text:span text:style-name="T365">void</text:span><text:span text:style-name="T366"><text:s/>startMyWalksScreen(View v);</text:span></text:p>
      <text:p text:style-name="P367"/>
      <text:p text:style-name="P368"><text:span text:style-name="T369"><text:tab/></text:span><text:span text:style-name="T370">public</text:span><text:span text:style-name="T371"><text:s/></text:span><text:span text:style-name="T372">void</text:span><text:span text:style-name="T373"><text:s/>startWalkSetupScreen(View v);</text:span></text:p>
      <text:p text:style-name="P374"/>
      <text:p text:style-name="P375"><text:span text:style-name="T376"><text:tab/></text:span><text:span text:style-name="T377">public</text:span><text:span text:style-name="T378"><text:s/></text:span><text:span text:style-name="T379">void</text:span><text:span text:style-name="T380"><text:s/>startOptionsScreen(View v);</text:span></text:p>
      <text:p text:style-name="P381"/>
      <text:p text:style-name="P382"><text:span text:style-name="T383"><text:tab/></text:span><text:span text:style-name="T384">public</text:span><text:span text:style-name="T385"><text:s/></text:span><text:span text:style-name="T386">void</text:span><text:span text:style-name="T387"><text:s/>StartLoginScreen(View v);</text:span></text:p>
      <text:p text:style-name="P388"><text:span text:style-name="T389">}</text:span></text:p>
      <text:list text:style-name="LFO9" text:continue-numbering="true">
        <text:list-item>
          <text:list>
            <text:list-item>
              <text:list>
                <text:list-item>
                  <text:p text:style-name="P390"><text:bookmark-start text:name="__RefHeading__1511_1749177402"/><text:bookmark-start text:name="_Toc373669974"/><text:span text:style-name="T391">MyWalkScreen</text:span><text:bookmark-end text:name="__RefHeading__1511_1749177402"/><text:bookmark-end text:name="_Toc373669974"/></text:p>
                </text:list-item>
              </text:list>
            </text:list-item>
          </text:list>
        </text:list-item>
      </text:list>
      <text:p text:style-name="P392"><text:span text:style-name="T393">public</text:span><text:span text:style-name="T394"><text:s/></text:span><text:span text:style-name="T395">class</text:span><text:span text:style-name="T396"><text:s/>MyWalksScreen<text:s/></text:span><text:span text:style-name="T397">extends</text:span><text:span text:style-name="T398"><text:s/>GeneralActivity {</text:span></text:p>
      <text:p text:style-name="P399"><text:span text:style-name="T400"><text:tab/>//yet to be decided on.</text:span></text:p>
      <text:p text:style-name="P401"><text:span text:style-name="T402">}</text:span></text:p>
      <text:list text:style-name="LFO9" text:continue-numbering="true">
        <text:list-item>
          <text:list>
            <text:list-item>
              <text:list>
                <text:list-item>
                  <text:p text:style-name="P403"><text:bookmark-start text:name="__RefHeading__1513_1749177402"/><text:bookmark-start text:name="_Toc373669975"/><text:span text:style-name="T404">WalkSetupScreen</text:span><text:bookmark-end text:name="__RefHeading__1513_1749177402"/><text:bookmark-end text:name="_Toc373669975"/></text:p>
                </text:list-item>
              </text:list>
            </text:list-item>
          </text:list>
        </text:list-item>
      </text:list>
      <text:p text:style-name="P405"><text:span text:style-name="T406">public</text:span><text:span text:style-name="T407"><text:s/></text:span><text:span text:style-name="T408">class</text:span><text:span text:style-name="T409"><text:s/>WalkSetupScreen<text:s/></text:span><text:span text:style-name="T410">extends</text:span><text:span text:style-name="T411"><text:s/>GeneralActivity {</text:span></text:p>
      <text:p text:style-name="P412"/>
      <text:p text:style-name="P413"><text:span text:style-name="T414"><text:tab/></text:span><text:span text:style-name="T415">public</text:span><text:span text:style-name="T416"><text:s/></text:span><text:span text:style-name="T417">void</text:span><text:span text:style-name="T418"><text:s/>submit(View v);</text:span></text:p>
      <text:p text:style-name="P419"><text:span text:style-name="T420">}</text:span></text:p>
      <text:list text:style-name="LFO9" text:continue-numbering="true">
        <text:list-item>
          <text:list>
            <text:list-item>
              <text:list>
                <text:list-item>
                  <text:p text:style-name="P421"><text:bookmark-start text:name="__RefHeading__1515_1749177402"/><text:bookmark-start text:name="_Toc373669976"/><text:span text:style-name="T422">MapScreen</text:span><text:bookmark-end text:name="__RefHeading__1515_1749177402"/><text:bookmark-end text:name="_Toc373669976"/></text:p>
                </text:list-item>
              </text:list>
            </text:list-item>
          </text:list>
        </text:list-item>
      </text:list>
      <text:p text:style-name="P423"><text:span text:style-name="T424">public</text:span><text:span text:style-name="T425"><text:s/></text:span><text:span text:style-name="T426">class</text:span><text:span text:style-name="T427"><text:s/>MapScreen<text:s/></text:span><text:span text:style-name="T428">extends</text:span><text:span text:style-name="T429"><text:s/>GeneralActivity {</text:span></text:p>
      <text:p text:style-name="P430"><text:span text:style-name="T431"><text:tab/></text:span></text:p>
      <text:p text:style-name="P432"><text:span text:style-name="T433"><text:tab/></text:span><text:span text:style-name="T434">public</text:span><text:span text:style-name="T435"><text:s/></text:span><text:span text:style-name="T436">void</text:span><text:span text:style-name="T437"><text:s/>addPOI(View v);</text:span></text:p>
      <text:p text:style-name="P438"/>
      <text:p text:style-name="P439"><text:span text:style-name="T440">}</text:span><text:bookmark-start text:name="__RefHeading__1517_1749177402"/></text:p>
      <text:list text:style-name="LFO9" text:continue-numbering="true">
        <text:list-item>
          <text:list>
            <text:list-item>
              <text:list>
                <text:list-item>
                  <text:p text:style-name="P441"><text:bookmark-start text:name="_Toc373669977"/><text:span text:style-name="T442">GeneralActivity</text:span><text:bookmark-end text:name="__RefHeading__1517_1749177402"/><text:bookmark-end text:name="_Toc373669977"/></text:p>
                </text:list-item>
              </text:list>
            </text:list-item>
          </text:list>
        </text:list-item>
      </text:list>
      <text:p text:style-name="P443"><text:span text:style-name="T444">public</text:span><text:span text:style-name="T445"><text:s/></text:span><text:span text:style-name="T446">abstract</text:span><text:span text:style-name="T447"><text:s/></text:span><text:span text:style-name="T448">class</text:span><text:span text:style-name="T449"><text:s/>GeneralActivity<text:s/></text:span><text:span text:style-name="T450">extends</text:span><text:span text:style-name="T451"><text:s/>Activity{</text:span></text:p>
      <text:p text:style-name="P452"/>
      <text:p text:style-name="P453"><text:span text:style-name="T454"><text:tab/></text:span><text:span text:style-name="T455">public</text:span><text:span text:style-name="T456"><text:s/></text:span><text:span text:style-name="T457">void</text:span><text:span text:style-name="T458"><text:s/>setBackgroundColor(</text:span><text:span text:style-name="T459">int</text:span><text:span text:style-name="T460"><text:s/>c);</text:span></text:p>
      <text:p text:style-name="P461"/>
      <text:p text:style-name="P462"><text:span text:style-name="T463"><text:tab/></text:span><text:span text:style-name="T464">public</text:span><text:span text:style-name="T465"><text:s/></text:span><text:span text:style-name="T466">void</text:span><text:span text:style-name="T467"><text:s/>setForegroundColor(</text:span><text:span text:style-name="T468">int</text:span><text:span text:style-name="T469"><text:s/>c);</text:span></text:p>
      <text:p text:style-name="P470"/>
      <text:soft-page-break/>
      <text:p text:style-name="P471"><text:span text:style-name="T472"><text:tab/></text:span><text:span text:style-name="T473">public</text:span><text:span text:style-name="T474"><text:s/></text:span><text:span text:style-name="T475">void</text:span><text:span text:style-name="T476"><text:s/>setTextColor(</text:span><text:span text:style-name="T477">int</text:span><text:span text:style-name="T478"><text:s/>c);</text:span></text:p>
      <text:p text:style-name="P479"><text:span text:style-name="T480">}</text:span></text:p>
      <text:list text:style-name="LFO9" text:continue-numbering="true">
        <text:list-item>
          <text:list>
            <text:list-item>
              <text:p text:style-name="P481"><text:bookmark-start text:name="__RefHeading__1519_1749177402"/><text:bookmark-start text:name="_Toc373669978"/>Views<text:bookmark-end text:name="__RefHeading__1519_1749177402"/><text:bookmark-end text:name="_Toc373669978"/></text:p>
            </text:list-item>
          </text:list>
        </text:list-item>
      </text:list>
      <text:list text:style-name="LFO9" text:continue-numbering="true">
        <text:list-item>
          <text:list>
            <text:list-item>
              <text:list>
                <text:list-item>
                  <text:p text:style-name="P482"><text:bookmark-start text:name="__RefHeading__1521_1749177402"/><text:bookmark-start text:name="_Toc373669979"/><text:span text:style-name="T483">MapView</text:span><text:bookmark-end text:name="__RefHeading__1521_1749177402"/><text:bookmark-end text:name="_Toc373669979"/></text:p>
                </text:list-item>
              </text:list>
            </text:list-item>
          </text:list>
        </text:list-item>
      </text:list>
      <text:list text:style-name="LFO9" text:continue-numbering="true">
        <text:list-item>
          <text:list>
            <text:list-item>
              <text:list>
                <text:list-item>
                  <text:p text:style-name="P484"><text:bookmark-start text:name="__RefHeading__1523_1749177402"/><text:bookmark-start text:name="_Toc373669980"/><text:span text:style-name="T485">WalkInfoView</text:span><text:bookmark-end text:name="__RefHeading__1523_1749177402"/><text:bookmark-end text:name="_Toc373669980"/></text:p>
                </text:list-item>
              </text:list>
            </text:list-item>
          </text:list>
        </text:list-item>
      </text:list>
      <text:list text:style-name="LFO9" text:continue-numbering="true">
        <text:list-item>
          <text:list>
            <text:list-item>
              <text:list>
                <text:list-item>
                  <text:p text:style-name="P486"><text:bookmark-start text:name="__RefHeading__1525_1749177402"/><text:bookmark-start text:name="_Toc373669981"/><text:span text:style-name="T487">PopupView</text:span><text:bookmark-end text:name="__RefHeading__1525_1749177402"/><text:bookmark-end text:name="_Toc373669981"/></text:p>
                </text:list-item>
              </text:list>
            </text:list-item>
          </text:list>
        </text:list-item>
      </text:list>
      <text:list text:style-name="LFO9" text:continue-numbering="true">
        <text:list-item>
          <text:list>
            <text:list-item>
              <text:list>
                <text:list-item>
                  <text:p text:style-name="P488"><text:bookmark-start text:name="__RefHeading__1527_1749177402"/><text:bookmark-start text:name="_Toc373669982"/><text:span text:style-name="T489">PoiInfoView</text:span><text:bookmark-end text:name="__RefHeading__1527_1749177402"/><text:bookmark-end text:name="_Toc373669982"/></text:p>
                </text:list-item>
              </text:list>
            </text:list-item>
          </text:list>
        </text:list-item>
      </text:list>
      <text:list text:style-name="LFO9" text:continue-numbering="true">
        <text:list-item>
          <text:list>
            <text:list-item>
              <text:list>
                <text:list-item>
                  <text:p text:style-name="P490"><text:bookmark-start text:name="__RefHeading__1529_1749177402"/><text:bookmark-start text:name="_Toc373669983"/><text:span text:style-name="T491">PlacesVisitedView</text:span><text:bookmark-end text:name="__RefHeading__1529_1749177402"/><text:bookmark-end text:name="_Toc373669983"/></text:p>
                </text:list-item>
              </text:list>
            </text:list-item>
          </text:list>
        </text:list-item>
      </text:list>
      <text:list text:style-name="LFO9" text:continue-numbering="true">
        <text:list-item>
          <text:list>
            <text:list-item>
              <text:list>
                <text:list-item>
                  <text:p text:style-name="P492"><text:bookmark-start text:name="__RefHeading__1531_1749177402"/><text:bookmark-start text:name="_Toc373669984"/><text:span text:style-name="T493">WalkFinishedView</text:span><text:bookmark-end text:name="__RefHeading__1531_1749177402"/><text:bookmark-end text:name="_Toc373669984"/></text:p>
                </text:list-item>
              </text:list>
            </text:list-item>
          </text:list>
        </text:list-item>
      </text:list>
      <text:list text:style-name="LFO9" text:continue-numbering="true">
        <text:list-item>
          <text:list>
            <text:list-item>
              <text:list>
                <text:list-item>
                  <text:p text:style-name="P494"><text:bookmark-start text:name="__RefHeading__1533_1749177402"/><text:bookmark-start text:name="_Toc373669985"/><text:span text:style-name="T495">AddPoiView</text:span><text:bookmark-end text:name="__RefHeading__1533_1749177402"/><text:bookmark-end text:name="_Toc373669985"/></text:p>
                </text:list-item>
              </text:list>
            </text:list-item>
          </text:list>
        </text:list-item>
      </text:list>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list text:style-name="LFO9" text:continue-numbering="true">
        <text:list-item>
          <text:list>
            <text:list-item>
              <text:p text:style-name="P521"><text:bookmark-start text:name="__RefHeading__1535_1749177402"/><text:bookmark-start text:name="_Toc373669986"/>Models<text:bookmark-end text:name="__RefHeading__1535_1749177402"/><text:bookmark-end text:name="_Toc373669986"/></text:p>
            </text:list-item>
          </text:list>
        </text:list-item>
      </text:list>
      <text:list text:style-name="LFO9" text:continue-numbering="true">
        <text:list-item>
          <text:list>
            <text:list-item>
              <text:list>
                <text:list-item>
                  <text:p text:style-name="P522"><text:bookmark-start text:name="__RefHeading__1537_1749177402"/><text:bookmark-start text:name="_Toc373669987"/><text:span text:style-name="T523">WalkModel</text:span><text:bookmark-end text:name="__RefHeading__1537_1749177402"/><text:bookmark-end text:name="_Toc373669987"/></text:p>
                </text:list-item>
              </text:list>
            </text:list-item>
          </text:list>
        </text:list-item>
      </text:list>
      <text:p text:style-name="Standard"><text:span text:style-name="T524">public</text:span><text:span text:style-name="T525"><text:s/></text:span><text:span text:style-name="T526">class</text:span><text:span text:style-name="T527"><text:s/>WalkModel {</text:span><text:span text:style-name="T528"><text:tab/></text:span></text:p>
      <text:p text:style-name="Standard"><text:span text:style-name="T529"><text:tab/>public</text:span><text:span text:style-name="T530"><text:s/>WalkModel(</text:span><text:span text:style-name="T531">int</text:span><text:span text:style-name="T532"><text:s/>id,String title,Vector&lt;LocationPoint&gt; path,String shortDesc,String longDesc);</text:span></text:p>
      <text:p text:style-name="P533"/>
      <text:p text:style-name="P534"><text:span text:style-name="T535"><text:tab/></text:span><text:span text:style-name="T536">public</text:span><text:span text:style-name="T537"><text:s/>Vector&lt;LocationPoint&gt; getRoutePath();</text:span></text:p>
      <text:p text:style-name="P538"/>
      <text:p text:style-name="P539"><text:span text:style-name="T540"><text:tab/></text:span><text:span text:style-name="T541">public</text:span><text:span text:style-name="T542"><text:s/></text:span><text:span text:style-name="T543">double</text:span><text:span text:style-name="T544"><text:s/>getDistance();</text:span></text:p>
      <text:p text:style-name="P545"/>
      <text:p text:style-name="P546"><text:span text:style-name="T547"><text:tab/></text:span><text:span text:style-name="T548">public</text:span><text:span text:style-name="T549"><text:s/></text:span><text:span text:style-name="T550">double</text:span><text:span text:style-name="T551"><text:s/>getTimeTaken();</text:span></text:p>
      <text:p text:style-name="P552"/>
      <text:p text:style-name="P553"><text:span text:style-name="T554"><text:tab/></text:span><text:span text:style-name="T555">public</text:span><text:span text:style-name="T556"><text:s/>String getTitle();</text:span></text:p>
      <text:p text:style-name="P557"/>
      <text:p text:style-name="P558"><text:span text:style-name="T559"><text:tab/></text:span><text:span text:style-name="T560">public</text:span><text:span text:style-name="T561"><text:s/>String getShortDescription();</text:span></text:p>
      <text:p text:style-name="P562"/>
      <text:p text:style-name="P563"><text:span text:style-name="T564"><text:tab/></text:span><text:span text:style-name="T565">public</text:span><text:span text:style-name="T566"><text:s/></text:span><text:span text:style-name="T567">void</text:span><text:span text:style-name="T568"><text:s/>setShortDescription(String newShortDesc);</text:span></text:p>
      <text:p text:style-name="P569"/>
      <text:p text:style-name="P570"><text:span text:style-name="T571"><text:tab/></text:span><text:span text:style-name="T572">public</text:span><text:span text:style-name="T573"><text:s/>String getLongDescription();</text:span></text:p>
      <text:p text:style-name="P574"/>
      <text:p text:style-name="P575"><text:span text:style-name="T576"><text:tab/></text:span><text:span text:style-name="T577">public</text:span><text:span text:style-name="T578"><text:s/></text:span><text:span text:style-name="T579">void</text:span><text:span text:style-name="T580"><text:s/>setLongDescription(String newLongDesc);</text:span></text:p>
      <text:p text:style-name="P581"><text:span text:style-name="T582"><text:tab/>//...</text:span></text:p>
      <text:p text:style-name="P583"><text:span text:style-name="T584"><text:tab/></text:span><text:span text:style-name="T585">public</text:span><text:span text:style-name="T586"><text:s/></text:span><text:span text:style-name="T587">void</text:span><text:span text:style-name="T588"><text:s/>addLocation(LocationPoint point);</text:span></text:p>
      <text:list text:style-name="LFO9" text:continue-numbering="true">
        <text:list-item>
          <text:list>
            <text:list-item>
              <text:list>
                <text:list-item>
                  <text:p text:style-name="P589"><text:bookmark-start text:name="__RefHeading__1539_1749177402"/><text:bookmark-start text:name="_Toc373669988"/><text:span text:style-name="T590">LocationPoint</text:span><text:bookmark-end text:name="__RefHeading__1539_1749177402"/><text:bookmark-end text:name="_Toc373669988"/></text:p>
                </text:list-item>
              </text:list>
            </text:list-item>
          </text:list>
        </text:list-item>
      </text:list>
      <text:p text:style-name="Textbody"><text:span text:style-name="T591">public</text:span><text:span text:style-name="T592"><text:s/></text:span><text:span text:style-name="T593">class</text:span><text:span text:style-name="T594"><text:s/>LocationPoint {</text:span></text:p>
      <text:p text:style-name="Standard"><text:span text:style-name="T595"><text:tab/></text:span><text:span text:style-name="T596">public</text:span><text:span text:style-name="T597"><text:s/>LocationPoint(</text:span><text:span text:style-name="T598">double</text:span><text:span text:style-name="T599"><text:s/>x,</text:span><text:span text:style-name="T600">double</text:span><text:span text:style-name="T601"><text:s/>y);</text:span></text:p>
      <text:p text:style-name="P602"/>
      <text:p text:style-name="P603"><text:span text:style-name="T604"><text:tab/></text:span><text:span text:style-name="T605">public</text:span><text:span text:style-name="T606"><text:s/>LocationPoint(</text:span><text:span text:style-name="T607">double</text:span><text:span text:style-name="T608"><text:s/>x,</text:span><text:span text:style-name="T609">double</text:span><text:span text:style-name="T610"><text:s/>y,</text:span><text:span text:style-name="T611">double</text:span><text:span text:style-name="T612"><text:s/>time);</text:span></text:p>
      <text:p text:style-name="P613"/>
      <text:p text:style-name="P614"><text:span text:style-name="T615"><text:tab/></text:span><text:span text:style-name="T616">public</text:span><text:span text:style-name="T617"><text:s/></text:span><text:span text:style-name="T618">double</text:span><text:span text:style-name="T619"><text:s/>getTime();</text:span></text:p>
      <text:p text:style-name="P620"><text:span text:style-name="T621"><text:tab/></text:span></text:p>
      <text:p text:style-name="P622"><text:span text:style-name="T623"><text:tab/></text:span><text:span text:style-name="T624">public</text:span><text:span text:style-name="T625"><text:s/></text:span><text:span text:style-name="T626">double</text:span><text:span text:style-name="T627"><text:s/>getLongitude();</text:span></text:p>
      <text:p text:style-name="P628"/>
      <text:p text:style-name="P629"><text:span text:style-name="T630"><text:tab/></text:span><text:span text:style-name="T631">public</text:span><text:span text:style-name="T632"><text:s/></text:span><text:span text:style-name="T633">double</text:span><text:span text:style-name="T634"><text:s/>getLatitude();</text:span></text:p>
      <text:p text:style-name="P635"/>
      <text:p text:style-name="P636"><text:span text:style-name="T637"><text:tab/></text:span><text:span text:style-name="T638">protected</text:span><text:span text:style-name="T639"><text:s/></text:span><text:span text:style-name="T640">double</text:span><text:span text:style-name="T641"><text:s/>distanceTo(LocationPoint point);</text:span></text:p>
      <text:p text:style-name="P642"><text:span text:style-name="T643">}</text:span></text:p>
      <text:list text:style-name="LFO9" text:continue-numbering="true">
        <text:list-item>
          <text:list>
            <text:list-item>
              <text:list>
                <text:list-item>
                  <text:p text:style-name="P644"><text:bookmark-start text:name="__RefHeading__1541_1749177402"/><text:bookmark-start text:name="_Toc373669989"/><text:span text:style-name="T645">PointOfInterest</text:span><text:bookmark-end text:name="__RefHeading__1541_1749177402"/><text:bookmark-end text:name="_Toc373669989"/></text:p>
                </text:list-item>
              </text:list>
            </text:list-item>
          </text:list>
        </text:list-item>
      </text:list>
      <text:p text:style-name="Standard"><text:span text:style-name="T646">public</text:span><text:span text:style-name="T647"><text:s/></text:span><text:span text:style-name="T648">class</text:span><text:span text:style-name="T649"><text:s/>PointOfInterest<text:s/></text:span><text:span text:style-name="T650">extends</text:span><text:span text:style-name="T651"><text:s/>LocationPoint{</text:span></text:p>
      <text:p text:style-name="P652"/>
      <text:p text:style-name="P653"><text:span text:style-name="T654"><text:tab/></text:span><text:span text:style-name="T655">public</text:span><text:span text:style-name="T656"><text:s/>PointOfInterest(</text:span><text:span text:style-name="T657">double</text:span><text:span text:style-name="T658"><text:s/>x,</text:span><text:span text:style-name="T659">double</text:span><text:span text:style-name="T660"><text:s/>y);</text:span></text:p>
      <text:p text:style-name="P661"><text:span text:style-name="T662"><text:tab/></text:span></text:p>
      <text:p text:style-name="P663"><text:span text:style-name="T664"><text:tab/></text:span><text:span text:style-name="T665">public</text:span><text:span text:style-name="T666"><text:s/>Vector&lt;ImageInformation&gt; getImages();</text:span></text:p>
      <text:p text:style-name="P667"/>
      <text:p text:style-name="P668"><text:span text:style-name="T669"><text:tab/></text:span><text:span text:style-name="T670">public</text:span><text:span text:style-name="T671"><text:s/>String getDescription();</text:span></text:p>
      <text:p text:style-name="P672"/>
      <text:p text:style-name="P673"><text:span text:style-name="T674"><text:tab/></text:span><text:span text:style-name="T675">public</text:span><text:span text:style-name="T676"><text:s/></text:span><text:span text:style-name="T677">void</text:span><text:span text:style-name="T678"><text:s/>setDescription(String desc);</text:span></text:p>
      <text:soft-page-break/>
      <text:p text:style-name="P679"><text:span text:style-name="T680">}</text:span></text:p>
      <text:p text:style-name="P681"/>
      <text:p text:style-name="P682"/>
      <text:list text:style-name="LFO9" text:continue-numbering="true">
        <text:list-item>
          <text:list>
            <text:list-item>
              <text:p text:style-name="P683"><text:bookmark-start text:name="__RefHeading__1543_1749177402"/><text:bookmark-start text:name="_Toc373669990"/>Controllers<text:bookmark-end text:name="__RefHeading__1543_1749177402"/><text:bookmark-end text:name="_Toc373669990"/></text:p>
            </text:list-item>
          </text:list>
        </text:list-item>
      </text:list>
      <text:list text:style-name="LFO9" text:continue-numbering="true">
        <text:list-item>
          <text:list>
            <text:list-item>
              <text:list>
                <text:list-item>
                  <text:p text:style-name="P684"><text:bookmark-start text:name="__RefHeading__1545_1749177402"/><text:bookmark-start text:name="_Toc373669991"/><text:span text:style-name="T685">RouteRecorder</text:span><text:bookmark-end text:name="__RefHeading__1545_1749177402"/><text:bookmark-end text:name="_Toc373669991"/></text:p>
                </text:list-item>
              </text:list>
            </text:list-item>
          </text:list>
        </text:list-item>
      </text:list>
      <text:p text:style-name="Textbody"><text:span text:style-name="T686">public</text:span><text:span text:style-name="T687"><text:s/></text:span><text:span text:style-name="T688">class</text:span><text:span text:style-name="T689"><text:s/>RouteRecorder<text:s/></text:span><text:span text:style-name="T690">extends</text:span><text:span text:style-name="T691"><text:s/>Service<text:s/></text:span><text:span text:style-name="T692">implements</text:span><text:span text:style-name="T693"><text:s/>LocationListener{</text:span></text:p>
      <text:p text:style-name="Textbody"><text:span text:style-name="T694"><text:tab/>//not yet decided on</text:span></text:p>
      <text:p text:style-name="Textbody"><text:span text:style-name="T695">}</text:span></text:p>
      <text:list text:style-name="LFO9" text:continue-numbering="true">
        <text:list-item>
          <text:list>
            <text:list-item>
              <text:list>
                <text:list-item>
                  <text:p text:style-name="P696"><text:bookmark-start text:name="__RefHeading__1547_1749177402"/><text:bookmark-start text:name="_Toc373669992"/><text:span text:style-name="T697">WalkManager</text:span><text:bookmark-end text:name="__RefHeading__1547_1749177402"/><text:bookmark-end text:name="_Toc373669992"/></text:p>
                </text:list-item>
              </text:list>
            </text:list-item>
          </text:list>
        </text:list-item>
      </text:list>
      <text:p text:style-name="Standard"><text:span text:style-name="T698">public</text:span><text:span text:style-name="T699"><text:s/></text:span><text:span text:style-name="T700">class</text:span><text:span text:style-name="T701"><text:s/>WalkManager<text:s/></text:span><text:span text:style-name="T702">extends</text:span><text:span text:style-name="T703"><text:s/>SQLiteOpenHelper{</text:span></text:p>
      <text:p text:style-name="P704"><text:span text:style-name="T705"><text:tab/></text:span><text:span text:style-name="T706">public</text:span><text:span text:style-name="T707"><text:s/>WalkManager(Context context);</text:span></text:p>
      <text:p text:style-name="P708"><text:span text:style-name="T709"><text:tab/></text:span></text:p>
      <text:p text:style-name="P710"><text:span text:style-name="T711"><text:tab/></text:span><text:span text:style-name="T712">public</text:span><text:span text:style-name="T713"><text:s/></text:span><text:span text:style-name="T714">void</text:span><text:span text:style-name="T715"><text:s/>addWalkModel(WalkModel walk);</text:span></text:p>
      <text:p text:style-name="P716"/>
      <text:p text:style-name="P717"><text:span text:style-name="T718"><text:tab/></text:span><text:span text:style-name="T719">public</text:span><text:span text:style-name="T720"><text:s/>WalkModel getWalkByID(</text:span><text:span text:style-name="T721">int</text:span><text:span text:style-name="T722"><text:s/>index);</text:span></text:p>
      <text:p text:style-name="P723"/>
      <text:p text:style-name="P724"><text:span text:style-name="T725">}</text:span><text:bookmark-start text:name="__RefHeading__1549_1749177402"/></text:p>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list text:style-name="LFO9" text:continue-numbering="true">
        <text:list-item>
          <text:p text:style-name="P763"><text:bookmark-start text:name="_Toc373669993"/>DETAILED DESIGN<text:bookmark-end text:name="__RefHeading__1549_1749177402"/><text:bookmark-end text:name="_Toc373669993"/></text:p>
        </text:list-item>
      </text:list>
      <text:list text:style-name="LFO9" text:continue-numbering="true">
        <text:list-item>
          <text:list>
            <text:list-item>
              <text:p text:style-name="P764"><text:bookmark-start text:name="__RefHeading__1551_1749177402"/><text:bookmark-start text:name="_Toc373669994"/>Sequence Diagrams<text:bookmark-start text:name="__RefHeading__1553_1749177402"/><text:bookmark-end text:name="__RefHeading__1551_1749177402"/><text:bookmark-end text:name="_Toc373669994"/></text:p>
            </text:list-item>
          </text:list>
        </text:list-item>
      </text:list>
      <text:list text:style-name="LFO9" text:continue-numbering="true">
        <text:list-item>
          <text:list>
            <text:list-item>
              <text:p text:style-name="P765"><text:bookmark-start text:name="_Toc373669995"/><text:span text:style-name="T766">Significant algorithms</text:span><text:bookmark-start text:name="__RefHeading__1555_1749177402"/><text:bookmark-end text:name="__RefHeading__1553_1749177402"/><text:bookmark-end text:name="_Toc373669995"/></text:p>
            </text:list-item>
          </text:list>
        </text:list-item>
      </text:list>
      <text:list text:style-name="LFO9" text:continue-numbering="true">
        <text:list-item>
          <text:list>
            <text:list-item>
              <text:list>
                <text:list-item>
                  <text:p text:style-name="P767"><text:bookmark-start text:name="_Toc373669996"/><text:span text:style-name="T768">RouteRecorder Algorithm</text:span><text:bookmark-end text:name="__RefHeading__1555_1749177402"/><text:bookmark-end text:name="_Toc373669996"/></text:p>
                </text:list-item>
              </text:list>
            </text:list-item>
          </text:list>
        </text:list-item>
      </text:list>
      <text:p text:style-name="P769"><text:span text:style-name="T770">While( walk not finished) do</text:span></text:p>
      <text:p text:style-name="P771"><text:span text:style-name="T772"><text:tab/>get location</text:span></text:p>
      <text:p text:style-name="P773"><text:span text:style-name="T774"><text:tab/>if( distance between( new location, old location) bigger than X ) then</text:span></text:p>
      <text:p text:style-name="P775"><text:span text:style-name="T776"><text:tab/></text:span><text:span text:style-name="T777"><text:tab/>add new location to walkModel</text:span></text:p>
      <text:p text:style-name="P778"><text:span text:style-name="T779"><text:tab/>end if</text:span></text:p>
      <text:p text:style-name="P780"><text:span text:style-name="T781">end while</text:span></text:p>
      <text:list text:style-name="LFO9" text:continue-numbering="true">
        <text:list-item>
          <text:list>
            <text:list-item>
              <text:p text:style-name="P782"><text:bookmark-start text:name="__RefHeading__1557_1749177402"/><text:bookmark-start text:name="_Toc373669997"/><text:span text:style-name="T783">Significant data structures</text:span><text:bookmark-end text:name="__RefHeading__1557_1749177402"/><text:bookmark-end text:name="_Toc373669997"/></text:p>
            </text:list-item>
          </text:list>
        </text:list-item>
      </text:list>
      <text:p text:style-name="P784"><text:tab/>WalkModel,LocationPoint,PointOfInterest<text:bookmark-start text:name="__RefHeading__1624_231547790"/></text:p>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list text:style-name="LFO9" text:continue-numbering="true">
        <text:list-item>
          <text:p text:style-name="P805"><text:bookmark-start text:name="_Toc373669998"/><text:soft-page-break/><text:span text:style-name="T806">REFERENCES</text:span><text:bookmark-end text:name="__RefHeading__1624_231547790"/><text:bookmark-end text:name="_Toc373669998"/></text:p>
        </text:list-item>
      </text:list>
      <text:p text:style-name="P807"/>
      <text:p text:style-name="P808"/>
      <text:p text:style-name="P809"/>
      <text:list text:style-name="LFO9" text:continue-numbering="true">
        <text:list-item>
          <text:p text:style-name="P810"><text:bookmark-start text:name="__RefHeading__458_1210628608"/><text:bookmark-start text:name="_Toc373669999"/>DOCUMENT HISTORY<text:bookmark-end text:name="__RefHeading__458_1210628608"/><text:bookmark-end text:name="_Toc373669999"/></text:p>
        </text:list-item>
      </text:list>
      <text:p text:style-name="Textbody"/>
      <table:table table:style-name="Table811">
        <table:table-columns>
          <table:table-column table:style-name="TableColumn812"/>
          <table:table-column table:style-name="TableColumn813"/>
          <table:table-column table:style-name="TableColumn814"/>
          <table:table-column table:style-name="TableColumn815"/>
          <table:table-column table:style-name="TableColumn816"/>
        </table:table-columns>
        <table:table-row table:style-name="TableRow817">
          <table:table-cell table:style-name="TableCell818">
            <text:p text:style-name="P819">Version</text:p>
          </table:table-cell>
          <table:table-cell table:style-name="TableCell820">
            <text:p text:style-name="P821">CCF No.</text:p>
          </table:table-cell>
          <table:table-cell table:style-name="TableCell822">
            <text:p text:style-name="P823">Date</text:p>
          </table:table-cell>
          <table:table-cell table:style-name="TableCell824">
            <text:p text:style-name="P825">Changes Made to document</text:p>
          </table:table-cell>
          <table:table-cell table:style-name="TableCell826">
            <text:p text:style-name="P827">Changed by</text:p>
          </table:table-cell>
        </table:table-row>
        <table:table-row table:style-name="TableRow828">
          <table:table-cell table:style-name="TableCell829">
            <text:p text:style-name="P830">0.1</text:p>
          </table:table-cell>
          <table:table-cell table:style-name="TableCell831">
            <text:p text:style-name="P832">N/A</text:p>
          </table:table-cell>
          <table:table-cell table:style-name="TableCell833">
            <text:p text:style-name="P834">28/11/13</text:p>
          </table:table-cell>
          <table:table-cell table:style-name="TableCell835">
            <text:p text:style-name="P836">Created</text:p>
          </table:table-cell>
          <table:table-cell table:style-name="TableCell837">
            <text:p text:style-name="P838">HFB1</text:p>
          </table:table-cell>
        </table:table-row>
        <table:table-row table:style-name="TableRow839">
          <table:table-cell table:style-name="TableCell840">
            <text:p text:style-name="TableContents">1.0</text:p>
          </table:table-cell>
          <table:table-cell table:style-name="TableCell841">
            <text:p text:style-name="TableContents">N/A</text:p>
          </table:table-cell>
          <table:table-cell table:style-name="TableCell842">
            <text:p text:style-name="TableContents">1/12/13</text:p>
          </table:table-cell>
          <table:table-cell table:style-name="TableCell843">
            <text:p text:style-name="TableContents">Added sections created by other members.<text:s/></text:p>
            <text:p text:style-name="TableContents">Updated config reference</text:p>
            <text:p text:style-name="TableContents">Updated layout.<text:s/></text:p>
          </table:table-cell>
          <table:table-cell table:style-name="TableCell844">
            <text:p text:style-name="TableContents">MDA</text:p>
          </table:table-cell>
        </table:table-row>
      </table:table>
      <text:p text:style-name="P8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modern" style:font-pitch="fixed"/>
    <style:font-face style:name="WenQuanYi Micro Hei" svg:font-family="WenQuanYi Micro Hei" style:font-family-generic="modern" style:font-pitch="fixed"/>
    <style:font-face style:name="OpenSymbol" svg:font-family="OpenSymbol" style:font-family-generic="system"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MU Serif" svg:font-family="CMU Serif"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Monaco" svg:font-family="Monac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roid Sans Mono" style:font-name-asian="WenQuanYi Micro Hei"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Spacing" style:display-name="No Spacing" style:family="paragraph">
      <style:text-properties style:font-name-complex="Mangal" style:font-size-complex="10.5pt" fo:hyphenate="false"/>
    </style:style>
    <style:style style:name="TOCHeading" style:display-name="TOC Heading" style:family="paragraph" style:parent-style-name="Heading1" style:next-style-name="Normal">
      <style:paragraph-properties fo:keep-together="always" fo:widows="2" fo:orphans="2" style:vertical-align="auto" fo:margin-bottom="0in" fo:line-height="107%"/>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fo:language="en" fo:country="US"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Citation" style:display-name="Citation" style:family="text">
      <style:text-properties fo:font-style="italic" style:font-style-asian="italic" style:font-style-complex="italic"/>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CMU Serif" style:font-name-asian="Droid Sans" style:font-name-complex="Lohit Hind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10LVL1" style:family="text">
      <style:text-properties style:font-name="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MU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1972in" text:min-label-width="0.3in" text:list-level-position-and-space-mode="label-alignment">
          <style:list-level-label-alignment text:label-followed-by="listtab" fo:margin-left="0.4972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1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2" style:num-suffix="." style:num-format="a" style:num-letter-sync="true">
        <style:list-level-properties text:space-before="1.3in" text:min-label-width="0.25in" text:list-level-position-and-space-mode="label-alignment">
          <style:list-level-label-alignment text:label-followed-by="listtab" fo:margin-left="1.55in" fo:text-indent="-0.25in"/>
        </style:list-level-properties>
      </text:list-level-style-number>
      <text:list-level-style-number text:level="3" style:num-suffix="." style:num-format="i">
        <style:list-level-properties fo:text-align="end" text:space-before="1.925in" text:min-label-width="0.125in" text:list-level-position-and-space-mode="label-alignment">
          <style:list-level-label-alignment text:label-followed-by="listtab" fo:margin-left="2.05in" fo:text-indent="-0.125in"/>
        </style:list-level-properties>
      </text:list-level-style-number>
      <text:list-level-style-number text:level="4" style:num-suffix="." style:num-format="1">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5" style:num-suffix="." style:num-format="a" style:num-letter-sync="true">
        <style:list-level-properties text:space-before="2.8in" text:min-label-width="0.25in" text:list-level-position-and-space-mode="label-alignment">
          <style:list-level-label-alignment text:label-followed-by="listtab" fo:margin-left="3.05in" fo:text-indent="-0.25in"/>
        </style:list-level-properties>
      </text:list-level-style-number>
      <text:list-level-style-number text:level="6" style:num-suffix="." style:num-format="i">
        <style:list-level-properties fo:text-align="end" text:space-before="3.425in" text:min-label-width="0.125in" text:list-level-position-and-space-mode="label-alignment">
          <style:list-level-label-alignment text:label-followed-by="listtab" fo:margin-left="3.55in" fo:text-indent="-0.125in"/>
        </style:list-level-properties>
      </text:list-level-style-number>
      <text:list-level-style-number text:level="7" style:num-suffix="." style:num-format="1">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8" style:num-suffix="." style:num-format="a" style:num-letter-sync="true">
        <style:list-level-properties text:space-before="4.3in" text:min-label-width="0.25in" text:list-level-position-and-space-mode="label-alignment">
          <style:list-level-label-alignment text:label-followed-by="listtab" fo:margin-left="4.55in" fo:text-indent="-0.25in"/>
        </style:list-level-properties>
      </text:list-level-style-number>
      <text:list-level-style-number text:level="9" style:num-suffix="." style:num-format="i">
        <style:list-level-properties fo:text-align="end" text:space-before="4.925in" text:min-label-width="0.125in" text:list-level-position-and-space-mode="label-alignment">
          <style:list-level-label-alignment text:label-followed-by="listtab" fo:margin-left="5.0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 style:family="paragraph">
      <style:text-properties style:font-name="CMU Serif" fo:font-size="10pt" style:font-size-asian="10pt" style:font-size-complex="10pt"/>
    </style:style>
    <style:style style:name="T3" style:parent-style-name="DefaultParagraphFont" style:family="text">
      <style:text-properties style:font-name="CMU Serif" fo:font-size="10pt" style:font-size-asian="10pt" style:font-size-complex="10pt"/>
    </style:style>
    <style:style style:name="T4" style:parent-style-name="DefaultParagraphFont" style:family="text">
      <style:text-properties style:font-name="CMU Serif" fo:font-size="10pt" style:font-size-asian="10pt" style:font-size-complex="10pt"/>
    </style:style>
    <style:style style:name="T5" style:parent-style-name="DefaultParagraphFont" style:family="text">
      <style:text-properties style:font-name="CMU Serif" fo:font-style="italic" style:font-style-asian="italic" style:font-style-complex="italic" fo:font-size="10pt" style:font-size-asian="10pt" style:font-size-complex="10pt"/>
    </style:style>
    <style:style style:name="T6" style:parent-style-name="DefaultParagraphFont" style:family="text">
      <style:text-properties style:font-name="CMU Serif" fo:font-style="italic" style:font-style-asian="italic" style:font-style-complex="italic" fo:font-size="10pt" style:font-size-asian="10pt" style:font-size-complex="10pt"/>
    </style:style>
    <style:style style:name="T7" style:parent-style-name="DefaultParagraphFont" style:family="text">
      <style:text-properties style:font-name="CMU Serif" fo:font-style="italic" style:font-style-asian="italic" style:font-style-complex="italic" fo:font-size="10pt" style:font-size-asian="10pt" style:font-size-complex="10pt"/>
    </style:style>
    <style:style style:name="T8" style:parent-style-name="DefaultParagraphFont" style:family="text">
      <style:text-properties style:font-name="CMU Serif" fo:font-style="italic" style:font-style-asian="italic" style:font-style-complex="italic" fo:font-size="10pt" style:font-size-asian="10pt" style:font-size-complex="10pt"/>
    </style:style>
  </office:automatic-styles>
  <office:master-styles>
    <style:master-page style:name="MP0" style:page-layout-name="PL0">
      <style:header>
        <text:p text:style-name="P2"><text:bookmark-start text:name="__RefHeading__700_18174886101"/>Software Engineering Group Projects – Design Specification<text:tab/><text:tab/><text:tab/><text:s/>Version 1.0 (Draft)<text:bookmark-end text:name="__RefHeading__700_18174886101"/></text:p>
      </style:header>
      <style:footer>
        <text:p text:style-name="Footer"><text:span text:style-name="T3">COMPUTER SCIENCE / ABERYSTWYTH UNIVERSITY<text:s/></text:span><text:span text:style-name="T4"><text:tab/></text:span><text:span text:style-name="T5">Page<text:s/></text:span><text:span text:style-name="T6"><text:page-number text:fixed="false">16</text:page-number></text:span><text:span text:style-name="T7"><text:s/>of<text:s/></text:span><text:span text:style-name="T8"><text:page-count>16</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sopefoluwa David Adejumo [mda]</meta:initial-creator>
    <dc:creator>shopsD</dc:creator>
    <meta:creation-date>2013-12-01T14:04:00Z</meta:creation-date>
    <dc:date>2013-12-01T14:04:00Z</dc:date>
    <meta:template xlink:href="Normal.dotm" xlink:type="simple"/>
    <meta:editing-cycles>2</meta:editing-cycles>
    <meta:editing-duration>PT0S</meta:editing-duration>
    <meta:document-statistic meta:page-count="16" meta:paragraph-count="24" meta:word-count="1865" meta:character-count="12477" meta:row-count="88" meta:non-whitespace-character-count="10636"/>
  </office:meta>
</office:document-meta>
</file>